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11.419cm" table:align="left"/>
    </style:style>
    <style:style style:name="Table1.A" style:family="table-column">
      <style:table-column-properties style:column-width="2.088cm"/>
    </style:style>
    <style:style style:name="Table1.B" style:family="table-column">
      <style:table-column-properties style:column-width="2.353cm"/>
    </style:style>
    <style:style style:name="Table1.C" style:family="table-column">
      <style:table-column-properties style:column-width="2.221cm"/>
    </style:style>
    <style:style style:name="Table1.D" style:family="table-column">
      <style:table-column-properties style:column-width="4.757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575cm"/>
    </style:style>
    <style:style style:name="Table2.B" style:family="table-column">
      <style:table-column-properties style:column-width="5.255cm"/>
    </style:style>
    <style:style style:name="Table2.C" style:family="table-column">
      <style:table-column-properties style:column-width="8.17cm"/>
    </style:style>
    <style:style style:name="Table2.A1" style:family="table-cell">
      <style:table-cell-properties style:vertical-align="middle" fo:padding="0.049cm" fo:border="none"/>
    </style:style>
    <style:style style:name="Table3" style:family="table">
      <style:table-properties style:width="14.159cm" table:align="left"/>
    </style:style>
    <style:style style:name="Table3.A" style:family="table-column">
      <style:table-column-properties style:column-width="2.235cm"/>
    </style:style>
    <style:style style:name="Table3.B" style:family="table-column">
      <style:table-column-properties style:column-width="1.48cm"/>
    </style:style>
    <style:style style:name="Table3.C" style:family="table-column">
      <style:table-column-properties style:column-width="10.444cm"/>
    </style:style>
    <style:style style:name="Table3.A1" style:family="table-cell">
      <style:table-cell-properties style:vertical-align="middle" fo:padding="0.049cm" fo:border="none"/>
    </style:style>
    <style:style style:name="Table4" style:family="table">
      <style:table-properties style:width="11.035cm" table:align="left"/>
    </style:style>
    <style:style style:name="Table4.A" style:family="table-column">
      <style:table-column-properties style:column-width="2.117cm"/>
    </style:style>
    <style:style style:name="Table4.B" style:family="table-column">
      <style:table-column-properties style:column-width="1.48cm"/>
    </style:style>
    <style:style style:name="Table4.C" style:family="table-column">
      <style:table-column-properties style:column-width="7.438cm"/>
    </style:style>
    <style:style style:name="Table4.A1" style:family="table-cell">
      <style:table-cell-properties style:vertical-align="middle" fo:padding="0.049cm" fo:border="none"/>
    </style:style>
    <style:style style:name="Table5" style:family="table">
      <style:table-properties style:width="2.854cm" table:align="left"/>
    </style:style>
    <style:style style:name="Table5.A" style:family="table-column">
      <style:table-column-properties style:column-width="1.529cm"/>
    </style:style>
    <style:style style:name="Table5.B" style:family="table-column">
      <style:table-column-properties style:column-width="1.325cm"/>
    </style:style>
    <style:style style:name="Table5.A1" style:family="table-cell">
      <style:table-cell-properties style:vertical-align="middle" fo:padding="0.049cm" fo:border="none"/>
    </style:style>
    <style:style style:name="Table6" style:family="table">
      <style:table-properties style:width="3.607cm" table:align="left"/>
    </style:style>
    <style:style style:name="Table6.A" style:family="table-column">
      <style:table-column-properties style:column-width="2.071cm"/>
    </style:style>
    <style:style style:name="Table6.B" style:family="table-column">
      <style:table-column-properties style:column-width="1.536cm"/>
    </style:style>
    <style:style style:name="Table6.A1" style:family="table-cell">
      <style:table-cell-properties style:vertical-align="middle" fo:padding="0.049cm" fo:border="none"/>
    </style:style>
    <style:style style:name="Table7" style:family="table">
      <style:table-properties style:width="3.089cm" table:align="left"/>
    </style:style>
    <style:style style:name="Table7.A" style:family="table-column">
      <style:table-column-properties style:column-width="1.764cm"/>
    </style:style>
    <style:style style:name="Table7.B" style:family="table-column">
      <style:table-column-properties style:column-width="1.325cm"/>
    </style:style>
    <style:style style:name="Table7.A1" style:family="table-cell">
      <style:table-cell-properties style:vertical-align="middle" fo:padding="0.049cm" fo:border="none"/>
    </style:style>
    <style:style style:name="Table8" style:family="table">
      <style:table-properties style:width="12.146cm" table:align="left"/>
    </style:style>
    <style:style style:name="Table8.A" style:family="table-column">
      <style:table-column-properties style:column-width="4.092cm"/>
    </style:style>
    <style:style style:name="Table8.B" style:family="table-column">
      <style:table-column-properties style:column-width="1.15cm"/>
    </style:style>
    <style:style style:name="Table8.C" style:family="table-column">
      <style:table-column-properties style:column-width="2.42cm"/>
    </style:style>
    <style:style style:name="Table8.D" style:family="table-column">
      <style:table-column-properties style:column-width="2.233cm"/>
    </style:style>
    <style:style style:name="Table8.E" style:family="table-column">
      <style:table-column-properties style:column-width="2.251cm"/>
    </style:style>
    <style:style style:name="Table8.A1" style:family="table-cell">
      <style:table-cell-properties style:vertical-align="middle" fo:padding="0.049cm" fo:border="none"/>
    </style:style>
    <style:style style:name="P1" style:family="paragraph" style:parent-style-name="Standard">
      <style:text-properties officeooo:rsid="001aa50a" officeooo:paragraph-rsid="001aa50a"/>
    </style:style>
    <style:style style:name="P2" style:family="paragraph" style:parent-style-name="Text_20_body">
      <style:text-properties officeooo:rsid="001aa50a"/>
    </style:style>
    <style:style style:name="P3" style:family="paragraph" style:parent-style-name="Heading_20_3">
      <style:text-properties officeooo:rsid="001aa50a"/>
    </style:style>
    <style:style style:name="P4" style:family="paragraph" style:parent-style-name="Text_20_body" style:list-style-name="L1">
      <style:text-properties officeooo:rsid="001aa50a"/>
    </style:style>
    <style:style style:name="P5" style:family="paragraph" style:parent-style-name="Text_20_body" style:list-style-name="L2">
      <style:text-properties officeooo:rsid="001aa50a"/>
    </style:style>
    <style:style style:name="P6" style:family="paragraph" style:parent-style-name="Horizontal_20_Line">
      <style:text-properties officeooo:rsid="001aa50a"/>
    </style:style>
    <style:style style:name="P7" style:family="paragraph" style:parent-style-name="Text_20_body" style:list-style-name="L3">
      <style:text-properties officeooo:rsid="001aa50a"/>
    </style:style>
    <style:style style:name="P8" style:family="paragraph" style:parent-style-name="Heading_20_2">
      <style:text-properties officeooo:rsid="001aa50a"/>
    </style:style>
    <style:style style:name="P9" style:family="paragraph" style:parent-style-name="Preformatted_20_Text">
      <style:paragraph-properties fo:margin-left="0cm" fo:margin-right="0cm" fo:text-indent="0cm" style:auto-text-indent="false" style:writing-mode="lr-tb"/>
      <style:text-properties officeooo:rsid="001aa50a"/>
    </style:style>
    <style:style style:name="P10" style:family="paragraph" style:parent-style-name="Preformatted_20_Text">
      <style:paragraph-properties style:writing-mode="lr-tb"/>
      <style:text-properties officeooo:rsid="001aa50a"/>
    </style:style>
    <style:style style:name="P11" style:family="paragraph" style:parent-style-name="Preformatted_20_Text">
      <style:paragraph-properties fo:margin-top="0cm" fo:margin-bottom="0.499cm" style:contextual-spacing="false" style:writing-mode="lr-tb"/>
      <style:text-properties officeooo:rsid="001aa50a"/>
    </style:style>
    <style:style style:name="P12" style:family="paragraph" style:parent-style-name="Text_20_body" style:list-style-name="L4">
      <style:text-properties officeooo:rsid="001aa50a"/>
    </style:style>
    <style:style style:name="P13" style:family="paragraph" style:parent-style-name="Text_20_body" style:list-style-name="L5">
      <style:text-properties officeooo:rsid="001aa50a"/>
    </style:style>
    <style:style style:name="P14" style:family="paragraph" style:parent-style-name="Preformatted_20_Text">
      <style:paragraph-properties fo:margin-left="0cm" fo:margin-right="0cm" fo:margin-top="0cm" fo:margin-bottom="0.499cm" style:contextual-spacing="false" fo:text-indent="0cm" style:auto-text-indent="false" style:writing-mode="lr-tb"/>
      <style:text-properties officeooo:rsid="001aa50a"/>
    </style:style>
    <style:style style:name="P15" style:family="paragraph" style:parent-style-name="Text_20_body" style:list-style-name="L6">
      <style:text-properties officeooo:rsid="001aa50a"/>
    </style:style>
    <style:style style:name="P16" style:family="paragraph" style:parent-style-name="Text_20_body" style:list-style-name="L7">
      <style:text-properties officeooo:rsid="001aa50a"/>
    </style:style>
    <style:style style:name="P17" style:family="paragraph" style:parent-style-name="Text_20_body" style:list-style-name="L8">
      <style:text-properties officeooo:rsid="001aa50a"/>
    </style:style>
    <style:style style:name="P18" style:family="paragraph" style:parent-style-name="Text_20_body" style:list-style-name="L9">
      <style:text-properties officeooo:rsid="001aa50a"/>
    </style:style>
    <style:style style:name="P19" style:family="paragraph" style:parent-style-name="Text_20_body" style:list-style-name="L10">
      <style:text-properties officeooo:rsid="001aa50a"/>
    </style:style>
    <style:style style:name="P20" style:family="paragraph" style:parent-style-name="Text_20_body" style:list-style-name="L11">
      <style:text-properties officeooo:rsid="001aa50a"/>
    </style:style>
    <style:style style:name="P21" style:family="paragraph" style:parent-style-name="Text_20_body" style:list-style-name="L12">
      <style:text-properties officeooo:rsid="001aa50a"/>
    </style:style>
    <style:style style:name="P22" style:family="paragraph" style:parent-style-name="Text_20_body" style:list-style-name="L13">
      <style:text-properties officeooo:rsid="001aa50a"/>
    </style:style>
    <style:style style:name="P23" style:family="paragraph" style:parent-style-name="Text_20_body" style:list-style-name="L14">
      <style:text-properties officeooo:rsid="001aa50a"/>
    </style:style>
    <style:style style:name="P24" style:family="paragraph" style:parent-style-name="Text_20_body" style:list-style-name="L15">
      <style:text-properties officeooo:rsid="001aa50a"/>
    </style:style>
    <style:style style:name="P25" style:family="paragraph" style:parent-style-name="Text_20_body" style:list-style-name="L16">
      <style:text-properties officeooo:rsid="001aa50a"/>
    </style:style>
    <style:style style:name="P26" style:family="paragraph" style:parent-style-name="Text_20_body" style:list-style-name="L17">
      <style:text-properties officeooo:rsid="001aa50a"/>
    </style:style>
    <style:style style:name="P27" style:family="paragraph" style:parent-style-name="Text_20_body" style:list-style-name="L18">
      <style:text-properties officeooo:rsid="001aa50a"/>
    </style:style>
    <style:style style:name="P28" style:family="paragraph" style:parent-style-name="Text_20_body" style:list-style-name="L19">
      <style:text-properties officeooo:rsid="001aa50a"/>
    </style:style>
    <style:style style:name="P29" style:family="paragraph" style:parent-style-name="Text_20_body" style:list-style-name="L20">
      <style:text-properties officeooo:rsid="001aa50a"/>
    </style:style>
    <style:style style:name="P30" style:family="paragraph" style:parent-style-name="Text_20_body" style:list-style-name="L21">
      <style:text-properties officeooo:rsid="001aa50a"/>
    </style:style>
    <style:style style:name="P31" style:family="paragraph" style:parent-style-name="Text_20_body" style:list-style-name="L22">
      <style:text-properties officeooo:rsid="001aa50a"/>
    </style:style>
    <style:style style:name="P32" style:family="paragraph" style:parent-style-name="Text_20_body" style:list-style-name="L23">
      <style:text-properties officeooo:rsid="001aa50a"/>
    </style:style>
    <style:style style:name="P33" style:family="paragraph" style:parent-style-name="Text_20_body" style:list-style-name="L24">
      <style:text-properties officeooo:rsid="001aa50a"/>
    </style:style>
    <style:style style:name="P34" style:family="paragraph" style:parent-style-name="Text_20_body" style:list-style-name="L25">
      <style:text-properties officeooo:rsid="001aa50a"/>
    </style:style>
    <style:style style:name="P35" style:family="paragraph" style:parent-style-name="Text_20_body" style:list-style-name="L26">
      <style:text-properties officeooo:rsid="001aa50a"/>
    </style:style>
    <style:style style:name="P36" style:family="paragraph" style:parent-style-name="Text_20_body" style:list-style-name="L27">
      <style:text-properties officeooo:rsid="001aa50a"/>
    </style:style>
    <style:style style:name="P37" style:family="paragraph" style:parent-style-name="Text_20_body" style:list-style-name="L28">
      <style:text-properties officeooo:rsid="001aa50a"/>
    </style:style>
    <style:style style:name="P38" style:family="paragraph" style:parent-style-name="Text_20_body" style:list-style-name="L29">
      <style:text-properties officeooo:rsid="001aa50a"/>
    </style:style>
    <style:style style:name="P39" style:family="paragraph" style:parent-style-name="Text_20_body" style:list-style-name="L30">
      <style:text-properties officeooo:rsid="001aa50a"/>
    </style:style>
    <style:style style:name="P40" style:family="paragraph" style:parent-style-name="Text_20_body" style:list-style-name="L31">
      <style:text-properties officeooo:rsid="001aa50a"/>
    </style:style>
    <style:style style:name="P41" style:family="paragraph" style:parent-style-name="Text_20_body" style:list-style-name="L32">
      <style:text-properties officeooo:rsid="001aa50a"/>
    </style:style>
    <style:style style:name="P42" style:family="paragraph" style:parent-style-name="Text_20_body" style:list-style-name="L33">
      <style:text-properties officeooo:rsid="001aa50a"/>
    </style:style>
    <style:style style:name="P43" style:family="paragraph" style:parent-style-name="Text_20_body" style:list-style-name="L34">
      <style:text-properties officeooo:rsid="001aa50a"/>
    </style:style>
    <style:style style:name="P44" style:family="paragraph" style:parent-style-name="Text_20_body" style:list-style-name="L35">
      <style:text-properties officeooo:rsid="001aa50a"/>
    </style:style>
    <style:style style:name="P45" style:family="paragraph" style:parent-style-name="Text_20_body" style:list-style-name="L36">
      <style:text-properties officeooo:rsid="001aa50a"/>
    </style:style>
    <style:style style:name="P46" style:family="paragraph" style:parent-style-name="Text_20_body" style:list-style-name="L37">
      <style:text-properties officeooo:rsid="001aa50a"/>
    </style:style>
    <style:style style:name="P47" style:family="paragraph" style:parent-style-name="Preformatted_20_Text" style:list-style-name="L37">
      <style:paragraph-properties fo:margin-left="0cm" fo:margin-right="0cm" fo:margin-top="0cm" fo:margin-bottom="0.499cm" style:contextual-spacing="false" fo:text-indent="0cm" style:auto-text-indent="false" style:writing-mode="lr-tb"/>
      <style:text-properties officeooo:rsid="001aa50a"/>
    </style:style>
    <style:style style:name="P48" style:family="paragraph" style:parent-style-name="Text_20_body" style:list-style-name="L38">
      <style:text-properties officeooo:rsid="001aa50a"/>
    </style:style>
    <style:style style:name="P49" style:family="paragraph" style:parent-style-name="Text_20_body" style:list-style-name="L39">
      <style:text-properties officeooo:rsid="001aa50a"/>
    </style:style>
    <style:style style:name="P50" style:family="paragraph" style:parent-style-name="Text_20_body" style:list-style-name="L40">
      <style:text-properties officeooo:rsid="001aa50a"/>
    </style:style>
    <style:style style:name="P51" style:family="paragraph" style:parent-style-name="Text_20_body" style:list-style-name="L41">
      <style:text-properties officeooo:rsid="001aa50a"/>
    </style:style>
    <style:style style:name="P52" style:family="paragraph" style:parent-style-name="Text_20_body" style:list-style-name="L42">
      <style:text-properties officeooo:rsid="001aa50a"/>
    </style:style>
    <style:style style:name="P53" style:family="paragraph" style:parent-style-name="Text_20_body" style:list-style-name="L43">
      <style:text-properties officeooo:rsid="001aa50a"/>
    </style:style>
    <style:style style:name="P54" style:family="paragraph" style:parent-style-name="Text_20_body" style:list-style-name="L44">
      <style:text-properties officeooo:rsid="001aa50a"/>
    </style:style>
    <style:style style:name="P55" style:family="paragraph" style:parent-style-name="Text_20_body" style:list-style-name="L45">
      <style:text-properties officeooo:rsid="001aa50a"/>
    </style:style>
    <style:style style:name="P56" style:family="paragraph" style:parent-style-name="Text_20_body" style:list-style-name="L46">
      <style:text-properties officeooo:rsid="001aa50a"/>
    </style:style>
    <style:style style:name="P57" style:family="paragraph" style:parent-style-name="Text_20_body" style:list-style-name="L47">
      <style:text-properties officeooo:rsid="001aa50a"/>
    </style:style>
    <style:style style:name="P58" style:family="paragraph" style:parent-style-name="Text_20_body" style:list-style-name="L48">
      <style:text-properties officeooo:rsid="001aa50a"/>
    </style:style>
    <style:style style:name="P59" style:family="paragraph" style:parent-style-name="Text_20_body" style:list-style-name="L49">
      <style:text-properties officeooo:rsid="001aa50a"/>
    </style:style>
    <style:style style:name="P60" style:family="paragraph" style:parent-style-name="Text_20_body" style:list-style-name="L50">
      <style:text-properties officeooo:rsid="001aa50a"/>
    </style:style>
    <style:style style:name="P61" style:family="paragraph" style:parent-style-name="Text_20_body" style:list-style-name="L51">
      <style:text-properties officeooo:rsid="001aa50a"/>
    </style:style>
    <style:style style:name="P62" style:family="paragraph" style:parent-style-name="Text_20_body" style:list-style-name="L52">
      <style:text-properties officeooo:rsid="001aa50a"/>
    </style:style>
    <style:style style:name="P63" style:family="paragraph" style:parent-style-name="Text_20_body" style:list-style-name="L53">
      <style:text-properties officeooo:rsid="001aa50a"/>
    </style:style>
    <style:style style:name="P64" style:family="paragraph" style:parent-style-name="Text_20_body" style:list-style-name="L54">
      <style:text-properties officeooo:rsid="001aa50a"/>
    </style:style>
    <style:style style:name="P65" style:family="paragraph" style:parent-style-name="Text_20_body" style:list-style-name="L55">
      <style:text-properties officeooo:rsid="001aa50a"/>
    </style:style>
    <style:style style:name="P66" style:family="paragraph" style:parent-style-name="Text_20_body" style:list-style-name="L56">
      <style:text-properties officeooo:rsid="001aa50a"/>
    </style:style>
    <style:style style:name="P67" style:family="paragraph" style:parent-style-name="Text_20_body" style:list-style-name="L57">
      <style:text-properties officeooo:rsid="001aa50a"/>
    </style:style>
    <style:style style:name="P68" style:family="paragraph" style:parent-style-name="Text_20_body" style:list-style-name="L58">
      <style:text-properties officeooo:rsid="001aa50a"/>
    </style:style>
    <style:style style:name="P69" style:family="paragraph" style:parent-style-name="Text_20_body" style:list-style-name="L59">
      <style:text-properties officeooo:rsid="001aa50a"/>
    </style:style>
    <style:style style:name="P70" style:family="paragraph" style:parent-style-name="Text_20_body" style:list-style-name="L60">
      <style:text-properties officeooo:rsid="001aa50a"/>
    </style:style>
    <style:style style:name="P71" style:family="paragraph" style:parent-style-name="Text_20_body" style:list-style-name="L61">
      <style:text-properties officeooo:rsid="001aa50a"/>
    </style:style>
    <style:style style:name="P72" style:family="paragraph" style:parent-style-name="Text_20_body" style:list-style-name="L62">
      <style:text-properties officeooo:rsid="001aa50a"/>
    </style:style>
    <style:style style:name="P73" style:family="paragraph" style:parent-style-name="Text_20_body" style:list-style-name="L63">
      <style:text-properties officeooo:rsid="001aa50a"/>
    </style:style>
    <style:style style:name="P74" style:family="paragraph" style:parent-style-name="Text_20_body" style:list-style-name="L64">
      <style:text-properties officeooo:rsid="001aa50a"/>
    </style:style>
    <style:style style:name="P75" style:family="paragraph" style:parent-style-name="Text_20_body" style:list-style-name="L65">
      <style:text-properties officeooo:rsid="001aa50a"/>
    </style:style>
    <style:style style:name="P76" style:family="paragraph" style:parent-style-name="Text_20_body" style:list-style-name="L66">
      <style:text-properties officeooo:rsid="001aa50a"/>
    </style:style>
    <style:style style:name="P77" style:family="paragraph" style:parent-style-name="Text_20_body" style:list-style-name="L67">
      <style:text-properties officeooo:rsid="001aa50a"/>
    </style:style>
    <style:style style:name="P78" style:family="paragraph" style:parent-style-name="Text_20_body" style:list-style-name="L68">
      <style:text-properties officeooo:rsid="001aa50a"/>
    </style:style>
    <style:style style:name="P79" style:family="paragraph" style:parent-style-name="Text_20_body" style:list-style-name="L69">
      <style:text-properties officeooo:rsid="001aa50a"/>
    </style:style>
    <style:style style:name="P80" style:family="paragraph" style:parent-style-name="Text_20_body" style:list-style-name="L70">
      <style:text-properties officeooo:rsid="001aa50a"/>
    </style:style>
    <style:style style:name="P81" style:family="paragraph" style:parent-style-name="Text_20_body" style:list-style-name="L71">
      <style:text-properties officeooo:rsid="001aa50a"/>
    </style:style>
    <style:style style:name="P82" style:family="paragraph" style:parent-style-name="Text_20_body" style:list-style-name="L72">
      <style:text-properties officeooo:rsid="001aa50a"/>
    </style:style>
    <style:style style:name="P83" style:family="paragraph" style:parent-style-name="Quotations">
      <style:text-properties officeooo:rsid="001aa50a"/>
    </style:style>
    <style:style style:name="P84" style:family="paragraph" style:parent-style-name="Text_20_body" style:list-style-name="L73">
      <style:text-properties officeooo:rsid="001aa50a"/>
    </style:style>
    <style:style style:name="P85" style:family="paragraph" style:parent-style-name="Text_20_body" style:list-style-name="L74">
      <style:text-properties officeooo:rsid="001aa50a"/>
    </style:style>
    <style:style style:name="P86" style:family="paragraph" style:parent-style-name="Text_20_body" style:list-style-name="L75">
      <style:text-properties officeooo:rsid="001aa50a"/>
    </style:style>
    <style:style style:name="P87" style:family="paragraph" style:parent-style-name="Text_20_body" style:list-style-name="L76">
      <style:text-properties officeooo:rsid="001aa50a"/>
    </style:style>
    <style:style style:name="P88" style:family="paragraph" style:parent-style-name="Text_20_body" style:list-style-name="L77">
      <style:text-properties officeooo:rsid="001aa50a"/>
    </style:style>
    <style:style style:name="P89" style:family="paragraph" style:parent-style-name="Text_20_body" style:list-style-name="L78">
      <style:text-properties officeooo:rsid="001aa50a"/>
    </style:style>
    <style:style style:name="P90" style:family="paragraph" style:parent-style-name="Text_20_body" style:list-style-name="L79">
      <style:text-properties officeooo:rsid="001aa50a"/>
    </style:style>
    <style:style style:name="P91" style:family="paragraph" style:parent-style-name="Text_20_body" style:list-style-name="L80">
      <style:text-properties officeooo:rsid="001aa50a"/>
    </style:style>
    <style:style style:name="P92" style:family="paragraph" style:parent-style-name="Text_20_body" style:list-style-name="L81">
      <style:text-properties officeooo:rsid="001aa50a"/>
    </style:style>
    <style:style style:name="P93" style:family="paragraph" style:parent-style-name="Text_20_body" style:list-style-name="L82">
      <style:text-properties officeooo:rsid="001aa50a"/>
    </style:style>
    <style:style style:name="P94" style:family="paragraph" style:parent-style-name="Text_20_body" style:list-style-name="L83">
      <style:text-properties officeooo:rsid="001aa50a"/>
    </style:style>
    <style:style style:name="P95" style:family="paragraph" style:parent-style-name="Text_20_body" style:list-style-name="L84">
      <style:text-properties officeooo:rsid="001aa50a"/>
    </style:style>
    <style:style style:name="P96" style:family="paragraph" style:parent-style-name="Text_20_body" style:list-style-name="L85">
      <style:text-properties officeooo:rsid="001aa50a"/>
    </style:style>
    <style:style style:name="P97" style:family="paragraph" style:parent-style-name="Text_20_body" style:list-style-name="L86">
      <style:text-properties officeooo:rsid="001aa50a"/>
    </style:style>
    <style:style style:name="P98" style:family="paragraph" style:parent-style-name="Text_20_body" style:list-style-name="L87">
      <style:text-properties officeooo:rsid="001aa50a"/>
    </style:style>
    <style:style style:name="P99" style:family="paragraph" style:parent-style-name="Text_20_body" style:list-style-name="L88">
      <style:text-properties officeooo:rsid="001aa50a"/>
    </style:style>
    <style:style style:name="P100" style:family="paragraph" style:parent-style-name="Text_20_body" style:list-style-name="L89">
      <style:text-properties officeooo:rsid="001aa50a"/>
    </style:style>
    <style:style style:name="P101" style:family="paragraph" style:parent-style-name="Text_20_body" style:list-style-name="L90">
      <style:text-properties officeooo:rsid="001aa50a"/>
    </style:style>
    <style:style style:name="P102" style:family="paragraph" style:parent-style-name="Text_20_body" style:list-style-name="L91">
      <style:text-properties officeooo:rsid="001aa50a"/>
    </style:style>
    <style:style style:name="P103" style:family="paragraph" style:parent-style-name="Text_20_body" style:list-style-name="L92">
      <style:text-properties officeooo:rsid="001aa50a"/>
    </style:style>
    <style:style style:name="P104" style:family="paragraph" style:parent-style-name="Text_20_body" style:list-style-name="L93">
      <style:text-properties officeooo:rsid="001aa50a"/>
    </style:style>
    <style:style style:name="P105" style:family="paragraph" style:parent-style-name="Text_20_body" style:list-style-name="L94">
      <style:text-properties officeooo:rsid="001aa50a"/>
    </style:style>
    <style:style style:name="P106" style:family="paragraph" style:parent-style-name="Heading_20_4">
      <style:text-properties officeooo:rsid="001aa50a"/>
    </style:style>
    <style:style style:name="P107" style:family="paragraph" style:parent-style-name="Table_20_Contents">
      <style:text-properties fo:font-size="2pt" style:font-size-asian="2pt" style:font-size-complex="2pt"/>
    </style:style>
    <style:style style:name="P108" style:family="paragraph" style:parent-style-name="Text_20_body" style:list-style-name="L95">
      <style:text-properties officeooo:rsid="001aa50a"/>
    </style:style>
    <style:style style:name="P109" style:family="paragraph" style:parent-style-name="Text_20_body" style:list-style-name="L96">
      <style:text-properties officeooo:rsid="001aa50a"/>
    </style:style>
    <style:style style:name="P110" style:family="paragraph" style:parent-style-name="Text_20_body" style:list-style-name="L97">
      <style:text-properties officeooo:rsid="001aa50a"/>
    </style:style>
    <style:style style:name="P111" style:family="paragraph" style:parent-style-name="Text_20_body" style:list-style-name="L98">
      <style:text-properties officeooo:rsid="001aa50a"/>
    </style:style>
    <style:style style:name="P112" style:family="paragraph" style:parent-style-name="Text_20_body" style:list-style-name="L99">
      <style:text-properties officeooo:rsid="001aa50a"/>
    </style:style>
    <style:style style:name="P113" style:family="paragraph" style:parent-style-name="Text_20_body" style:list-style-name="L100">
      <style:text-properties officeooo:rsid="001aa50a"/>
    </style:style>
    <style:style style:name="P114" style:family="paragraph" style:parent-style-name="Text_20_body" style:list-style-name="L101">
      <style:text-properties officeooo:rsid="001aa50a"/>
    </style:style>
    <style:style style:name="P115" style:family="paragraph" style:parent-style-name="Text_20_body" style:list-style-name="L102">
      <style:text-properties officeooo:rsid="001aa50a"/>
    </style:style>
    <style:style style:name="P116" style:family="paragraph" style:parent-style-name="Text_20_body" style:list-style-name="L103">
      <style:text-properties officeooo:rsid="001aa50a"/>
    </style:style>
    <style:style style:name="P117" style:family="paragraph" style:parent-style-name="Text_20_body" style:list-style-name="L104">
      <style:text-properties officeooo:rsid="001aa50a"/>
    </style:style>
    <style:style style:name="P118" style:family="paragraph" style:parent-style-name="Text_20_body" style:list-style-name="L105">
      <style:text-properties officeooo:rsid="001aa50a"/>
    </style:style>
    <style:style style:name="P119" style:family="paragraph" style:parent-style-name="Text_20_body" style:list-style-name="L106">
      <style:text-properties officeooo:rsid="001aa50a"/>
    </style:style>
    <style:style style:name="P120" style:family="paragraph" style:parent-style-name="Text_20_body" style:list-style-name="L107">
      <style:text-properties officeooo:rsid="001aa50a"/>
    </style:style>
    <style:style style:name="P121" style:family="paragraph" style:parent-style-name="Text_20_body" style:list-style-name="L108">
      <style:text-properties officeooo:rsid="001aa50a"/>
    </style:style>
    <style:style style:name="P122" style:family="paragraph" style:parent-style-name="Preformatted_20_Text" style:list-style-name="L108">
      <style:paragraph-properties fo:margin-left="0cm" fo:margin-right="0cm" fo:margin-top="0cm" fo:margin-bottom="0.499cm" style:contextual-spacing="false" fo:text-indent="0cm" style:auto-text-indent="false" style:writing-mode="lr-tb"/>
      <style:text-properties officeooo:rsid="001aa50a"/>
    </style:style>
    <style:style style:name="P123" style:family="paragraph" style:parent-style-name="Text_20_body" style:list-style-name="L109">
      <style:text-properties officeooo:rsid="001aa50a"/>
    </style:style>
    <style:style style:name="P124" style:family="paragraph" style:parent-style-name="Text_20_body" style:list-style-name="L110">
      <style:text-properties officeooo:rsid="001aa50a"/>
    </style:style>
    <style:style style:name="P125" style:family="paragraph" style:parent-style-name="Text_20_body" style:list-style-name="L111">
      <style:text-properties officeooo:rsid="001aa50a"/>
    </style:style>
    <style:style style:name="P126" style:family="paragraph" style:parent-style-name="Text_20_body" style:list-style-name="L112">
      <style:text-properties officeooo:rsid="001aa50a"/>
    </style:style>
    <style:style style:name="P127" style:family="paragraph" style:parent-style-name="Text_20_body" style:list-style-name="L113">
      <style:text-properties officeooo:rsid="001aa50a"/>
    </style:style>
    <style:style style:name="P128" style:family="paragraph" style:parent-style-name="Text_20_body" style:list-style-name="L114">
      <style:text-properties officeooo:rsid="001aa50a"/>
    </style:style>
    <style:style style:name="P129" style:family="paragraph" style:parent-style-name="Heading_20_1">
      <style:text-properties officeooo:rsid="001aa50a"/>
    </style:style>
    <style:style style:name="P130" style:family="paragraph" style:parent-style-name="Text_20_body" style:list-style-name="L115">
      <style:text-properties officeooo:rsid="001aa50a"/>
    </style:style>
    <style:style style:name="P131" style:family="paragraph" style:parent-style-name="Preformatted_20_Text" style:list-style-name="L115">
      <style:paragraph-properties fo:margin-left="0cm" fo:margin-right="0cm" fo:text-indent="0cm" style:auto-text-indent="false" style:writing-mode="lr-tb"/>
      <style:text-properties officeooo:rsid="001aa50a"/>
    </style:style>
    <style:style style:name="P132" style:family="paragraph" style:parent-style-name="Preformatted_20_Text" style:list-style-name="L115">
      <style:paragraph-properties fo:margin-top="0cm" fo:margin-bottom="0.499cm" style:contextual-spacing="false" style:writing-mode="lr-tb"/>
      <style:text-properties officeooo:rsid="001aa50a"/>
    </style:style>
    <style:style style:name="P133" style:family="paragraph" style:parent-style-name="Text_20_body" style:list-style-name="L116">
      <style:text-properties officeooo:rsid="001aa50a"/>
    </style:style>
    <style:style style:name="P134" style:family="paragraph" style:parent-style-name="Text_20_body" style:list-style-name="L117">
      <style:text-properties officeooo:rsid="001aa50a"/>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3">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4">
      <text:list-level-style-number text:level="1" text:style-name="Numbering_20_Symbols" loext:num-list-format="%1%." style:num-suffix="." style:num-format="1" text:start-value="1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5">
      <text:list-level-style-number text:level="1" text:style-name="Numbering_20_Symbols" loext:num-list-format="%1%." style:num-suffix="." style:num-format="1" text:start-value="1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6">
      <text:list-level-style-number text:level="1" text:style-name="Numbering_20_Symbols" loext:num-list-format="%1%." style:num-suffix="." style:num-format="1" text:start-value="1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7">
      <text:list-level-style-number text:level="1" text:style-name="Numbering_20_Symbols" loext:num-list-format="%1%." style:num-suffix="." style:num-format="1" text:start-value="2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shboard notes</text:p>
      <text:p text:style-name="P1"/>
      <text:p text:style-name="P1">dashboard.js fetch('dashboard.json') .then(res =&gt; res.json()) .then(data =&gt; { renderMeta(data.meta); renderKPIs(data.kpis); renderWidgets(data.widgets); }); function renderMeta(meta) { document.getElementById('last-updated').textContent = <text:span text:style-name="Source_20_Text">Last updated: ${new Date(meta.generated_at).toLocaleString()}</text:span>; } function renderKPIs(kpis) { const container = document.getElementById('kpis'); container.innerHTML = ''; kpis.forEach(kpi =&gt; { const div = document.createElement('div'); div.className = 'kpi'; div.innerHTML = &lt;div class="kpi-label"&gt;${kpi.label}&lt;/div&gt; &lt;div class="kpi-value"&gt;${kpi.value.toLocaleString()}&lt;/div&gt; <text:span text:style-name="Source_20_Text">; </text:span>container.appendChild(div); }); } function renderWidgets(widgets) { const container = document.getElementById('widgets'); widgets.forEach(widget =&gt; { if (widget.type === 'line') { renderLineWidget(widget, container); } }); } function renderLineWidget(widget, container) { const div = document.createElement('div'); div.className = 'widget'; const title = document.createElement('h2'); title.textContent = widget.title; const list = document.createElement('ul'); widget.data.forEach(point =&gt; { const li = document.createElement('li'); li.textContent = <text:span text:style-name="Source_20_Text">${point.month}: ${point.value.toLocaleString()}</text:span>; list.appendChild(li); }); div.appendChild(title); div.appendChild(list); container.appendChild(div); } index.html &lt;!DOCTYPE html&gt; &lt;html lang="en"&gt; &lt;head&gt; &lt;meta charset="UTF-8"&gt; &lt;title&gt;Library Dashboard&lt;/title&gt; &lt;link rel="stylesheet" href="dashboard.css"&gt; &lt;/head&gt; &lt;body&gt; &lt;header&gt; &lt;h1&gt;Library Dashboard&lt;/h1&gt; &lt;p id="last-updated"&gt;&lt;/p&gt; &lt;/header&gt; &lt;section id="kpis"&gt;KPI&lt;/section&gt; &lt;section id="widgets"&gt;WIDGET&lt;/section&gt; &lt;script src="dashboard.js"&gt;&lt;/script&gt; &lt;/body&gt; &lt;/html&gt; json file { "meta": { "generated_at": "2026-01-03T02:15:00Z", "academic_year": "2025–26" }, "kpis": [ { "id": "total_loans", "label": "Total Loans", "value": 184320 }, { "id": "active_borrowers", "label": "Active Borrowers", "value": 12408 }, { "id": "never_borrowed", "label": "Items Never Borrowed", "value": 6842 } ], "widgets": [ { "id": "loans_by_month", "type": "line", "title": "Loans by Month", "data": [ { "month": "Sep", "value": 31240 }, { "month": "Oct", "value": 35610 }, { "month": "Nov", "value": 33890 } ] } ] } css body { font-family: system-ui, Arial, sans-serif; margin: 2rem; } header { margin-bottom: 2rem; } #kpis { display: grid; grid-template-columns: repeat(auto-fit, minmax(200px, 1fr)); gap: 1rem; margin-bottom: 2rem; } .kpi { border: 1px solid #ddd; padding: 1rem; border-radius: 6px; } .kpi-label { color: #555; font-size: 0.9rem; } .kpi-value { font-size: 2rem; font-weight: bold; } .widget { border: 1px solid #ddd; padding: 1rem; border-radius: 6px; margin-bottom: 2rem; } </text:p>
      <text:p text:style-name="P2">Got it — you’ve dropped the whole mini-dashboard stack 👍<text:line-break/>Before I guess wrong, let me sanity-check what you want help with.</text:p>
      <text:p text:style-name="P2">Right now this code <text:span text:style-name="Strong_20_Emphasis">should work as-is</text:span> <text:span text:style-name="Emphasis">if</text:span> it’s served over HTTP (not opened as a local file). The most common gotchas here are:</text:p>
      <text:h text:style-name="P3" text:outline-level="3">Things that are already correct ✅</text:h>
      <text:list text:style-name="L1">
        <text:list-item>
          <text:p text:style-name="P4"><text:span text:style-name="Source_20_Text">fetch('dashboard.json')</text:span> → fine if the JSON is in the same directory</text:p>
        </text:list-item>
        <text:list-item>
          <text:p text:style-name="P4">Rendering KPIs + widgets → logic is clean and readable</text:p>
        </text:list-item>
        <text:list-item>
          <text:p text:style-name="P4">DOM structure matches the JS (<text:span text:style-name="Source_20_Text">#kpis</text:span>, <text:span text:style-name="Source_20_Text">#widgets</text:span>, <text:span text:style-name="Source_20_Text">#last-updated</text:span>)</text:p>
        </text:list-item>
        <text:list-item>
          <text:p text:style-name="P4">JSON shape matches what your render functions expect</text:p>
        </text:list-item>
        <text:list-item>
          <text:p text:style-name="P4">CSS grid for KPIs → solid choice</text:p>
        </text:list-item>
      </text:list>
      <text:h text:style-name="P3" text:outline-level="3"><text:soft-page-break/>Common issues people hit with this setup ⚠️</text:h>
      <text:list text:style-name="L2">
        <text:list-item>
          <text:p text:style-name="P5"><text:span text:style-name="Strong_20_Emphasis">Opening </text:span><text:span text:style-name="Strong_20_Emphasis"><text:span text:style-name="Source_20_Text">index.html</text:span></text:span><text:span text:style-name="Strong_20_Emphasis"> directly (file://)</text:span><text:line-break/><text:span text:style-name="Source_20_Text">fetch()</text:span> will fail silently or throw a CORS error.<text:line-break/>👉 Needs to be run via a local server.</text:p>
        </text:list-item>
        <text:list-item>
          <text:p text:style-name="P5"><text:span text:style-name="Strong_20_Emphasis">dashboard.json not being found</text:span><text:line-break/>Wrong folder or filename mismatch.</text:p>
        </text:list-item>
        <text:list-item>
          <text:p text:style-name="P5"><text:span text:style-name="Strong_20_Emphasis">Dates showing in local timezone</text:span><text:line-break/>(Not wrong, just something people often ask about.)</text:p>
        </text:list-item>
      </text:list>
      <text:p text:style-name="P6"/>
      <text:h text:style-name="P3" text:outline-level="3">One quick question so I can help precisely:</text:h>
      <text:p text:style-name="P2">Are you:</text:p>
      <text:list text:style-name="L3">
        <text:list-item>
          <text:p text:style-name="P7">❓ Seeing an error in the console?</text:p>
        </text:list-item>
        <text:list-item>
          <text:p text:style-name="P7">❓ Not seeing any data render?</text:p>
        </text:list-item>
        <text:list-item>
          <text:p text:style-name="P7">❓ Wanting to improve it (charts instead of <text:span text:style-name="Source_20_Text">&lt;ul&gt;</text:span>, styling, refactor, etc.)?</text:p>
        </text:list-item>
        <text:list-item>
          <text:p text:style-name="P7">❓ Or just asking for a review / explanation?</text:p>
        </text:list-item>
      </text:list>
      <text:p text:style-name="P2">Tell me which one (or paste the console error), and I’ll zero straight in.</text:p>
      <text:p text:style-name="P2">nope this is just scene setting and I am going to add some more json data. This will initially be extracted from koha manually in a report. Once that is done and working I will be looking to add a cron script to the server to email the data updated each month/day depending on appropriate time scales</text:p>
      <text:p text:style-name="P2">Ahhh got it — thanks for the context. This is a nice, sensible pipeline you’re setting up 👍<text:line-break/>You’re basically doing:</text:p>
      <text:p text:style-name="P2"><text:span text:style-name="Strong_20_Emphasis">Koha → manual report → JSON → static dashboard → later automation</text:span></text:p>
      <text:p text:style-name="P2">That’s a very sane way to build this without over-engineering too early.</text:p>
      <text:p text:style-name="P2">Here’s how I’d think about the <text:span text:style-name="Emphasis">next steps</text:span>, with future-you in mind.</text:p>
      <text:p text:style-name="P6"/>
      <text:h text:style-name="P8" text:outline-level="2">1. Shape the JSON for growth (now, while it’s easy)</text:h>
      <text:p text:style-name="P2">Before you add more data, it’s worth locking in a <text:span text:style-name="Strong_20_Emphasis">predictable structure</text:span> so future reports + cron jobs don’t turn into spaghetti.</text:p>
      <text:p text:style-name="P2">You’re already halfway there. I’d suggest:</text:p>
      <text:p text:style-name="P9"><text:span text:style-name="Source_20_Text">{</text:span></text:p>
      <text:p text:style-name="P10"><text:span text:style-name="Source_20_Text"><text:s text:c="2"/>"meta": {</text:span></text:p>
      <text:p text:style-name="P10"><text:span text:style-name="Source_20_Text"><text:s text:c="4"/>"generated_at": "2026-01-03T02:15:00Z",</text:span></text:p>
      <text:p text:style-name="P10"><text:span text:style-name="Source_20_Text"><text:s text:c="4"/>"academic_year": "2025–26",</text:span></text:p>
      <text:p text:style-name="P10"><text:span text:style-name="Source_20_Text"><text:s text:c="4"/>"source": "Koha",</text:span></text:p>
      <text:p text:style-name="P10"><text:span text:style-name="Source_20_Text"><text:s text:c="4"/>"period": "monthly"</text:span></text:p>
      <text:p text:style-name="P10"><text:span text:style-name="Source_20_Text"><text:s text:c="2"/>},</text:span></text:p>
      <text:p text:style-name="P10"><text:soft-page-break/><text:span text:style-name="Source_20_Text"><text:s text:c="2"/>"kpis": [],</text:span></text:p>
      <text:p text:style-name="P10"><text:span text:style-name="Source_20_Text"><text:s text:c="2"/>"widgets": []</text:span></text:p>
      <text:p text:style-name="P11"><text:span text:style-name="Source_20_Text">}</text:span></text:p>
      <text:p text:style-name="P2">Why:</text:p>
      <text:list text:style-name="L4">
        <text:list-item>
          <text:p text:style-name="P12"><text:span text:style-name="Source_20_Text">source</text:span> → handy once automation kicks in</text:p>
        </text:list-item>
        <text:list-item>
          <text:p text:style-name="P12"><text:span text:style-name="Source_20_Text">period</text:span> → lets you mix daily / monthly dashboards later without guessing</text:p>
        </text:list-item>
        <text:list-item>
          <text:p text:style-name="P12">Future scripts can validate this before emailing</text:p>
        </text:list-item>
      </text:list>
      <text:p text:style-name="P6"/>
      <text:h text:style-name="P8" text:outline-level="2">2. When pulling from Koha manually (short-term)</text:h>
      <text:p text:style-name="P2">When you’re exporting reports from Koha:</text:p>
      <text:list text:style-name="L5">
        <text:list-item>
          <text:p text:style-name="P13">Try to <text:span text:style-name="Strong_20_Emphasis">export CSV</text:span>, then convert → JSON</text:p>
        </text:list-item>
        <text:list-item>
          <text:p text:style-name="P13">Keep the <text:span text:style-name="Emphasis">report SQL</text:span> versioned (even just a <text:span text:style-name="Source_20_Text">.sql</text:span> file in the repo)</text:p>
        </text:list-item>
      </text:list>
      <text:p text:style-name="P2">If you’re comfortable with shell / Python later, this becomes trivial:</text:p>
      <text:p text:style-name="P14"><text:span text:style-name="Source_20_Text">csvjson koha_report.csv &gt; dashboard.json</text:span></text:p>
      <text:p text:style-name="P2">(or a tiny Python script once fields need reshaping)</text:p>
      <text:p text:style-name="P6"/>
      <text:h text:style-name="P8" text:outline-level="2">3. Plan the cron + email flow (without building it yet)</text:h>
      <text:p text:style-name="P2">When you get to automation, the clean mental model is:</text:p>
      <text:p text:style-name="P9"><text:span text:style-name="Source_20_Text">cron</text:span></text:p>
      <text:p text:style-name="P10"><text:span text:style-name="Source_20_Text"><text:s/>└─ run report (or fetch from Koha DB)</text:span></text:p>
      <text:p text:style-name="P10"><text:span text:style-name="Source_20_Text"><text:s text:c="4"/>└─ transform to JSON</text:span></text:p>
      <text:p text:style-name="P10"><text:span text:style-name="Source_20_Text"><text:s text:c="7"/>└─ overwrite dashboard.json</text:span></text:p>
      <text:p text:style-name="P11"><text:span text:style-name="Source_20_Text"><text:s text:c="10"/>└─ email summary + attachment / link</text:span></text:p>
      <text:h text:style-name="P3" text:outline-level="3">Cron cadence suggestion</text:h>
      <text:list text:style-name="L6">
        <text:list-item>
          <text:p text:style-name="P15"><text:span text:style-name="Strong_20_Emphasis">KPIs</text:span> → monthly is usually plenty</text:p>
        </text:list-item>
        <text:list-item>
          <text:p text:style-name="P15"><text:span text:style-name="Strong_20_Emphasis">Trend widgets</text:span> → monthly or termly</text:p>
        </text:list-item>
        <text:list-item>
          <text:p text:style-name="P15"><text:span text:style-name="Strong_20_Emphasis">Daily stats</text:span> → only if someone actually uses them</text:p>
        </text:list-item>
      </text:list>
      <text:p text:style-name="P2">(If no one asks for daily numbers, don’t give them daily numbers 😉)</text:p>
      <text:p text:style-name="P6"/>
      <text:h text:style-name="P8" text:outline-level="2">4. Emailing: keep it boring and reliable</text:h>
      <text:p text:style-name="P2">When you get there, simplest options:</text:p>
      <text:list text:style-name="L7">
        <text:list-item>
          <text:p text:style-name="P16"><text:span text:style-name="Source_20_Text">cron + mailx</text:span> (rock solid)</text:p>
        </text:list-item>
        <text:list-item>
          <text:p text:style-name="P16"><text:soft-page-break/>or a tiny Python script using <text:span text:style-name="Source_20_Text">smtplib</text:span></text:p>
        </text:list-item>
        <text:list-item>
          <text:p text:style-name="P16">Attach the JSON <text:span text:style-name="Strong_20_Emphasis">and</text:span> include a human-readable summary in the email body</text:p>
        </text:list-item>
      </text:list>
      <text:p text:style-name="P2">Example email body idea:</text:p>
      <text:p text:style-name="P9"><text:span text:style-name="Source_20_Text">Library Dashboard Update – Jan 2026</text:span></text:p>
      <text:p text:style-name="P10"/>
      <text:p text:style-name="P10"><text:span text:style-name="Source_20_Text">Total loans: 184,320 (+6.4%)</text:span></text:p>
      <text:p text:style-name="P10"><text:span text:style-name="Source_20_Text">Active borrowers: 12,408 (+3.1%)</text:span></text:p>
      <text:p text:style-name="P10"><text:span text:style-name="Source_20_Text">Items never borrowed: 6,842 (-2.0%)</text:span></text:p>
      <text:p text:style-name="P10"/>
      <text:p text:style-name="P11"><text:span text:style-name="Source_20_Text">Dashboard updated at: 02:15</text:span></text:p>
      <text:p text:style-name="P2">You can calculate deltas later once you store the previous JSON.</text:p>
      <text:p text:style-name="P6"/>
      <text:h text:style-name="P8" text:outline-level="2">5. Tiny future-proofing tweak (optional but smart)</text:h>
      <text:p text:style-name="P2">If you expect more widget types, this will scale better:</text:p>
      <text:p text:style-name="P9"><text:span text:style-name="Source_20_Text">const widgetRenderers = {</text:span></text:p>
      <text:p text:style-name="P10"><text:span text:style-name="Source_20_Text"><text:s text:c="2"/>line: renderLineWidget</text:span></text:p>
      <text:p text:style-name="P10"><text:span text:style-name="Source_20_Text">};</text:span></text:p>
      <text:p text:style-name="P10"/>
      <text:p text:style-name="P10"><text:span text:style-name="Source_20_Text">function renderWidgets(widgets) {</text:span></text:p>
      <text:p text:style-name="P10"><text:span text:style-name="Source_20_Text"><text:s text:c="2"/>const container = document.getElementById('widgets');</text:span></text:p>
      <text:p text:style-name="P10"><text:span text:style-name="Source_20_Text"><text:s text:c="2"/>container.innerHTML = '';</text:span></text:p>
      <text:p text:style-name="P10"/>
      <text:p text:style-name="P10"><text:span text:style-name="Source_20_Text"><text:s text:c="2"/>widgets.forEach(widget =&gt; {</text:span></text:p>
      <text:p text:style-name="P10"><text:span text:style-name="Source_20_Text"><text:s text:c="4"/>const renderer = widgetRenderers[widget.type];</text:span></text:p>
      <text:p text:style-name="P10"><text:span text:style-name="Source_20_Text"><text:s text:c="4"/>if (renderer) renderer(widget, container);</text:span></text:p>
      <text:p text:style-name="P10"><text:span text:style-name="Source_20_Text"><text:s text:c="2"/>});</text:span></text:p>
      <text:p text:style-name="P11"><text:span text:style-name="Source_20_Text">}</text:span></text:p>
      <text:p text:style-name="P2">You’ll thank yourself when <text:span text:style-name="Source_20_Text">"bar"</text:span> or <text:span text:style-name="Source_20_Text">"table"</text:span> shows up.</text:p>
      <text:p text:style-name="P6"/>
      <text:h text:style-name="P8" text:outline-level="2">6. You’re doing the right thing 👍</text:h>
      <text:p text:style-name="P2">Honestly:</text:p>
      <text:list text:style-name="L8">
        <text:list-item>
          <text:p text:style-name="P17">Static JSON</text:p>
        </text:list-item>
        <text:list-item>
          <text:p text:style-name="P17">No framework</text:p>
        </text:list-item>
        <text:list-item>
          <text:p text:style-name="P17">No DB</text:p>
        </text:list-item>
        <text:list-item>
          <text:p text:style-name="P17">No premature automation</text:p>
        </text:list-item>
      </text:list>
      <text:p text:style-name="P2">That’s <text:span text:style-name="Emphasis">exactly</text:span> how dashboards like this should start.</text:p>
      <text:p text:style-name="P2">When you’re ready, next natural steps I can help with:</text:p>
      <text:list text:style-name="L9">
        <text:list-item>
          <text:p text:style-name="P18">Designing Koha SQL reports</text:p>
        </text:list-item>
        <text:list-item>
          <text:p text:style-name="P18">CSV → JSON transform script</text:p>
        </text:list-item>
        <text:list-item>
          <text:p text:style-name="P18"><text:soft-page-break/>Cron + email script</text:p>
        </text:list-item>
        <text:list-item>
          <text:p text:style-name="P18">Turning that <text:span text:style-name="Source_20_Text">&lt;ul&gt;</text:span> into a real chart (still no heavy JS libs if you don’t want them)</text:p>
        </text:list-item>
      </text:list>
      <text:p text:style-name="P2">Just say the word when you’re ready to move to the next piece.</text:p>
      <text:p text:style-name="P2">why not format the sql output to json formatting, rather than csv?</text:p>
      <text:p text:style-name="P2">Short answer: <text:span text:style-name="Strong_20_Emphasis">you absolutely can</text:span> — and in some setups it’s a great idea.<text:line-break/>Longer answer: it depends on <text:span text:style-name="Strong_20_Emphasis">how Koha lets you get the data out</text:span> and <text:span text:style-name="Strong_20_Emphasis">how much control you have</text:span>.</text:p>
      <text:p text:style-name="P2">Let’s break it down pragmatically.</text:p>
      <text:p text:style-name="P6"/>
      <text:h text:style-name="P8" text:outline-level="2">1. Can Koha SQL output JSON directly?</text:h>
      <text:h text:style-name="P3" text:outline-level="3">If you’re running SQL <text:span text:style-name="Strong_20_Emphasis">inside Koha’s “Saved Reports” UI</text:span></text:h>
      <text:p text:style-name="P2">👉 <text:span text:style-name="Strong_20_Emphasis">Usually no (or painfully limited)</text:span></text:p>
      <text:p text:style-name="P2">Reasons:</text:p>
      <text:list text:style-name="L10">
        <text:list-item>
          <text:p text:style-name="P19">Koha runs reports through its own UI layer</text:p>
        </text:list-item>
        <text:list-item>
          <text:p text:style-name="P19">Output formats are basically:</text:p>
          <text:list>
            <text:list-item>
              <text:p text:style-name="P19">HTML table</text:p>
            </text:list-item>
            <text:list-item>
              <text:p text:style-name="P19">CSV</text:p>
            </text:list-item>
          </text:list>
        </text:list-item>
        <text:list-item>
          <text:p text:style-name="P19">Even if MySQL/MariaDB <text:span text:style-name="Emphasis">supports</text:span> <text:span text:style-name="Source_20_Text">JSON_OBJECT()</text:span>, Koha often:</text:p>
          <text:list>
            <text:list-item>
              <text:p text:style-name="P19">strips functions</text:p>
            </text:list-item>
            <text:list-item>
              <text:p text:style-name="P19">mangles formatting</text:p>
            </text:list-item>
            <text:list-item>
              <text:p text:style-name="P19">or forces tabular output anyway</text:p>
            </text:list-item>
          </text:list>
        </text:list-item>
      </text:list>
      <text:p text:style-name="P2">So you <text:span text:style-name="Emphasis">can</text:span> write JSON-looking strings… but Koha will still wrap them in a table.</text:p>
      <text:p text:style-name="P2">Result: <text:span text:style-name="Strong_20_Emphasis">JSON-shaped text inside CSV</text:span> 😬</text:p>
      <text:p text:style-name="P6"/>
      <text:h text:style-name="P8" text:outline-level="2">2. If you have direct DB access (cron / server-side)</text:h>
      <text:p text:style-name="P2">This is where JSON output shines ✨</text:p>
      <text:h text:style-name="P3" text:outline-level="3">MySQL / MariaDB example (KPIs)</text:h>
      <text:p text:style-name="P9"><text:span text:style-name="Source_20_Text">SELECT JSON_OBJECT(</text:span></text:p>
      <text:p text:style-name="P10"><text:span text:style-name="Source_20_Text"><text:s text:c="2"/>'generated_at', NOW(),</text:span></text:p>
      <text:p text:style-name="P10"><text:span text:style-name="Source_20_Text"><text:s text:c="2"/>'total_loans', COUNT(*),</text:span></text:p>
      <text:p text:style-name="P10"><text:span text:style-name="Source_20_Text"><text:s text:c="2"/>'active_borrowers', COUNT(DISTINCT borrower_id)</text:span></text:p>
      <text:p text:style-name="P10"><text:span text:style-name="Source_20_Text">) AS dashboard_json</text:span></text:p>
      <text:p text:style-name="P10"><text:span text:style-name="Source_20_Text">FROM issues</text:span></text:p>
      <text:p text:style-name="P11"><text:span text:style-name="Source_20_Text">WHERE issuedate &gt;= '2025-09-01';</text:span></text:p>
      <text:p text:style-name="P2"><text:soft-page-break/>Pros:</text:p>
      <text:list text:style-name="L11">
        <text:list-item>
          <text:p text:style-name="P20">Single row</text:p>
        </text:list-item>
        <text:list-item>
          <text:p text:style-name="P20">Structurally valid JSON</text:p>
        </text:list-item>
        <text:list-item>
          <text:p text:style-name="P20">No parsing step needed</text:p>
        </text:list-item>
      </text:list>
      <text:p text:style-name="P2">Cons:</text:p>
      <text:list text:style-name="L12">
        <text:list-item>
          <text:p text:style-name="P21">Harder to diff / eyeball</text:p>
        </text:list-item>
        <text:list-item>
          <text:p text:style-name="P21">SQL gets gnarly fast for complex widgets</text:p>
        </text:list-item>
      </text:list>
      <text:p text:style-name="P6"/>
      <text:h text:style-name="P8" text:outline-level="2">3. Why CSV is still often the better <text:span text:style-name="Emphasis">first</text:span> step</text:h>
      <text:p text:style-name="P2">Even though JSON feels “cleaner”, CSV wins early on because:</text:p>
      <text:h text:style-name="P3" text:outline-level="3">✔️ Debuggability</text:h>
      <text:p text:style-name="P2">You can:</text:p>
      <text:list text:style-name="L13">
        <text:list-item>
          <text:p text:style-name="P22">Open it in Excel / LibreOffice</text:p>
        </text:list-item>
        <text:list-item>
          <text:p text:style-name="P22">Hand it to colleagues</text:p>
        </text:list-item>
        <text:list-item>
          <text:p text:style-name="P22">Sanity-check numbers visually</text:p>
        </text:list-item>
      </text:list>
      <text:p text:style-name="P2">JSON from SQL is:</text:p>
      <text:list text:style-name="L14">
        <text:list-item>
          <text:p text:style-name="P23">Hard to eyeball</text:p>
        </text:list-item>
        <text:list-item>
          <text:p text:style-name="P23">Easy to subtly break</text:p>
        </text:list-item>
        <text:list-item>
          <text:p text:style-name="P23">Annoying to debug inside SQL alone</text:p>
        </text:list-item>
      </text:list>
      <text:p text:style-name="P6"/>
      <text:h text:style-name="P8" text:outline-level="2">4. Where JSON-in-SQL <text:span text:style-name="Emphasis">does</text:span> make sense</text:h>
      <text:p text:style-name="P2">Once you automate and <text:span text:style-name="Strong_20_Emphasis">stop humans touching the output</text:span>, JSON becomes attractive.</text:p>
      <text:p text:style-name="P2">Good candidates:</text:p>
      <text:list text:style-name="L15">
        <text:list-item>
          <text:p text:style-name="P24">Final machine-only export</text:p>
        </text:list-item>
        <text:list-item>
          <text:p text:style-name="P24">Nightly cron jobs</text:p>
        </text:list-item>
        <text:list-item>
          <text:p text:style-name="P24">Single-purpose KPIs</text:p>
        </text:list-item>
      </text:list>
      <text:p text:style-name="P2">Bad candidates:</text:p>
      <text:list text:style-name="L16">
        <text:list-item>
          <text:p text:style-name="P25">Ad-hoc reports</text:p>
        </text:list-item>
        <text:list-item>
          <text:p text:style-name="P25">Anything staff might tweak</text:p>
        </text:list-item>
        <text:list-item>
          <text:p text:style-name="P25">Anything you’ll want to copy/paste manually</text:p>
        </text:list-item>
      </text:list>
      <text:p text:style-name="P6"/>
      <text:h text:style-name="P8" text:outline-level="2"><text:soft-page-break/>5. Hybrid approach (best of both worlds)</text:h>
      <text:p text:style-name="P2">This is what I usually recommend for setups like yours:</text:p>
      <text:h text:style-name="P3" text:outline-level="3">Phase 1 (now)</text:h>
      <text:list text:style-name="L17">
        <text:list-item>
          <text:p text:style-name="P26">Koha report → <text:span text:style-name="Strong_20_Emphasis">CSV</text:span></text:p>
        </text:list-item>
        <text:list-item>
          <text:p text:style-name="P26">Convert → JSON with a small script</text:p>
        </text:list-item>
        <text:list-item>
          <text:p text:style-name="P26">Validate &amp; adjust structure easily</text:p>
        </text:list-item>
      </text:list>
      <text:h text:style-name="P3" text:outline-level="3">Phase 2 (automation)</text:h>
      <text:list text:style-name="L18">
        <text:list-item>
          <text:p text:style-name="P27">SQL returns <text:span text:style-name="Strong_20_Emphasis">rows</text:span></text:p>
        </text:list-item>
        <text:list-item>
          <text:p text:style-name="P27">Script assembles JSON</text:p>
        </text:list-item>
        <text:list-item>
          <text:p text:style-name="P27">Script adds:</text:p>
          <text:list>
            <text:list-item>
              <text:p text:style-name="P27"><text:span text:style-name="Source_20_Text">meta</text:span></text:p>
            </text:list-item>
            <text:list-item>
              <text:p text:style-name="P27">timestamps</text:p>
            </text:list-item>
            <text:list-item>
              <text:p text:style-name="P27">comparisons to last run</text:p>
            </text:list-item>
            <text:list-item>
              <text:p text:style-name="P27">email summary</text:p>
            </text:list-item>
          </text:list>
        </text:list-item>
      </text:list>
      <text:p text:style-name="P2">This keeps:</text:p>
      <text:list text:style-name="L19">
        <text:list-item>
          <text:p text:style-name="P28">SQL = data extraction</text:p>
        </text:list-item>
        <text:list-item>
          <text:p text:style-name="P28">Script = structure &amp; logic</text:p>
        </text:list-item>
      </text:list>
      <text:p text:style-name="P2">Clean separation. Much easier to maintain.</text:p>
      <text:p text:style-name="P6"/>
      <text:h text:style-name="P8" text:outline-level="2">6. One big gotcha with JSON-from-SQL ⚠️</text:h>
      <text:p text:style-name="P2">If <text:span text:style-name="Emphasis">anything</text:span> returns:</text:p>
      <text:list text:style-name="L20">
        <text:list-item>
          <text:p text:style-name="P29"><text:span text:style-name="Source_20_Text">NULL</text:span></text:p>
        </text:list-item>
        <text:list-item>
          <text:p text:style-name="P29">bad encoding</text:p>
        </text:list-item>
        <text:list-item>
          <text:p text:style-name="P29">unexpected row count</text:p>
        </text:list-item>
      </text:list>
      <text:p text:style-name="P2">Your JSON becomes invalid and <text:span text:style-name="Strong_20_Emphasis">everything downstream breaks</text:span>.</text:p>
      <text:p text:style-name="P2">CSV degrades gracefully. JSON does not.</text:p>
      <text:p text:style-name="P6"/>
      <text:h text:style-name="P8" text:outline-level="2">TL;DR</text:h>
      <text:list text:style-name="L21">
        <text:list-item>
          <text:p text:style-name="P30"><text:span text:style-name="Strong_20_Emphasis">Yes</text:span>, JSON from SQL is possible</text:p>
        </text:list-item>
        <text:list-item>
          <text:p text:style-name="P30"><text:span text:style-name="Strong_20_Emphasis">Koha UI makes it awkward</text:span></text:p>
        </text:list-item>
        <text:list-item>
          <text:p text:style-name="P30"><text:soft-page-break/><text:span text:style-name="Strong_20_Emphasis">CSV is safer and friendlier early on</text:span></text:p>
        </text:list-item>
        <text:list-item>
          <text:p text:style-name="P30"><text:span text:style-name="Strong_20_Emphasis">JSON makes more sense once automated</text:span></text:p>
        </text:list-item>
        <text:list-item>
          <text:p text:style-name="P30">Best pattern: <text:span text:style-name="Emphasis">rows in SQL → structure in code</text:span></text:p>
        </text:list-item>
      </text:list>
      <text:p text:style-name="P2">If you want, next we can:</text:p>
      <text:list text:style-name="L22">
        <text:list-item>
          <text:p text:style-name="P31">Sketch a Koha report that’s “JSON-ready”</text:p>
        </text:list-item>
        <text:list-item>
          <text:p text:style-name="P31">Design a CSV → dashboard.json transform script</text:p>
        </text:list-item>
        <text:list-item>
          <text:p text:style-name="P31">Or look at what Koha version you’re on and how permissive its SQL engine is</text:p>
        </text:list-item>
      </text:list>
      <text:p text:style-name="P2">currently koha 23.11 will be converting to 24.11 in two weeks and 25.11 in july</text:p>
      <text:p text:style-name="P2">Nice — that actually helps a lot. You’re in a <text:span text:style-name="Emphasis">good</text:span> place version-wise 👍<text:line-break/>Let me translate what those versions mean <text:span text:style-name="Emphasis">practically</text:span> for the question you asked (JSON vs CSV, automation, cron, etc.).</text:p>
      <text:p text:style-name="P6"/>
      <text:h text:style-name="P8" text:outline-level="2">1. Koha 23.11 → 24.11 → 25.11: what <text:span text:style-name="Emphasis">actually</text:span> changes for you</text:h>
      <text:p text:style-name="P2">From a <text:span text:style-name="Strong_20_Emphasis">Saved Reports / SQL</text:span> point of view:</text:p>
      <text:list text:style-name="L23">
        <text:list-item>
          <text:p text:style-name="P32">All three are on <text:span text:style-name="Strong_20_Emphasis">MariaDB/MySQL</text:span></text:p>
        </text:list-item>
        <text:list-item>
          <text:p text:style-name="P32">JSON functions (<text:span text:style-name="Source_20_Text">JSON_OBJECT</text:span>, <text:span text:style-name="Source_20_Text">JSON_ARRAYAGG</text:span>, etc.) exist</text:p>
        </text:list-item>
        <text:list-item>
          <text:p text:style-name="P32"><text:span text:style-name="Strong_20_Emphasis">Koha’s report runner is still the limiting factor</text:span>, not the DB version</text:p>
        </text:list-item>
      </text:list>
      <text:p text:style-name="P2">So:</text:p>
      <text:list text:style-name="L24">
        <text:list-item>
          <text:p text:style-name="P33">Upgrading <text:span text:style-name="Strong_20_Emphasis">does not suddenly make JSON output nice</text:span></text:p>
        </text:list-item>
        <text:list-item>
          <text:p text:style-name="P33">CSV remains the <text:span text:style-name="Emphasis">first-class</text:span> export format in the UI</text:p>
        </text:list-item>
        <text:list-item>
          <text:p text:style-name="P33">Any SQL you write now will still run in 25.11</text:p>
        </text:list-item>
      </text:list>
      <text:p text:style-name="P2">Good news: you won’t have to rewrite reports each upgrade.</text:p>
      <text:p text:style-name="P6"/>
      <text:h text:style-name="P8" text:outline-level="2">2. What I’d do <text:span text:style-name="Emphasis">right now</text:span> on 23.11 (and keep through 25.11)</text:h>
      <text:h text:style-name="P3" text:outline-level="3">Write reports that are:</text:h>
      <text:list text:style-name="L25">
        <text:list-item>
          <text:p text:style-name="P34"><text:span text:style-name="Strong_20_Emphasis">Row-oriented</text:span></text:p>
        </text:list-item>
        <text:list-item>
          <text:p text:style-name="P34"><text:span text:style-name="Strong_20_Emphasis">Column-clean</text:span></text:p>
        </text:list-item>
        <text:list-item>
          <text:p text:style-name="P34"><text:span text:style-name="Strong_20_Emphasis">Script-friendly</text:span></text:p>
        </text:list-item>
      </text:list>
      <text:p text:style-name="P2">Example (KPIs as rows, not blobs):</text:p>
      <text:p text:style-name="P9"><text:span text:style-name="Source_20_Text">SELECT 'total_loans' AS metric, COUNT(*) AS value</text:span></text:p>
      <text:p text:style-name="P10"><text:span text:style-name="Source_20_Text">FROM issues</text:span></text:p>
      <text:p text:style-name="P10"><text:span text:style-name="Source_20_Text">WHERE issuedate &gt;= '2025-09-01'</text:span></text:p>
      <text:p text:style-name="P10"/>
      <text:p text:style-name="P10"><text:soft-page-break/><text:span text:style-name="Source_20_Text">UNION ALL</text:span></text:p>
      <text:p text:style-name="P10"/>
      <text:p text:style-name="P10"><text:span text:style-name="Source_20_Text">SELECT 'active_borrowers', COUNT(DISTINCT borrowernumber)</text:span></text:p>
      <text:p text:style-name="P10"><text:span text:style-name="Source_20_Text">FROM issues</text:span></text:p>
      <text:p text:style-name="P11"><text:span text:style-name="Source_20_Text">WHERE issuedate &gt;= '2025-09-01';</text:span></text:p>
      <text:p text:style-name="P2">This:</text:p>
      <text:list text:style-name="L26">
        <text:list-item>
          <text:p text:style-name="P35">Exports beautifully to CSV</text:p>
        </text:list-item>
        <text:list-item>
          <text:p text:style-name="P35">Is trivial to transform into your <text:span text:style-name="Source_20_Text">kpis[]</text:span></text:p>
        </text:list-item>
        <text:list-item>
          <text:p text:style-name="P35">Survives every Koha upgrade</text:p>
        </text:list-item>
      </text:list>
      <text:p text:style-name="P6"/>
      <text:h text:style-name="P8" text:outline-level="2">3. Why not jump to JSON-in-SQL <text:span text:style-name="Emphasis">yet</text:span> (given your upgrade path)</text:h>
      <text:p text:style-name="P2">You’re about to do <text:span text:style-name="Strong_20_Emphasis">two upgrades in 8 months</text:span>.</text:p>
      <text:p text:style-name="P2">That’s a strong argument for:</text:p>
      <text:list text:style-name="L27">
        <text:list-item>
          <text:p text:style-name="P36">boring SQL</text:p>
        </text:list-item>
        <text:list-item>
          <text:p text:style-name="P36">boring output</text:p>
        </text:list-item>
        <text:list-item>
          <text:p text:style-name="P36">boring automation</text:p>
        </text:list-item>
      </text:list>
      <text:p text:style-name="P2">JSON-in-SQL tends to:</text:p>
      <text:list text:style-name="L28">
        <text:list-item>
          <text:p text:style-name="P37">break silently on upgrade quirks</text:p>
        </text:list-item>
        <text:list-item>
          <text:p text:style-name="P37">be harder to debug when something changes</text:p>
        </text:list-item>
        <text:list-item>
          <text:p text:style-name="P37">mix data + structure in one place</text:p>
        </text:list-item>
      </text:list>
      <text:p text:style-name="P2">CSV + transform script isolates you from all of that.</text:p>
      <text:p text:style-name="P6"/>
      <text:h text:style-name="P8" text:outline-level="2">4. When JSON-in-SQL becomes attractive (post–25.11)</text:h>
      <text:p text:style-name="P2">Once you’re on <text:span text:style-name="Strong_20_Emphasis">25.11 and stable</text:span>:</text:p>
      <text:list text:style-name="L29">
        <text:list-item>
          <text:p text:style-name="P38">No more schema churn</text:p>
        </text:list-item>
        <text:list-item>
          <text:p text:style-name="P38">Cron scripts in place</text:p>
        </text:list-item>
        <text:list-item>
          <text:p text:style-name="P38">Nobody opening the output manually</text:p>
        </text:list-item>
      </text:list>
      <text:p text:style-name="P2">That’s when this starts making sense:</text:p>
      <text:p text:style-name="P9"><text:span text:style-name="Source_20_Text">SELECT JSON_ARRAYAGG(</text:span></text:p>
      <text:p text:style-name="P10"><text:span text:style-name="Source_20_Text"><text:s text:c="2"/>JSON_OBJECT(</text:span></text:p>
      <text:p text:style-name="P10"><text:span text:style-name="Source_20_Text"><text:s text:c="4"/>'month', DATE_FORMAT(issuedate, '%b'),</text:span></text:p>
      <text:p text:style-name="P10"><text:span text:style-name="Source_20_Text"><text:s text:c="4"/>'value', COUNT(*)</text:span></text:p>
      <text:p text:style-name="P10"><text:span text:style-name="Source_20_Text"><text:s text:c="2"/>)</text:span></text:p>
      <text:p text:style-name="P10"><text:span text:style-name="Source_20_Text">)</text:span></text:p>
      <text:p text:style-name="P10"><text:span text:style-name="Source_20_Text">FROM issues</text:span></text:p>
      <text:p text:style-name="P11"><text:soft-page-break/><text:span text:style-name="Source_20_Text">GROUP BY MONTH(issuedate);</text:span></text:p>
      <text:p text:style-name="P2">But even then, I’d:</text:p>
      <text:list text:style-name="L30">
        <text:list-item>
          <text:p text:style-name="P39">Keep it <text:span text:style-name="Strong_20_Emphasis">per-widget</text:span>, not one giant JSON doc</text:p>
        </text:list-item>
        <text:list-item>
          <text:p text:style-name="P39">Assemble the final <text:span text:style-name="Source_20_Text">dashboard.json</text:span> in code</text:p>
        </text:list-item>
      </text:list>
      <text:p text:style-name="P6"/>
      <text:h text:style-name="P8" text:outline-level="2">5. Upgrade-safe design rules (worth writing on a Post-it)</text:h>
      <text:list text:style-name="L31">
        <text:list-item>
          <text:p text:style-name="P40"><text:span text:style-name="Strong_20_Emphasis">SQL extracts facts, not structure</text:span></text:p>
        </text:list-item>
        <text:list-item>
          <text:p text:style-name="P40"><text:span text:style-name="Strong_20_Emphasis">One report = one concern</text:span></text:p>
        </text:list-item>
        <text:list-item>
          <text:p text:style-name="P40"><text:span text:style-name="Strong_20_Emphasis">No JSON blobs in Koha reports</text:span></text:p>
        </text:list-item>
        <text:list-item>
          <text:p text:style-name="P40"><text:span text:style-name="Strong_20_Emphasis">Final JSON assembled outside Koha</text:span></text:p>
        </text:list-item>
        <text:list-item>
          <text:p text:style-name="P40"><text:span text:style-name="Strong_20_Emphasis">Assume reports will be rerun by humans</text:span></text:p>
        </text:list-item>
      </text:list>
      <text:p text:style-name="P2">Follow those and upgrades become boring (the best kind).</text:p>
      <text:p text:style-name="P6"/>
      <text:h text:style-name="P8" text:outline-level="2">6. If you want to be extra clever (optional)</text:h>
      <text:p text:style-name="P2">Add a version stamp <text:span text:style-name="Emphasis">now</text:span>:</text:p>
      <text:p text:style-name="P9"><text:span text:style-name="Source_20_Text">"meta": {</text:span></text:p>
      <text:p text:style-name="P10"><text:span text:style-name="Source_20_Text"><text:s text:c="2"/>"generated_at": "...",</text:span></text:p>
      <text:p text:style-name="P10"><text:span text:style-name="Source_20_Text"><text:s text:c="2"/>"koha_version": "23.11",</text:span></text:p>
      <text:p text:style-name="P10"><text:span text:style-name="Source_20_Text"><text:s text:c="2"/>"schema_version": 1</text:span></text:p>
      <text:p text:style-name="P11"><text:span text:style-name="Source_20_Text">}</text:span></text:p>
      <text:p text:style-name="P2">When something changes in 24.11:</text:p>
      <text:list text:style-name="L32">
        <text:list-item>
          <text:p text:style-name="P41">bump <text:span text:style-name="Source_20_Text">schema_version</text:span></text:p>
        </text:list-item>
        <text:list-item>
          <text:p text:style-name="P41">adjust the transform script</text:p>
        </text:list-item>
        <text:list-item>
          <text:p text:style-name="P41">dashboard JS stays untouched</text:p>
        </text:list-item>
      </text:list>
      <text:p text:style-name="P6"/>
      <text:h text:style-name="P8" text:outline-level="2">Bottom line</text:h>
      <text:p text:style-name="P2">Given:</text:p>
      <text:list text:style-name="L33">
        <text:list-item>
          <text:p text:style-name="P42">Koha 23.11 now</text:p>
        </text:list-item>
        <text:list-item>
          <text:p text:style-name="P42">24.11 in two weeks</text:p>
        </text:list-item>
        <text:list-item>
          <text:p text:style-name="P42">25.11 in July</text:p>
        </text:list-item>
      </text:list>
      <text:p text:style-name="P2"><text:span text:style-name="Strong_20_Emphasis">CSV → transform → JSON is the correct choice today.</text:span><text:line-break/>JSON-in-SQL is a <text:span text:style-name="Emphasis">phase-2 optimisation</text:span>, not a starting point.</text:p>
      <text:p text:style-name="P2"><text:soft-page-break/>If you want, next we can:</text:p>
      <text:list text:style-name="L34">
        <text:list-item>
          <text:p text:style-name="P43">Design the exact Koha reports you’ll need</text:p>
        </text:list-item>
        <text:list-item>
          <text:p text:style-name="P43">Sketch the transform script (Python or shell)</text:p>
        </text:list-item>
        <text:list-item>
          <text:p text:style-name="P43">Decide which stats are monthly vs termly vs yearly</text:p>
        </text:list-item>
      </text:list>
      <text:p text:style-name="P2">You’re thinking about this in exactly the right order.</text:p>
      <text:p text:style-name="P2">can the transform scripts be run as js?</text:p>
      <text:p text:style-name="P2">Yes — <text:span text:style-name="Strong_20_Emphasis">absolutely</text:span>, and in your case it’s a totally reasonable choice 👍<text:line-break/>There are just a couple of <text:span text:style-name="Emphasis">practical</text:span> distinctions to be aware of.</text:p>
      <text:p text:style-name="P6"/>
      <text:h text:style-name="P8" text:outline-level="2">Short answer</text:h>
      <text:list text:style-name="L35">
        <text:list-item>
          <text:p text:style-name="P44">✅ <text:span text:style-name="Strong_20_Emphasis">Node.js is perfectly fine</text:span> for transform scripts</text:p>
        </text:list-item>
        <text:list-item>
          <text:p text:style-name="P44">⚠️ Browser JS is not (cron + browser = pain)</text:p>
        </text:list-item>
        <text:list-item>
          <text:p text:style-name="P44">👍 Node fits nicely with your existing dashboard JS</text:p>
        </text:list-item>
      </text:list>
      <text:p text:style-name="P2">If you’re already thinking in JS, this keeps the stack consistent.</text:p>
      <text:p text:style-name="P6"/>
      <text:h text:style-name="P8" text:outline-level="2">What “JS” really means here</text:h>
      <text:h text:style-name="P3" text:outline-level="3">❌ Not this</text:h>
      <text:list text:style-name="L36">
        <text:list-item>
          <text:p text:style-name="P45"><text:span text:style-name="Source_20_Text">&lt;script&gt;</text:span> in a browser</text:p>
        </text:list-item>
        <text:list-item>
          <text:p text:style-name="P45">Anything that depends on DOM, fetch to local files, etc.</text:p>
        </text:list-item>
      </text:list>
      <text:h text:style-name="P3" text:outline-level="3">✅ This</text:h>
      <text:list text:style-name="L37">
        <text:list-item>
          <text:p text:style-name="P46"><text:span text:style-name="Strong_20_Emphasis">Node.js</text:span> run via:</text:p>
          <text:p text:style-name="P47"><text:span text:style-name="Source_20_Text">node transform.js</text:span></text:p>
        </text:list-item>
        <text:list-item>
          <text:p text:style-name="P46">Invoked by cron</text:p>
        </text:list-item>
        <text:list-item>
          <text:p text:style-name="P46">Reads CSV / JSON files</text:p>
        </text:list-item>
        <text:list-item>
          <text:p text:style-name="P46">Writes <text:span text:style-name="Source_20_Text">dashboard.json</text:span></text:p>
        </text:list-item>
      </text:list>
      <text:p text:style-name="P6"/>
      <text:h text:style-name="P8" text:outline-level="2">Typical Node-based transform flow</text:h>
      <text:p text:style-name="P9"><text:span text:style-name="Source_20_Text">Koha CSV</text:span></text:p>
      <text:p text:style-name="P10"><text:span text:style-name="Source_20_Text"><text:s text:c="2"/>↓</text:span></text:p>
      <text:p text:style-name="P10"><text:span text:style-name="Source_20_Text">Node transform script</text:span></text:p>
      <text:p text:style-name="P10"><text:span text:style-name="Source_20_Text"><text:s text:c="2"/>↓</text:span></text:p>
      <text:p text:style-name="P10"><text:span text:style-name="Source_20_Text">dashboard.json</text:span></text:p>
      <text:p text:style-name="P10"><text:soft-page-break/><text:span text:style-name="Source_20_Text"><text:s text:c="2"/>↓</text:span></text:p>
      <text:p text:style-name="P11"><text:span text:style-name="Source_20_Text">Email / dashboard</text:span></text:p>
      <text:p text:style-name="P6"/>
      <text:h text:style-name="P8" text:outline-level="2">Minimal example (CSV → your dashboard.json)</text:h>
      <text:h text:style-name="P3" text:outline-level="3"><text:span text:style-name="Source_20_Text">transform.js</text:span></text:h>
      <text:p text:style-name="P9"><text:span text:style-name="Source_20_Text">import fs from 'fs';</text:span></text:p>
      <text:p text:style-name="P10"><text:span text:style-name="Source_20_Text">import { parse } from 'csv-parse/sync';</text:span></text:p>
      <text:p text:style-name="P10"/>
      <text:p text:style-name="P10"><text:span text:style-name="Source_20_Text">const csv = fs.readFileSync('kpis.csv', 'utf8');</text:span></text:p>
      <text:p text:style-name="P10"/>
      <text:p text:style-name="P10"><text:span text:style-name="Source_20_Text">const records = parse(csv, {</text:span></text:p>
      <text:p text:style-name="P10"><text:span text:style-name="Source_20_Text"><text:s text:c="2"/>columns: true,</text:span></text:p>
      <text:p text:style-name="P10"><text:span text:style-name="Source_20_Text"><text:s text:c="2"/>skip_empty_lines: true</text:span></text:p>
      <text:p text:style-name="P10"><text:span text:style-name="Source_20_Text">});</text:span></text:p>
      <text:p text:style-name="P10"/>
      <text:p text:style-name="P10"><text:span text:style-name="Source_20_Text">const dashboard = {</text:span></text:p>
      <text:p text:style-name="P10"><text:span text:style-name="Source_20_Text"><text:s text:c="2"/>meta: {</text:span></text:p>
      <text:p text:style-name="P10"><text:span text:style-name="Source_20_Text"><text:s text:c="4"/>generated_at: new Date().toISOString(),</text:span></text:p>
      <text:p text:style-name="P10"><text:span text:style-name="Source_20_Text"><text:s text:c="4"/>source: 'Koha'</text:span></text:p>
      <text:p text:style-name="P10"><text:span text:style-name="Source_20_Text"><text:s text:c="2"/>},</text:span></text:p>
      <text:p text:style-name="P10"><text:span text:style-name="Source_20_Text"><text:s text:c="2"/>kpis: records.map(r =&gt; ({</text:span></text:p>
      <text:p text:style-name="P10"><text:span text:style-name="Source_20_Text"><text:s text:c="4"/>id: r.metric,</text:span></text:p>
      <text:p text:style-name="P10"><text:span text:style-name="Source_20_Text"><text:s text:c="4"/>label: r.metric.replace(/_/g, ' ').replace(/\b\w/g, c =&gt; c.toUpperCase()),</text:span></text:p>
      <text:p text:style-name="P10"><text:span text:style-name="Source_20_Text"><text:s text:c="4"/>value: Number(r.value)</text:span></text:p>
      <text:p text:style-name="P10"><text:span text:style-name="Source_20_Text"><text:s text:c="2"/>})),</text:span></text:p>
      <text:p text:style-name="P10"><text:span text:style-name="Source_20_Text"><text:s text:c="2"/>widgets: []</text:span></text:p>
      <text:p text:style-name="P10"><text:span text:style-name="Source_20_Text">};</text:span></text:p>
      <text:p text:style-name="P10"/>
      <text:p text:style-name="P10"><text:span text:style-name="Source_20_Text">fs.writeFileSync(</text:span></text:p>
      <text:p text:style-name="P10"><text:span text:style-name="Source_20_Text"><text:s text:c="2"/>'dashboard.json',</text:span></text:p>
      <text:p text:style-name="P10"><text:span text:style-name="Source_20_Text"><text:s text:c="2"/>JSON.stringify(dashboard, null, 2)</text:span></text:p>
      <text:p text:style-name="P11"><text:span text:style-name="Source_20_Text">);</text:span></text:p>
      <text:p text:style-name="P2">Run it with:</text:p>
      <text:p text:style-name="P14"><text:span text:style-name="Source_20_Text">node transform.js</text:span></text:p>
      <text:p text:style-name="P6"/>
      <text:h text:style-name="P8" text:outline-level="2">Why Node is a good fit for you</text:h>
      <text:h text:style-name="P3" text:outline-level="3">✔ Same language everywhere</text:h>
      <text:list text:style-name="L38">
        <text:list-item>
          <text:p text:style-name="P48">Dashboard JS</text:p>
        </text:list-item>
        <text:list-item>
          <text:p text:style-name="P48">Transform JS</text:p>
        </text:list-item>
        <text:list-item>
          <text:p text:style-name="P48">Easy mental model</text:p>
        </text:list-item>
      </text:list>
      <text:h text:style-name="P3" text:outline-level="3">✔ Cron-friendly</text:h>
      <text:p text:style-name="P14"><text:span text:style-name="Source_20_Text">0 2 1 * * /usr/bin/node /path/transform.js</text:span></text:p>
      <text:h text:style-name="P3" text:outline-level="3"><text:soft-page-break/>✔ Strong ecosystem</text:h>
      <text:list text:style-name="L39">
        <text:list-item>
          <text:p text:style-name="P49">CSV parsers</text:p>
        </text:list-item>
        <text:list-item>
          <text:p text:style-name="P49">Date libs</text:p>
        </text:list-item>
        <text:list-item>
          <text:p text:style-name="P49">Email libs</text:p>
        </text:list-item>
        <text:list-item>
          <text:p text:style-name="P49">JSON validation</text:p>
        </text:list-item>
      </text:list>
      <text:p text:style-name="P6"/>
      <text:h text:style-name="P8" text:outline-level="2">Where Node is <text:span text:style-name="Emphasis">better</text:span> than shell or SQL</text:h>
      <text:list text:style-name="L40">
        <text:list-item>
          <text:p text:style-name="P50">Complex reshaping</text:p>
        </text:list-item>
        <text:list-item>
          <text:p text:style-name="P50">Multiple reports → one JSON</text:p>
        </text:list-item>
        <text:list-item>
          <text:p text:style-name="P50">Comparing previous runs</text:p>
        </text:list-item>
        <text:list-item>
          <text:p text:style-name="P50">Calculating deltas / percentages</text:p>
        </text:list-item>
        <text:list-item>
          <text:p text:style-name="P50">Validating output before overwriting</text:p>
        </text:list-item>
      </text:list>
      <text:p text:style-name="P6"/>
      <text:h text:style-name="P8" text:outline-level="2">A couple of gotchas (easy to avoid)</text:h>
      <text:h text:style-name="P3" text:outline-level="3">1. Node version</text:h>
      <text:p text:style-name="P2">Make sure the server has:</text:p>
      <text:p text:style-name="P14"><text:span text:style-name="Source_20_Text">node --version</text:span></text:p>
      <text:p text:style-name="P2">Anything ≥ 18 is ideal.</text:p>
      <text:h text:style-name="P3" text:outline-level="3">2. Permissions</text:h>
      <text:p text:style-name="P2">Cron runs with a <text:span text:style-name="Emphasis">different</text:span> PATH.<text:line-break/>Always use full paths in cron jobs.</text:p>
      <text:h text:style-name="P3" text:outline-level="3">3. Fail safely</text:h>
      <text:p text:style-name="P2">Don’t overwrite <text:span text:style-name="Source_20_Text">dashboard.json</text:span> if parsing fails.</text:p>
      <text:p text:style-name="P9"><text:span text:style-name="Source_20_Text">if (!dashboard.kpis.length) {</text:span></text:p>
      <text:p text:style-name="P10"><text:span text:style-name="Source_20_Text"><text:s text:c="2"/>throw new Error('No KPIs generated');</text:span></text:p>
      <text:p text:style-name="P11"><text:span text:style-name="Source_20_Text">}</text:span></text:p>
      <text:p text:style-name="P6"/>
      <text:h text:style-name="P8" text:outline-level="2">When I’d <text:span text:style-name="Emphasis">not</text:span> use Node</text:h>
      <text:list text:style-name="L41">
        <text:list-item>
          <text:p text:style-name="P51">Ultra-minimal servers with no Node installed</text:p>
        </text:list-item>
        <text:list-item>
          <text:p text:style-name="P51">Environments where Python is already the standard</text:p>
        </text:list-item>
        <text:list-item>
          <text:p text:style-name="P51"><text:soft-page-break/>One-liner transforms (awk/jq)</text:p>
        </text:list-item>
      </text:list>
      <text:p text:style-name="P2">Doesn’t sound like your setup though.</text:p>
      <text:p text:style-name="P6"/>
      <text:h text:style-name="P8" text:outline-level="2">TL;DR</text:h>
      <text:list text:style-name="L42">
        <text:list-item>
          <text:p text:style-name="P52">✔ Yes, transform scripts can (and should) be JS</text:p>
        </text:list-item>
        <text:list-item>
          <text:p text:style-name="P52">✔ Use <text:span text:style-name="Strong_20_Emphasis">Node.js</text:span>, not browser JS</text:p>
        </text:list-item>
        <text:list-item>
          <text:p text:style-name="P52">✔ Plays very nicely with cron and your dashboard</text:p>
        </text:list-item>
      </text:list>
      <text:p text:style-name="P2">If you want, next step could be:</text:p>
      <text:list text:style-name="L43">
        <text:list-item>
          <text:p text:style-name="P53">Designing a folder layout</text:p>
        </text:list-item>
        <text:list-item>
          <text:p text:style-name="P53">Writing a <text:span text:style-name="Strong_20_Emphasis">real</text:span> transform script for one Koha report</text:p>
        </text:list-item>
        <text:list-item>
          <text:p text:style-name="P53">Adding a dry-run mode so you can test without overwriting data</text:p>
        </text:list-item>
      </text:list>
      <text:p text:style-name="P2">no my setup has node version 20.19.2 I also have options to use electron at a local level if required, but am running the index.html from npx serve .</text:p>
      <text:p text:style-name="P2">Perfect — that’s actually a <text:span text:style-name="Emphasis">very</text:span> comfortable setup. You’ve got more headroom than you need 👍<text:line-break/>Given what you’ve said, here’s how I’d frame things so you don’t accidentally overcomplicate it.</text:p>
      <text:p text:style-name="P6"/>
      <text:h text:style-name="P8" text:outline-level="2">Your current stack (decoded)</text:h>
      <text:list text:style-name="L44">
        <text:list-item>
          <text:p text:style-name="P54"><text:span text:style-name="Strong_20_Emphasis">Node 20.19.2</text:span> → ideal (LTS, modern APIs, native fetch, fs/promises, etc.)</text:p>
        </text:list-item>
        <text:list-item>
          <text:p text:style-name="P54"><text:span text:style-name="Strong_20_Emphasis"><text:span text:style-name="Source_20_Text">npx serve .</text:span></text:span> → simple static HTTP server (exactly what <text:span text:style-name="Source_20_Text">fetch()</text:span> wants)</text:p>
        </text:list-item>
        <text:list-item>
          <text:p text:style-name="P54"><text:span text:style-name="Strong_20_Emphasis">Electron available locally</text:span> → optional, not required right now</text:p>
        </text:list-item>
      </text:list>
      <text:p text:style-name="P2">This is a clean separation already:</text:p>
      <text:list text:style-name="L45">
        <text:list-item>
          <text:p text:style-name="P55">Browser → render only</text:p>
        </text:list-item>
        <text:list-item>
          <text:p text:style-name="P55">Node → data prep / automation</text:p>
        </text:list-item>
      </text:list>
      <text:p text:style-name="P2">You’re doing it “right”.</text:p>
      <text:p text:style-name="P6"/>
      <text:h text:style-name="P8" text:outline-level="2">Electron: when it <text:span text:style-name="Emphasis">does</text:span> and <text:span text:style-name="Emphasis">does not</text:span> make sense</text:h>
      <text:h text:style-name="P3" text:outline-level="3">❌ Not needed for:</text:h>
      <text:list text:style-name="L46">
        <text:list-item>
          <text:p text:style-name="P56">Rendering <text:span text:style-name="Source_20_Text">index.html</text:span></text:p>
        </text:list-item>
        <text:list-item>
          <text:p text:style-name="P56">Fetching <text:span text:style-name="Source_20_Text">dashboard.json</text:span></text:p>
        </text:list-item>
        <text:list-item>
          <text:p text:style-name="P56">Local testing</text:p>
        </text:list-item>
        <text:list-item>
          <text:p text:style-name="P56"><text:soft-page-break/>Monthly updates</text:p>
        </text:list-item>
      </text:list>
      <text:p text:style-name="P2">Electron would add:</text:p>
      <text:list text:style-name="L47">
        <text:list-item>
          <text:p text:style-name="P57">packaging overhead</text:p>
        </text:list-item>
        <text:list-item>
          <text:p text:style-name="P57">security considerations</text:p>
        </text:list-item>
        <text:list-item>
          <text:p text:style-name="P57">update mechanics</text:p>
        </text:list-item>
      </text:list>
      <text:p text:style-name="P2">With zero upside <text:span text:style-name="Emphasis">at this stage</text:span>.</text:p>
      <text:h text:style-name="P3" text:outline-level="3">✅ Electron <text:span text:style-name="Emphasis">would</text:span> make sense if:</text:h>
      <text:list text:style-name="L48">
        <text:list-item>
          <text:p text:style-name="P58">You want an <text:span text:style-name="Strong_20_Emphasis">offline desktop dashboard</text:span></text:p>
        </text:list-item>
        <text:list-item>
          <text:p text:style-name="P58">Non-technical staff need a double-click app</text:p>
        </text:list-item>
        <text:list-item>
          <text:p text:style-name="P58">You want local filesystem access from the UI</text:p>
        </text:list-item>
        <text:list-item>
          <text:p text:style-name="P58">You want auto-updates bundled</text:p>
        </text:list-item>
      </text:list>
      <text:p text:style-name="P2">Until one of those is true: skip it.</text:p>
      <text:p text:style-name="P6"/>
      <text:h text:style-name="P8" text:outline-level="2">The architecture I’d lock in now</text:h>
      <text:h text:style-name="P3" text:outline-level="3">1. Browser (served by <text:span text:style-name="Source_20_Text">npx serve</text:span>)</text:h>
      <text:p text:style-name="P2"><text:span text:style-name="Strong_20_Emphasis">Responsibility:</text:span></text:p>
      <text:list text:style-name="L49">
        <text:list-item>
          <text:p text:style-name="P59">Fetch JSON</text:p>
        </text:list-item>
        <text:list-item>
          <text:p text:style-name="P59">Render KPIs + widgets</text:p>
        </text:list-item>
        <text:list-item>
          <text:p text:style-name="P59">Zero business logic</text:p>
        </text:list-item>
      </text:list>
      <text:p text:style-name="P2">You’re already here.</text:p>
      <text:p text:style-name="P6"/>
      <text:h text:style-name="P3" text:outline-level="3">2. Node transform scripts (cron-friendly)</text:h>
      <text:p text:style-name="P2"><text:span text:style-name="Strong_20_Emphasis">Responsibility:</text:span></text:p>
      <text:list text:style-name="L50">
        <text:list-item>
          <text:p text:style-name="P60">Read Koha exports</text:p>
        </text:list-item>
        <text:list-item>
          <text:p text:style-name="P60">Validate + reshape data</text:p>
        </text:list-item>
        <text:list-item>
          <text:p text:style-name="P60">Emit <text:span text:style-name="Source_20_Text">dashboard.json</text:span></text:p>
        </text:list-item>
        <text:list-item>
          <text:p text:style-name="P60">Optionally email summaries</text:p>
        </text:list-item>
      </text:list>
      <text:p text:style-name="P2">This is where <text:span text:style-name="Emphasis">all</text:span> intelligence lives.</text:p>
      <text:p text:style-name="P6"/>
      <text:h text:style-name="P3" text:outline-level="3"><text:soft-page-break/>3. File layout suggestion (boring but solid)</text:h>
      <text:p text:style-name="P9"><text:span text:style-name="Source_20_Text">dashboard/</text:span></text:p>
      <text:p text:style-name="P10"><text:span text:style-name="Source_20_Text">├─ public/</text:span></text:p>
      <text:p text:style-name="P10"><text:span text:style-name="Source_20_Text">│ <text:s/>├─ index.html</text:span></text:p>
      <text:p text:style-name="P10"><text:span text:style-name="Source_20_Text">│ <text:s/>├─ dashboard.js</text:span></text:p>
      <text:p text:style-name="P10"><text:span text:style-name="Source_20_Text">│ <text:s/>├─ dashboard.css</text:span></text:p>
      <text:p text:style-name="P10"><text:span text:style-name="Source_20_Text">│ <text:s/>└─ dashboard.json</text:span></text:p>
      <text:p text:style-name="P10"><text:span text:style-name="Source_20_Text">│</text:span></text:p>
      <text:p text:style-name="P10"><text:span text:style-name="Source_20_Text">├─ scripts/</text:span></text:p>
      <text:p text:style-name="P10"><text:span text:style-name="Source_20_Text">│ <text:s/>├─ transform-kpis.js</text:span></text:p>
      <text:p text:style-name="P10"><text:span text:style-name="Source_20_Text">│ <text:s/>├─ transform-widgets.js</text:span></text:p>
      <text:p text:style-name="P10"><text:span text:style-name="Source_20_Text">│ <text:s/>├─ build-dashboard.js</text:span></text:p>
      <text:p text:style-name="P10"><text:span text:style-name="Source_20_Text">│</text:span></text:p>
      <text:p text:style-name="P10"><text:span text:style-name="Source_20_Text">├─ data/</text:span></text:p>
      <text:p text:style-name="P10"><text:span text:style-name="Source_20_Text">│ <text:s/>├─ raw/</text:span></text:p>
      <text:p text:style-name="P10"><text:span text:style-name="Source_20_Text">│ <text:s/>│ <text:s/>├─ kpis.csv</text:span></text:p>
      <text:p text:style-name="P10"><text:span text:style-name="Source_20_Text">│ <text:s/>│ <text:s/>└─ loans_by_month.csv</text:span></text:p>
      <text:p text:style-name="P10"><text:span text:style-name="Source_20_Text">│ <text:s/>└─ processed/</text:span></text:p>
      <text:p text:style-name="P10"><text:span text:style-name="Source_20_Text">│</text:span></text:p>
      <text:p text:style-name="P11"><text:span text:style-name="Source_20_Text">└─ package.json</text:span></text:p>
      <text:p text:style-name="P2">Cron only ever runs:</text:p>
      <text:p text:style-name="P14"><text:span text:style-name="Source_20_Text">node scripts/build-dashboard.js</text:span></text:p>
      <text:p text:style-name="P6"/>
      <text:h text:style-name="P8" text:outline-level="2">Node 20 goodies you can lean on 💪</text:h>
      <text:p text:style-name="P2">Since you’re on 20.x, you can:</text:p>
      <text:list text:style-name="L51">
        <text:list-item>
          <text:p text:style-name="P61">Use <text:span text:style-name="Strong_20_Emphasis">native </text:span><text:span text:style-name="Strong_20_Emphasis"><text:span text:style-name="Source_20_Text">fetch()</text:span></text:span></text:p>
        </text:list-item>
        <text:list-item>
          <text:p text:style-name="P61">Use <text:span text:style-name="Source_20_Text">fs/promises</text:span></text:p>
        </text:list-item>
        <text:list-item>
          <text:p text:style-name="P61">Use top-level <text:span text:style-name="Source_20_Text">await</text:span></text:p>
        </text:list-item>
        <text:list-item>
          <text:p text:style-name="P61">Use ESM cleanly</text:p>
        </text:list-item>
      </text:list>
      <text:p text:style-name="P2">Example snippet:</text:p>
      <text:p text:style-name="P9"><text:span text:style-name="Source_20_Text">import { readFile, writeFile } from 'fs/promises';</text:span></text:p>
      <text:p text:style-name="P10"/>
      <text:p text:style-name="P10"><text:span text:style-name="Source_20_Text">const raw = await readFile('data/raw/kpis.csv', 'utf8');</text:span></text:p>
      <text:p text:style-name="P10"><text:span text:style-name="Source_20_Text">// transform...</text:span></text:p>
      <text:p text:style-name="P11"><text:span text:style-name="Source_20_Text">await writeFile('public/dashboard.json', JSON.stringify(output, null, 2));</text:span></text:p>
      <text:p text:style-name="P2">No transpilers. No drama.</text:p>
      <text:p text:style-name="P6"/>
      <text:h text:style-name="P8" text:outline-level="2"><text:span text:style-name="Source_20_Text">npx serve .</text:span> is the right choice</text:h>
      <text:p text:style-name="P2">For this use case:</text:p>
      <text:list text:style-name="L52">
        <text:list-item>
          <text:p text:style-name="P62">No bundling</text:p>
        </text:list-item>
        <text:list-item>
          <text:p text:style-name="P62">No framework</text:p>
        </text:list-item>
        <text:list-item>
          <text:p text:style-name="P62"><text:soft-page-break/>No dev server complexity</text:p>
        </text:list-item>
      </text:list>
      <text:p text:style-name="P2">If later you need:</text:p>
      <text:list text:style-name="L53">
        <text:list-item>
          <text:p text:style-name="P63">auth</text:p>
        </text:list-item>
        <text:list-item>
          <text:p text:style-name="P63">dynamic endpoints</text:p>
        </text:list-item>
        <text:list-item>
          <text:p text:style-name="P63">server-side rendering</text:p>
        </text:list-item>
      </text:list>
      <text:p text:style-name="P2">Then you revisit. Not now.</text:p>
      <text:p text:style-name="P6"/>
      <text:h text:style-name="P8" text:outline-level="2">One small but important suggestion ⚠️</text:h>
      <text:p text:style-name="P2">Because <text:span text:style-name="Source_20_Text">serve</text:span> is dumb (in a good way):</text:p>
      <text:p text:style-name="P2"><text:span text:style-name="Strong_20_Emphasis">Never write partial JSON into </text:span><text:span text:style-name="Strong_20_Emphasis"><text:span text:style-name="Source_20_Text">public/</text:span></text:span><text:span text:style-name="Strong_20_Emphasis">.</text:span></text:p>
      <text:p text:style-name="P2">Pattern to use:</text:p>
      <text:p text:style-name="P9"><text:span text:style-name="Source_20_Text">await writeFile('dashboard.tmp.json', json);</text:span></text:p>
      <text:p text:style-name="P11"><text:span text:style-name="Source_20_Text">await rename('dashboard.tmp.json', 'public/dashboard.json');</text:span></text:p>
      <text:p text:style-name="P2">That way:</text:p>
      <text:list text:style-name="L54">
        <text:list-item>
          <text:p text:style-name="P64">Browser never fetches half-written JSON</text:p>
        </text:list-item>
        <text:list-item>
          <text:p text:style-name="P64">No weird intermittent parse errors</text:p>
        </text:list-item>
      </text:list>
      <text:p text:style-name="P6"/>
      <text:h text:style-name="P8" text:outline-level="2">Bottom line</text:h>
      <text:p text:style-name="P2">Given:</text:p>
      <text:list text:style-name="L55">
        <text:list-item>
          <text:p text:style-name="P65">Node 20.19.2</text:p>
        </text:list-item>
        <text:list-item>
          <text:p text:style-name="P65">Static dashboard</text:p>
        </text:list-item>
        <text:list-item>
          <text:p text:style-name="P65">Cron-based updates</text:p>
        </text:list-item>
        <text:list-item>
          <text:p text:style-name="P65">Koha data source</text:p>
        </text:list-item>
      </text:list>
      <text:p text:style-name="P2">👉 <text:span text:style-name="Strong_20_Emphasis">Node transform scripts + static HTML is the optimal solution.</text:span><text:line-break/>Electron is optional future polish, not a requirement.</text:p>
      <text:p text:style-name="P2">When you’re ready, next logical steps:</text:p>
      <text:list text:style-name="L56">
        <text:list-item>
          <text:p text:style-name="P66">Build a real <text:span text:style-name="Source_20_Text">build-dashboard.js</text:span></text:p>
        </text:list-item>
        <text:list-item>
          <text:p text:style-name="P66">Add validation + schema versioning</text:p>
        </text:list-item>
        <text:list-item>
          <text:p text:style-name="P66">Add email summaries</text:p>
        </text:list-item>
        <text:list-item>
          <text:p text:style-name="P66">Decide what <text:span text:style-name="Emphasis">not</text:span> to automate yet 😉</text:p>
        </text:list-item>
      </text:list>
      <text:p text:style-name="P2">You’ve got a very solid foundation here.</text:p>
      <text:p text:style-name="P2"><text:soft-page-break/>ok so due to systems and processes would the server cron emailing the csv for this to be converted and served on the local pc, work?</text:p>
      <text:p text:style-name="P2">Yes — <text:span text:style-name="Strong_20_Emphasis">that will work just fine</text:span>, and given “systems and processes” constraints, it’s actually a <text:span text:style-name="Emphasis">very</text:span> reasonable architecture. You’re not doing anything weird here 👍</text:p>
      <text:p text:style-name="P2">Let me spell it out and flag the few things to watch.</text:p>
      <text:p text:style-name="P6"/>
      <text:h text:style-name="P8" text:outline-level="2">Your proposed flow (restated)</text:h>
      <text:p text:style-name="P9"><text:span text:style-name="Source_20_Text">Koha server</text:span></text:p>
      <text:p text:style-name="P10"><text:span text:style-name="Source_20_Text"><text:s text:c="2"/>└─ cron runs report</text:span></text:p>
      <text:p text:style-name="P10"><text:span text:style-name="Source_20_Text"><text:s text:c="5"/>└─ emails CSV</text:span></text:p>
      <text:p text:style-name="P10"><text:span text:style-name="Source_20_Text"><text:s text:c="8"/>└─ arrives on local PC</text:span></text:p>
      <text:p text:style-name="P10"><text:span text:style-name="Source_20_Text"><text:s text:c="11"/>└─ Node script converts CSV → dashboard.json</text:span></text:p>
      <text:p text:style-name="P11"><text:span text:style-name="Source_20_Text"><text:s text:c="14"/>└─ index.html (served via npx serve) renders it</text:span></text:p>
      <text:p text:style-name="P2">This is <text:span text:style-name="Strong_20_Emphasis">asynchronous, decoupled, and audit-friendly</text:span> — all good traits in institutional setups.</text:p>
      <text:p text:style-name="P6"/>
      <text:h text:style-name="P8" text:outline-level="2">Why this works well in the real world</text:h>
      <text:h text:style-name="P3" text:outline-level="3">✔ Fits governance constraints</text:h>
      <text:list text:style-name="L57">
        <text:list-item>
          <text:p text:style-name="P67">No DB credentials leaving the server</text:p>
        </text:list-item>
        <text:list-item>
          <text:p text:style-name="P67">No inbound connections to Koha</text:p>
        </text:list-item>
        <text:list-item>
          <text:p text:style-name="P67">Email is an approved transport</text:p>
        </text:list-item>
        <text:list-item>
          <text:p text:style-name="P67">Clear human checkpoint (the inbox)</text:p>
        </text:list-item>
      </text:list>
      <text:h text:style-name="P3" text:outline-level="3">✔ Failure is visible</text:h>
      <text:list text:style-name="L58">
        <text:list-item>
          <text:p text:style-name="P68">Email didn’t arrive → obvious</text:p>
        </text:list-item>
        <text:list-item>
          <text:p text:style-name="P68">CSV malformed → transform fails loudly</text:p>
        </text:list-item>
        <text:list-item>
          <text:p text:style-name="P68">Dashboard doesn’t update → noticeable</text:p>
        </text:list-item>
      </text:list>
      <text:p text:style-name="P2">This is <text:span text:style-name="Emphasis">much</text:span> better than silent cron failures.</text:p>
      <text:p text:style-name="P6"/>
      <text:h text:style-name="P8" text:outline-level="2">Things to be careful about (important but manageable)</text:h>
      <text:h text:style-name="P3" text:outline-level="3">1. CSV consistency is now a contract</text:h>
      <text:p text:style-name="P2">Because email is your transport:</text:p>
      <text:list text:style-name="L59">
        <text:list-item>
          <text:p text:style-name="P69">Column names <text:span text:style-name="Strong_20_Emphasis">must not change</text:span></text:p>
        </text:list-item>
        <text:list-item>
          <text:p text:style-name="P69">Order can change (you’ll map by header)</text:p>
        </text:list-item>
        <text:list-item>
          <text:p text:style-name="P69"><text:soft-page-break/>Encoding should be UTF-8</text:p>
        </text:list-item>
      </text:list>
      <text:p text:style-name="P2">Strong recommendation:</text:p>
      <text:list text:style-name="L60">
        <text:list-item>
          <text:p text:style-name="P70">Lock report column names</text:p>
        </text:list-item>
        <text:list-item>
          <text:p text:style-name="P70">Comment the Koha SQL with “DO NOT RENAME COLUMNS”</text:p>
        </text:list-item>
      </text:list>
      <text:p text:style-name="P6"/>
      <text:h text:style-name="P3" text:outline-level="3">2. Attachment naming</text:h>
      <text:p text:style-name="P2">Have cron name files predictably:</text:p>
      <text:p text:style-name="P14"><text:span text:style-name="Source_20_Text">library_dashboard_kpis_2026-01.csv</text:span></text:p>
      <text:p text:style-name="P2">Your local script can then:</text:p>
      <text:list text:style-name="L61">
        <text:list-item>
          <text:p text:style-name="P71">Pick the newest attachment</text:p>
        </text:list-item>
        <text:list-item>
          <text:p text:style-name="P71">Or process everything in a folder</text:p>
        </text:list-item>
      </text:list>
      <text:p text:style-name="P6"/>
      <text:h text:style-name="P3" text:outline-level="3">3. Email clients vs automation ⚠️</text:h>
      <text:p text:style-name="P2">Avoid:</text:p>
      <text:list text:style-name="L62">
        <text:list-item>
          <text:p text:style-name="P72">Parsing directly from Outlook / Gmail UI</text:p>
        </text:list-item>
      </text:list>
      <text:p text:style-name="P2">Instead:</text:p>
      <text:list text:style-name="L63">
        <text:list-item>
          <text:p text:style-name="P73">Rule → save attachments to a folder</text:p>
        </text:list-item>
        <text:list-item>
          <text:p text:style-name="P73">Script watches or scans that folder</text:p>
        </text:list-item>
      </text:list>
      <text:p text:style-name="P2">Example:</text:p>
      <text:p text:style-name="P14"><text:span text:style-name="Source_20_Text">Inbox rule → ~/dashboard/inbox/</text:span></text:p>
      <text:p text:style-name="P2">Your Node script reads from there.</text:p>
      <text:p text:style-name="P6"/>
      <text:h text:style-name="P8" text:outline-level="2">Local Node transform pattern (email-driven)</text:h>
      <text:p text:style-name="P9"><text:span text:style-name="Source_20_Text">inbox/</text:span></text:p>
      <text:p text:style-name="P10"><text:span text:style-name="Source_20_Text"><text:s/>├─ kpis_2026-01.csv</text:span></text:p>
      <text:p text:style-name="P10"><text:span text:style-name="Source_20_Text"><text:s/>├─ loans_by_month_2026-01.csv</text:span></text:p>
      <text:p text:style-name="P11"><text:span text:style-name="Source_20_Text"><text:s/>└─ processed/</text:span></text:p>
      <text:p text:style-name="P2">Script logic:</text:p>
      <text:list text:style-name="L64">
        <text:list-item>
          <text:p text:style-name="P74">Find unprocessed CSVs</text:p>
        </text:list-item>
        <text:list-item>
          <text:p text:style-name="P74">Validate headers</text:p>
        </text:list-item>
        <text:list-item>
          <text:p text:style-name="P74">Convert → JSON fragments</text:p>
        </text:list-item>
        <text:list-item>
          <text:p text:style-name="P74">Build <text:span text:style-name="Source_20_Text">dashboard.json</text:span></text:p>
        </text:list-item>
        <text:list-item>
          <text:p text:style-name="P74"><text:soft-page-break/>Move CSVs to <text:span text:style-name="Source_20_Text">processed/</text:span></text:p>
        </text:list-item>
      </text:list>
      <text:p text:style-name="P6"/>
      <text:h text:style-name="P8" text:outline-level="2">Cron timing mismatch (actually a feature)</text:h>
      <text:p text:style-name="P2">Server cron might run at:</text:p>
      <text:list text:style-name="L65">
        <text:list-item>
          <text:p text:style-name="P75">02:00</text:p>
        </text:list-item>
      </text:list>
      <text:p text:style-name="P2">Local machine might:</text:p>
      <text:list text:style-name="L66">
        <text:list-item>
          <text:p text:style-name="P76">Process at 09:00 when you open it</text:p>
        </text:list-item>
      </text:list>
      <text:p text:style-name="P2">That’s fine:</text:p>
      <text:list text:style-name="L67">
        <text:list-item>
          <text:p text:style-name="P77">Dashboard reflects <text:span text:style-name="Emphasis">latest received data</text:span></text:p>
        </text:list-item>
        <text:list-item>
          <text:p text:style-name="P77"><text:span text:style-name="Source_20_Text">meta.generated_at</text:span> can reflect <text:span text:style-name="Strong_20_Emphasis">data time</text:span>, not transform time</text:p>
        </text:list-item>
      </text:list>
      <text:p text:style-name="P2">Add both:</text:p>
      <text:p text:style-name="P9"><text:span text:style-name="Source_20_Text">"meta": {</text:span></text:p>
      <text:p text:style-name="P10"><text:span text:style-name="Source_20_Text"><text:s text:c="2"/>"data_generated_at": "2026-01-03T02:15:00Z",</text:span></text:p>
      <text:p text:style-name="P10"><text:span text:style-name="Source_20_Text"><text:s text:c="2"/>"dashboard_built_at": "2026-01-03T09:12:00Z"</text:span></text:p>
      <text:p text:style-name="P11"><text:span text:style-name="Source_20_Text">}</text:span></text:p>
      <text:p text:style-name="P6"/>
      <text:h text:style-name="P8" text:outline-level="2">Security &amp; trust model (worth stating)</text:h>
      <text:list text:style-name="L68">
        <text:list-item>
          <text:p text:style-name="P78">Email = trusted internal source</text:p>
        </text:list-item>
        <text:list-item>
          <text:p text:style-name="P78">CSV = semi-trusted input</text:p>
        </text:list-item>
        <text:list-item>
          <text:p text:style-name="P78">Transform script should:</text:p>
          <text:list>
            <text:list-item>
              <text:p text:style-name="P78">validate headers</text:p>
            </text:list-item>
            <text:list-item>
              <text:p text:style-name="P78">reject unexpected columns</text:p>
            </text:list-item>
            <text:list-item>
              <text:p text:style-name="P78">fail safely</text:p>
            </text:list-item>
          </text:list>
        </text:list-item>
      </text:list>
      <text:p text:style-name="P2">This is good practice and auditors like it.</text:p>
      <text:p text:style-name="P6"/>
      <text:h text:style-name="P8" text:outline-level="2">When this <text:span text:style-name="Emphasis">wouldn’t</text:span> be ideal</text:h>
      <text:list text:style-name="L69">
        <text:list-item>
          <text:p text:style-name="P79">Daily or hourly updates</text:p>
        </text:list-item>
        <text:list-item>
          <text:p text:style-name="P79">Very large datasets</text:p>
        </text:list-item>
        <text:list-item>
          <text:p text:style-name="P79">Real-time dashboards</text:p>
        </text:list-item>
        <text:list-item>
          <text:p text:style-name="P79">Public-facing systems</text:p>
        </text:list-item>
      </text:list>
      <text:p text:style-name="P2">For <text:span text:style-name="Strong_20_Emphasis">monthly / termly library stats</text:span> — it’s spot on.</text:p>
      <text:p text:style-name="P6"/>
      <text:h text:style-name="P8" text:outline-level="2"><text:soft-page-break/>Verdict</text:h>
      <text:p text:style-name="P2">✔ Yes, emailing CSV from server cron<text:line-break/>✔ Converting locally with Node<text:line-break/>✔ Serving static HTML via <text:span text:style-name="Source_20_Text">npx serve</text:span></text:p>
      <text:p text:style-name="P2">…is <text:span text:style-name="Strong_20_Emphasis">perfectly valid, robust, and pragmatic</text:span>.</text:p>
      <text:p text:style-name="P2">You’re designing around constraints instead of fighting them — which is exactly what good systems work looks like.</text:p>
      <text:p text:style-name="P2">If you want next:</text:p>
      <text:list text:style-name="L70">
        <text:list-item>
          <text:p text:style-name="P80">I can sketch the <text:span text:style-name="Strong_20_Emphasis">server cron email script</text:span></text:p>
        </text:list-item>
        <text:list-item>
          <text:p text:style-name="P80">Or design the <text:span text:style-name="Strong_20_Emphasis">local attachment → dashboard pipeline</text:span></text:p>
        </text:list-item>
        <text:list-item>
          <text:p text:style-name="P80">Or help you define a <text:span text:style-name="Strong_20_Emphasis">CSV contract</text:span> so future-you doesn’t get burned</text:p>
        </text:list-item>
      </text:list>
      <text:p text:style-name="P2">so I will want to define the CSV contract next, but first... what would a very large dataset be</text:p>
      <text:p text:style-name="P2">Great question — and it’s smart you’re asking <text:span text:style-name="Emphasis">before</text:span> you lock the contract.<text:line-break/>“Very large” is one of those terms people throw around without context, so let’s pin it down <text:span text:style-name="Strong_20_Emphasis">for your exact setup</text:span>.</text:p>
      <text:p text:style-name="P2">I’ll frame this relative to:</text:p>
      <text:list text:style-name="L71">
        <text:list-item>
          <text:p text:style-name="P81">Koha</text:p>
        </text:list-item>
        <text:list-item>
          <text:p text:style-name="P81">CSV over email</text:p>
        </text:list-item>
        <text:list-item>
          <text:p text:style-name="P81">Node transform on a local PC</text:p>
        </text:list-item>
        <text:list-item>
          <text:p text:style-name="P81">Static dashboard</text:p>
        </text:list-item>
      </text:list>
      <text:p text:style-name="P6"/>
      <text:h text:style-name="P8" text:outline-level="2">TL;DR (numbers you can actually use)</text:h>
      <text:p text:style-name="P2">For <text:span text:style-name="Strong_20_Emphasis">your pipeline</text:span>, think of it like thi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ize</text:p>
            </table:table-cell>
            <table:table-cell table:style-name="Table1.A1" office:value-type="string">
              <text:p text:style-name="Table_20_Heading">Rough rows</text:p>
            </table:table-cell>
            <table:table-cell table:style-name="Table1.A1" office:value-type="string">
              <text:p text:style-name="Table_20_Heading">CSV size</text:p>
            </table:table-cell>
            <table:table-cell table:style-name="Table1.A1" office:value-type="string">
              <text:p text:style-name="Table_20_Heading">Verdict</text:p>
            </table:table-cell>
          </table:table-row>
        </table:table-header-rows>
        <table:table-row>
          <table:table-cell table:style-name="Table1.A1" office:value-type="string">
            <text:p text:style-name="Table_20_Contents"><text:span text:style-name="Strong_20_Emphasis">Small</text:span></text:p>
          </table:table-cell>
          <table:table-cell table:style-name="Table1.A1" office:value-type="string">
            <text:p text:style-name="Table_20_Contents">&lt; 10k</text:p>
          </table:table-cell>
          <table:table-cell table:style-name="Table1.A1" office:value-type="string">
            <text:p text:style-name="Table_20_Contents">&lt; 2 MB</text:p>
          </table:table-cell>
          <table:table-cell table:style-name="Table1.A1" office:value-type="string">
            <text:p text:style-name="Table_20_Contents">Totally safe</text:p>
          </table:table-cell>
        </table:table-row>
        <table:table-row>
          <table:table-cell table:style-name="Table1.A1" office:value-type="string">
            <text:p text:style-name="Table_20_Contents"><text:span text:style-name="Strong_20_Emphasis">Medium</text:span></text:p>
          </table:table-cell>
          <table:table-cell table:style-name="Table1.A1" office:value-type="string">
            <text:p text:style-name="Table_20_Contents">10k–100k</text:p>
          </table:table-cell>
          <table:table-cell table:style-name="Table1.A1" office:value-type="string">
            <text:p text:style-name="Table_20_Contents">2–20 MB</text:p>
          </table:table-cell>
          <table:table-cell table:style-name="Table1.A1" office:value-type="string">
            <text:p text:style-name="Table_20_Contents">Fine, but don’t email daily</text:p>
          </table:table-cell>
        </table:table-row>
        <table:table-row>
          <table:table-cell table:style-name="Table1.A1" office:value-type="string">
            <text:p text:style-name="Table_20_Contents"><text:span text:style-name="Strong_20_Emphasis">Large</text:span></text:p>
          </table:table-cell>
          <table:table-cell table:style-name="Table1.A1" office:value-type="string">
            <text:p text:style-name="Table_20_Contents">100k–1M</text:p>
          </table:table-cell>
          <table:table-cell table:style-name="Table1.A1" office:value-type="string">
            <text:p text:style-name="Table_20_Contents">20–200 MB</text:p>
          </table:table-cell>
          <table:table-cell table:style-name="Table1.A1" office:value-type="string">
            <text:p text:style-name="Table_20_Contents">Painful, fragile</text:p>
          </table:table-cell>
        </table:table-row>
        <table:table-row>
          <table:table-cell table:style-name="Table1.A1" office:value-type="string">
            <text:p text:style-name="Table_20_Contents"><text:span text:style-name="Strong_20_Emphasis">Very large</text:span></text:p>
          </table:table-cell>
          <table:table-cell table:style-name="Table1.A1" office:value-type="string">
            <text:p text:style-name="Table_20_Contents">1M+</text:p>
          </table:table-cell>
          <table:table-cell table:style-name="Table1.A1" office:value-type="string">
            <text:p text:style-name="Table_20_Contents">200 MB+</text:p>
          </table:table-cell>
          <table:table-cell table:style-name="Table1.A1" office:value-type="string">
            <text:p text:style-name="Table_20_Contents">❌ Not suitable for email</text:p>
          </table:table-cell>
        </table:table-row>
      </table:table>
      <text:p text:style-name="P2"><text:span text:style-name="Strong_20_Emphasis">Your dashboard should live firmly in “small”.</text:span></text:p>
      <text:p text:style-name="P6"/>
      <text:h text:style-name="P8" text:outline-level="2">What “very large” actually means in practice</text:h>
      <text:h text:style-name="P3" text:outline-level="3">1. Email becomes the bottleneck first 📧</text:h>
      <text:p text:style-name="P2">Most orgs have:</text:p>
      <text:list text:style-name="L72">
        <text:list-item>
          <text:p text:style-name="P82"><text:soft-page-break/>~10–25 MB attachment limits</text:p>
        </text:list-item>
        <text:list-item>
          <text:p text:style-name="P82">Spam filters that hate big CSVs</text:p>
        </text:list-item>
        <text:list-item>
          <text:p text:style-name="P82">Mail servers that silently drop large attachments</text:p>
        </text:list-item>
      </text:list>
      <text:p text:style-name="P2">So <text:span text:style-name="Emphasis">practically</text:span>:</text:p>
      <text:p text:style-name="P83"><text:span text:style-name="Strong_20_Emphasis">Anything over ~15 MB is already “too large” for email.</text:span></text:p>
      <text:p text:style-name="P2">Even if it technically sends once, it will bite you later.</text:p>
      <text:p text:style-name="P6"/>
      <text:h text:style-name="P3" text:outline-level="3">2. Node + CSV parsing limits (not the real problem)</text:h>
      <text:p text:style-name="P2">Node 20 can happily parse:</text:p>
      <text:list text:style-name="L73">
        <text:list-item>
          <text:p text:style-name="P84">Hundreds of thousands of rows</text:p>
        </text:list-item>
        <text:list-item>
          <text:p text:style-name="P84">Tens of MB of CSV</text:p>
        </text:list-item>
      </text:list>
      <text:p text:style-name="P2">Memory-wise:</text:p>
      <text:list text:style-name="L74">
        <text:list-item>
          <text:p text:style-name="P85">100k rows ≈ nothing</text:p>
        </text:list-item>
        <text:list-item>
          <text:p text:style-name="P85">1M rows ≈ noticeable but fine</text:p>
        </text:list-item>
        <text:list-item>
          <text:p text:style-name="P85">5M+ rows ≈ you start caring</text:p>
        </text:list-item>
      </text:list>
      <text:p text:style-name="P2">But you’ll hit <text:span text:style-name="Strong_20_Emphasis">email and human usability limits long before Node breaks a sweat</text:span>.</text:p>
      <text:p text:style-name="P6"/>
      <text:h text:style-name="P3" text:outline-level="3">3. Human sanity limit (the real definition)</text:h>
      <text:p text:style-name="P2">Ask:</text:p>
      <text:p text:style-name="P83">“Would I ever open this CSV in Excel?”</text:p>
      <text:p text:style-name="P2">If the honest answer is:</text:p>
      <text:list text:style-name="L75">
        <text:list-item>
          <text:p text:style-name="P86">“No, Excel chokes”</text:p>
        </text:list-item>
        <text:list-item>
          <text:p text:style-name="P86">“It takes minutes to open”</text:p>
        </text:list-item>
        <text:list-item>
          <text:p text:style-name="P86">“I would never eyeball this”</text:p>
        </text:list-item>
      </text:list>
      <text:p text:style-name="P2">Then it’s <text:span text:style-name="Strong_20_Emphasis">too large for this workflow</text:span>.</text:p>
      <text:p text:style-name="P6"/>
      <text:h text:style-name="P8" text:outline-level="2">Koha-specific examples</text:h>
      <text:h text:style-name="P3" text:outline-level="3">✔ Reasonable dashboard exports</text:h>
      <text:list text:style-name="L76">
        <text:list-item>
          <text:p text:style-name="P87">Loans by month (12 rows)</text:p>
        </text:list-item>
        <text:list-item>
          <text:p text:style-name="P87">Active borrowers (1 row)</text:p>
        </text:list-item>
        <text:list-item>
          <text:p text:style-name="P87"><text:soft-page-break/>Items never borrowed (1 row)</text:p>
        </text:list-item>
        <text:list-item>
          <text:p text:style-name="P87">Loans by branch (10–50 rows)</text:p>
        </text:list-item>
        <text:list-item>
          <text:p text:style-name="P87">Loans by item type (10–30 rows)</text:p>
        </text:list-item>
      </text:list>
      <text:p text:style-name="P2">These are <text:span text:style-name="Strong_20_Emphasis">tiny</text:span> and perfect.</text:p>
      <text:p text:style-name="P6"/>
      <text:h text:style-name="P3" text:outline-level="3">❌ “Very large” (don’t do this)</text:h>
      <text:list text:style-name="L77">
        <text:list-item>
          <text:p text:style-name="P88">Every loan transaction</text:p>
        </text:list-item>
        <text:list-item>
          <text:p text:style-name="P88">Every borrower</text:p>
        </text:list-item>
        <text:list-item>
          <text:p text:style-name="P88">Every item</text:p>
        </text:list-item>
        <text:list-item>
          <text:p text:style-name="P88">Per-issue daily history</text:p>
        </text:list-item>
        <text:list-item>
          <text:p text:style-name="P88">Raw circulation logs</text:p>
        </text:list-item>
      </text:list>
      <text:p text:style-name="P2">Example:</text:p>
      <text:p text:style-name="P14"><text:span text:style-name="Source_20_Text">issues table for a year = 200k–500k rows</text:span></text:p>
      <text:p text:style-name="P2">That’s:</text:p>
      <text:list text:style-name="L78">
        <text:list-item>
          <text:p text:style-name="P89">Useless for a dashboard</text:p>
        </text:list-item>
        <text:list-item>
          <text:p text:style-name="P89">Bad for email</text:p>
        </text:list-item>
        <text:list-item>
          <text:p text:style-name="P89">Overkill for Node</text:p>
        </text:list-item>
        <text:list-item>
          <text:p text:style-name="P89">A maintenance nightmare</text:p>
        </text:list-item>
      </text:list>
      <text:p text:style-name="P6"/>
      <text:h text:style-name="P8" text:outline-level="2">Rule of thumb you can bake into policy</text:h>
      <text:p text:style-name="P83"><text:span text:style-name="Strong_20_Emphasis">If the report has more than ~5,000 rows, it’s not a dashboard input — it’s a data export.</text:span></text:p>
      <text:p text:style-name="P2">Dashboards want:</text:p>
      <text:list text:style-name="L79">
        <text:list-item>
          <text:p text:style-name="P90">Aggregates</text:p>
        </text:list-item>
        <text:list-item>
          <text:p text:style-name="P90">Buckets</text:p>
        </text:list-item>
        <text:list-item>
          <text:p text:style-name="P90">Trends</text:p>
        </text:list-item>
        <text:list-item>
          <text:p text:style-name="P90">KPIs</text:p>
        </text:list-item>
      </text:list>
      <text:p text:style-name="P2">Not raw facts.</text:p>
      <text:p text:style-name="P6"/>
      <text:h text:style-name="P8" text:outline-level="2">How this affects your CSV contract design</text:h>
      <text:p text:style-name="P2">Because you’re <text:span text:style-name="Emphasis">not</text:span> dealing with large data, your contract can assume:</text:p>
      <text:list text:style-name="L80">
        <text:list-item>
          <text:p text:style-name="P91"><text:soft-page-break/>Entire file fits in memory</text:p>
        </text:list-item>
        <text:list-item>
          <text:p text:style-name="P91">One-pass parsing</text:p>
        </text:list-item>
        <text:list-item>
          <text:p text:style-name="P91">Validation is cheap</text:p>
        </text:list-item>
        <text:list-item>
          <text:p text:style-name="P91">No streaming required</text:p>
        </text:list-item>
      </text:list>
      <text:p text:style-name="P2">That simplifies everything.</text:p>
      <text:p text:style-name="P6"/>
      <text:h text:style-name="P8" text:outline-level="2">One last practical sanity check</text:h>
      <text:p text:style-name="P2">If someone later asks:</text:p>
      <text:p text:style-name="P83">“Can we add a widget that lists every loan?”</text:p>
      <text:p text:style-name="P2">That’s your moment to say:</text:p>
      <text:p text:style-name="P83">“That’s a report, not a dashboard.”</text:p>
      <text:p text:style-name="P2">And you’ll be <text:span text:style-name="Strong_20_Emphasis">technically correct and operationally right</text:span>.</text:p>
      <text:p text:style-name="P6"/>
      <text:h text:style-name="P3" text:outline-level="3">Bottom line</text:h>
      <text:p text:style-name="P2">For your setup:</text:p>
      <text:list text:style-name="L81">
        <text:list-item>
          <text:p text:style-name="P92"><text:span text:style-name="Strong_20_Emphasis">Very large = anything you wouldn’t happily email</text:span></text:p>
        </text:list-item>
        <text:list-item>
          <text:p text:style-name="P92">Keep CSVs <text:span text:style-name="Strong_20_Emphasis">aggregated and small</text:span></text:p>
        </text:list-item>
        <text:list-item>
          <text:p text:style-name="P92">If it feels big, it’s the wrong level of data</text:p>
        </text:list-item>
      </text:list>
      <text:p text:style-name="P2">When you’re ready, we can define the <text:span text:style-name="Strong_20_Emphasis">CSV contract</text:span> so it <text:span text:style-name="Emphasis">enforces</text:span> these limits and protects future-you from scope creep 😄</text:p>
      <text:p text:style-name="P2">ok so we will do that in a moment and thank you for the rationale. First can you list the top 20 KPI subjects that are commonly used for these kind of dashboards</text:p>
      <text:p text:style-name="P2">Absolutely — and nice pause point 👍<text:line-break/>Below is a <text:span text:style-name="Strong_20_Emphasis">practical, library-world-realistic top 20</text:span> list. These are KPIs you’ll see again and again in academic and public library dashboards, especially ones built from Koha-style data.</text:p>
      <text:p text:style-name="P2">I’ll keep them <text:span text:style-name="Strong_20_Emphasis">dashboard-appropriate</text:span> (small, aggregated, decision-useful).</text:p>
      <text:p text:style-name="P6"/>
      <text:h text:style-name="P8" text:outline-level="2">Top 20 Common Library Dashboard KPIs</text:h>
      <text:h text:style-name="P3" text:outline-level="3"><text:span text:style-name="Strong_20_Emphasis">Circulation &amp; Use</text:span></text:h>
      <text:list text:style-name="L82">
        <text:list-item>
          <text:p text:style-name="P93"><text:span text:style-name="Strong_20_Emphasis">Total loans</text:span><text:line-break/>Core “are we being used?” number.</text:p>
        </text:list-item>
        <text:list-item>
          <text:p text:style-name="P93"><text:soft-page-break/><text:span text:style-name="Strong_20_Emphasis">Loans per active borrower</text:span><text:line-break/>Better signal than raw loans.</text:p>
        </text:list-item>
        <text:list-item>
          <text:p text:style-name="P93"><text:span text:style-name="Strong_20_Emphasis">Active borrowers</text:span><text:line-break/>Borrowers with ≥1 loan in the period.</text:p>
        </text:list-item>
        <text:list-item>
          <text:p text:style-name="P93"><text:span text:style-name="Strong_20_Emphasis">Renewals count</text:span><text:line-break/>Indicates demand pressure and engagement.</text:p>
        </text:list-item>
        <text:list-item>
          <text:p text:style-name="P93"><text:span text:style-name="Strong_20_Emphasis">In-library use (if tracked)</text:span><text:line-break/>Especially relevant for reference collections.</text:p>
        </text:list-item>
      </text:list>
      <text:p text:style-name="P6"/>
      <text:h text:style-name="P3" text:outline-level="3"><text:span text:style-name="Strong_20_Emphasis">Collection Health</text:span></text:h>
      <text:list text:style-name="L83">
        <text:list-item>
          <text:p text:style-name="P94"><text:span text:style-name="Strong_20_Emphasis">Items never borrowed</text:span><text:line-break/>Gold-standard collection health metric.</text:p>
        </text:list-item>
        <text:list-item>
          <text:p text:style-name="P94"><text:span text:style-name="Strong_20_Emphasis">Percentage of collection never borrowed</text:span><text:line-break/>More meaningful than raw count.</text:p>
        </text:list-item>
        <text:list-item>
          <text:p text:style-name="P94"><text:span text:style-name="Strong_20_Emphasis">New items added (period)</text:span><text:line-break/>Context for usage growth or stagnation.</text:p>
        </text:list-item>
        <text:list-item>
          <text:p text:style-name="P94"><text:span text:style-name="Strong_20_Emphasis">Withdrawn / deleted items</text:span><text:line-break/>Signals active collection management.</text:p>
        </text:list-item>
      </text:list>
      <text:p text:style-name="P6"/>
      <text:h text:style-name="P3" text:outline-level="3"><text:span text:style-name="Strong_20_Emphasis">User Engagement</text:span></text:h>
      <text:list text:style-name="L84">
        <text:list-item>
          <text:p text:style-name="P95"><text:span text:style-name="Strong_20_Emphasis">New borrowers registered</text:span><text:line-break/>Especially useful term-by-term.</text:p>
        </text:list-item>
        <text:list-item>
          <text:p text:style-name="P95"><text:span text:style-name="Strong_20_Emphasis">Borrowers with &gt;X loans</text:span><text:line-break/>Shows depth of engagement, not just breadth.</text:p>
        </text:list-item>
        <text:list-item>
          <text:p text:style-name="P95"><text:span text:style-name="Strong_20_Emphasis">Inactive borrowers</text:span><text:line-break/>Registered but no loans in period/year.</text:p>
        </text:list-item>
      </text:list>
      <text:p text:style-name="P6"/>
      <text:h text:style-name="P3" text:outline-level="3"><text:span text:style-name="Strong_20_Emphasis">Equity &amp; Coverage</text:span></text:h>
      <text:list text:style-name="L85">
        <text:list-item>
          <text:p text:style-name="P96"><text:span text:style-name="Strong_20_Emphasis">Loans by branch / location</text:span><text:line-break/>Always requested by management.</text:p>
        </text:list-item>
        <text:list-item>
          <text:p text:style-name="P96"><text:span text:style-name="Strong_20_Emphasis">Loans by item type</text:span><text:line-break/>Print vs AV vs equipment, etc.</text:p>
        </text:list-item>
        <text:list-item>
          <text:p text:style-name="P96"><text:span text:style-name="Strong_20_Emphasis">Loans by borrower category</text:span><text:line-break/>UG / PG / staff / external.</text:p>
        </text:list-item>
      </text:list>
      <text:p text:style-name="P6"/>
      <text:h text:style-name="P3" text:outline-level="3"><text:soft-page-break/><text:span text:style-name="Strong_20_Emphasis">Performance &amp; Demand</text:span></text:h>
      <text:list text:style-name="L86">
        <text:list-item>
          <text:p text:style-name="P97"><text:span text:style-name="Strong_20_Emphasis">Average loan duration</text:span><text:line-break/>Helps tune loan rules.</text:p>
        </text:list-item>
        <text:list-item>
          <text:p text:style-name="P97"><text:span text:style-name="Strong_20_Emphasis">Holds placed</text:span><text:line-break/>Proxy for unmet demand.</text:p>
        </text:list-item>
        <text:list-item>
          <text:p text:style-name="P97"><text:span text:style-name="Strong_20_Emphasis">Holds fill rate</text:span><text:line-break/>Are requests being satisfied?</text:p>
        </text:list-item>
        <text:list-item>
          <text:p text:style-name="P97"><text:span text:style-name="Strong_20_Emphasis">Overdue rate</text:span><text:line-break/>Operational health signal.</text:p>
        </text:list-item>
      </text:list>
      <text:p text:style-name="P6"/>
      <text:h text:style-name="P3" text:outline-level="3"><text:span text:style-name="Strong_20_Emphasis">High-Level Efficiency</text:span></text:h>
      <text:list text:style-name="L87">
        <text:list-item>
          <text:p text:style-name="P98"><text:span text:style-name="Strong_20_Emphasis">Cost per loan</text:span> <text:span text:style-name="Emphasis">(if finance data available)</text:span><text:line-break/>Powerful but optional — don’t force it early.</text:p>
        </text:list-item>
      </text:list>
      <text:p text:style-name="P6"/>
      <text:h text:style-name="P8" text:outline-level="2">KPIs I’d <text:span text:style-name="Emphasis">deliberately</text:span> exclude early on ❌</text:h>
      <text:list text:style-name="L88">
        <text:list-item>
          <text:p text:style-name="P99">Raw transaction counts per day</text:p>
        </text:list-item>
        <text:list-item>
          <text:p text:style-name="P99">Full borrower lists</text:p>
        </text:list-item>
        <text:list-item>
          <text:p text:style-name="P99">Per-item circulation history</text:p>
        </text:list-item>
        <text:list-item>
          <text:p text:style-name="P99">Anything requiring joins across 5+ tables</text:p>
        </text:list-item>
        <text:list-item>
          <text:p text:style-name="P99">Anything you’d need to “explain” every time it’s shown</text:p>
        </text:list-item>
      </text:list>
      <text:p text:style-name="P2">If it needs a paragraph of caveats, it’s not a KPI.</text:p>
      <text:p text:style-name="P6"/>
      <text:h text:style-name="P8" text:outline-level="2">How these usually shake out in real dashboards</text:h>
      <text:p text:style-name="P2">Most libraries end up with:</text:p>
      <text:list text:style-name="L89">
        <text:list-item>
          <text:p text:style-name="P100"><text:span text:style-name="Strong_20_Emphasis">5–8 headline KPIs</text:span> (top of page)</text:p>
        </text:list-item>
        <text:list-item>
          <text:p text:style-name="P100"><text:span text:style-name="Strong_20_Emphasis">10–15 supporting KPIs</text:span> available but not all shown at once</text:p>
        </text:list-item>
        <text:list-item>
          <text:p text:style-name="P100">Rotating widgets by audience (management vs ops)</text:p>
        </text:list-item>
      </text:list>
      <text:p text:style-name="P2">You <text:span text:style-name="Emphasis">do not</text:span> need all 20 at once.</text:p>
      <text:p text:style-name="P6"/>
      <text:h text:style-name="P8" text:outline-level="2">Strong recommendation for your next step</text:h>
      <text:p text:style-name="P2">When we define the CSV contract, we should:</text:p>
      <text:list text:style-name="L90">
        <text:list-item>
          <text:p text:style-name="P101">Pick <text:span text:style-name="Strong_20_Emphasis">6–10 KPIs max</text:span> for v1</text:p>
        </text:list-item>
        <text:list-item>
          <text:p text:style-name="P101"><text:soft-page-break/>Lock their definitions in writing</text:p>
        </text:list-item>
        <text:list-item>
          <text:p text:style-name="P101">Make everything else optional / phase 2</text:p>
        </text:list-item>
      </text:list>
      <text:p text:style-name="P2">That’s how dashboards actually survive contact with reality.</text:p>
      <text:p text:style-name="P2">If you want, next we can:</text:p>
      <text:list text:style-name="L91">
        <text:list-item>
          <text:p text:style-name="P102">Narrow this list to <text:span text:style-name="Emphasis">your</text:span> institution</text:p>
        </text:list-item>
        <text:list-item>
          <text:p text:style-name="P102">Map KPIs → Koha tables</text:p>
        </text:list-item>
        <text:list-item>
          <text:p text:style-name="P102">Decide which KPIs are <text:span text:style-name="Strong_20_Emphasis">monthly vs annual</text:span></text:p>
        </text:list-item>
      </text:list>
      <text:p text:style-name="P2">Just say where you want to go next.</text:p>
      <text:p text:style-name="P2">OK so lots of those look very useful for data analysis</text:p>
      <text:p text:style-name="P2">Exactly — that’s the beauty of a well-chosen KPI list: the same metrics serve <text:span text:style-name="Strong_20_Emphasis">both dashboards and deeper analysis</text:span>.</text:p>
      <text:p text:style-name="P2">Think of it this way:</text:p>
      <text:list text:style-name="L92">
        <text:list-item>
          <text:p text:style-name="P103"><text:span text:style-name="Strong_20_Emphasis">Dashboard KPIs</text:span> = high-level, digestible signals for decision-making (executives, managers, or staff glancing at the dashboard).</text:p>
        </text:list-item>
        <text:list-item>
          <text:p text:style-name="P103"><text:span text:style-name="Strong_20_Emphasis">Analysis KPIs</text:span> = raw numbers, distributions, breakdowns, trends that analysts slice and dice to answer “why” or “how” questions.</text:p>
        </text:list-item>
      </text:list>
      <text:p text:style-name="P2">For exampl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KPI</text:p>
            </table:table-cell>
            <table:table-cell table:style-name="Table2.A1" office:value-type="string">
              <text:p text:style-name="Table_20_Heading">Dashboard use</text:p>
            </table:table-cell>
            <table:table-cell table:style-name="Table2.A1" office:value-type="string">
              <text:p text:style-name="Table_20_Heading">Analytical use</text:p>
            </table:table-cell>
          </table:table-row>
        </table:table-header-rows>
        <table:table-row>
          <table:table-cell table:style-name="Table2.A1" office:value-type="string">
            <text:p text:style-name="Table_20_Contents">Total loans</text:p>
          </table:table-cell>
          <table:table-cell table:style-name="Table2.A1" office:value-type="string">
            <text:p text:style-name="Table_20_Contents">Big number at the top of the page</text:p>
          </table:table-cell>
          <table:table-cell table:style-name="Table2.A1" office:value-type="string">
            <text:p text:style-name="Table_20_Contents">Trend over months/years, seasonality analysis</text:p>
          </table:table-cell>
        </table:table-row>
        <table:table-row>
          <table:table-cell table:style-name="Table2.A1" office:value-type="string">
            <text:p text:style-name="Table_20_Contents">Loans per borrower</text:p>
          </table:table-cell>
          <table:table-cell table:style-name="Table2.A1" office:value-type="string">
            <text:p text:style-name="Table_20_Contents">Quick engagement signal</text:p>
          </table:table-cell>
          <table:table-cell table:style-name="Table2.A1" office:value-type="string">
            <text:p text:style-name="Table_20_Contents">Identify heavy users or under-served groups</text:p>
          </table:table-cell>
        </table:table-row>
        <table:table-row>
          <table:table-cell table:style-name="Table2.A1" office:value-type="string">
            <text:p text:style-name="Table_20_Contents">Items never borrowed</text:p>
          </table:table-cell>
          <table:table-cell table:style-name="Table2.A1" office:value-type="string">
            <text:p text:style-name="Table_20_Contents">Alert for collection review</text:p>
          </table:table-cell>
          <table:table-cell table:style-name="Table2.A1" office:value-type="string">
            <text:p text:style-name="Table_20_Contents">Deep dive into subjects, age of items, branch patterns</text:p>
          </table:table-cell>
        </table:table-row>
        <table:table-row>
          <table:table-cell table:style-name="Table2.A1" office:value-type="string">
            <text:p text:style-name="Table_20_Contents">Holds fill rate</text:p>
          </table:table-cell>
          <table:table-cell table:style-name="Table2.A1" office:value-type="string">
            <text:p text:style-name="Table_20_Contents">Operational health signal</text:p>
          </table:table-cell>
          <table:table-cell table:style-name="Table2.A1" office:value-type="string">
            <text:p text:style-name="Table_20_Contents">Pinpoint bottlenecks by item type or branch</text:p>
          </table:table-cell>
        </table:table-row>
      </table:table>
      <text:p text:style-name="P6"/>
      <text:p text:style-name="P2">The nice thing about starting with <text:span text:style-name="Strong_20_Emphasis">aggregated KPIs</text:span> is that you can always <text:span text:style-name="Strong_20_Emphasis">store the raw underlying data</text:span> separately. That way, your dashboard remains simple, but you can run <text:span text:style-name="Strong_20_Emphasis">Excel, Python, or Node scripts</text:span> to do more detailed analyses when needed.</text:p>
      <text:p text:style-name="P2">So your dashboard and analytics pipelines don’t compete — they complement each other.</text:p>
      <text:p text:style-name="P2">If you want, we can move next to <text:span text:style-name="Strong_20_Emphasis">designing the CSV contract</text:span> in a way that keeps both worlds happy:</text:p>
      <text:list text:style-name="L93">
        <text:list-item>
          <text:p text:style-name="P104">Small, consistent CSVs for dashboard rendering</text:p>
        </text:list-item>
        <text:list-item>
          <text:p text:style-name="P104">Flexible enough to be reused for analysis</text:p>
        </text:list-item>
      </text:list>
      <text:p text:style-name="P2">Do you want me to outline that?</text:p>
      <text:p text:style-name="P2">yes please here are the core options that will be useful for feedback on areas working right now Circulation &amp; Use 1. Total loans Core “are we being used?” number. 2. Loans per active borrower <text:soft-page-break/>Better signal than raw loans. 3. Active borrowers Borrowers with ≥1 loan in the period. 4. Renewals count Indicates demand pressure and engagement. 5. In-library use (if tracked) Especially relevant for reference collections. 6. Collection Tracking 7. Percentage of collection never borrowed More meaningful than raw count. 8. New items added (period) Context for usage growth or stagnation. 9. Withdrawn / deleted items Signals active collection management. Equity &amp; Coverage 16. Loans by branch / location Always requested by management. 17. Loans by item type Print vs AV vs equipment, etc. 18. Loans by borrower category UG / PG / staff / external. Performance &amp; Demand 20. Average loan duration Helps tune loan rules. 21. Holds placed Proxy for unmet demand. 22. Holds fill rate Are requests being satisfied? 23. Overdue rate Operational health signal.</text:p>
      <text:p text:style-name="P2">Perfect — that’s a solid, actionable core KPI set. Now we can design a <text:span text:style-name="Strong_20_Emphasis">CSV contract</text:span> that will make your dashboard workflow robust, consistent, and future-proof. I’ll take your list and translate it into a practical CSV specification.</text:p>
      <text:p text:style-name="P6"/>
      <text:h text:style-name="P8" text:outline-level="2">1. Principles of a Good CSV Contract</text:h>
      <text:list text:style-name="L94">
        <text:list-item>
          <text:p text:style-name="P105"><text:span text:style-name="Strong_20_Emphasis">Column names are fixed and descriptive</text:span> – avoid spaces, punctuation, or renaming.</text:p>
        </text:list-item>
        <text:list-item>
          <text:p text:style-name="P105"><text:span text:style-name="Strong_20_Emphasis">Order of columns can change</text:span>, but the script must map by header.</text:p>
        </text:list-item>
        <text:list-item>
          <text:p text:style-name="P105"><text:span text:style-name="Strong_20_Emphasis">Each CSV represents a single KPI category or widget</text:span> – easier to validate.</text:p>
        </text:list-item>
        <text:list-item>
          <text:p text:style-name="P105"><text:span text:style-name="Strong_20_Emphasis">Values are normalized / numeric where appropriate</text:span> – no formatted strings.</text:p>
        </text:list-item>
        <text:list-item>
          <text:p text:style-name="P105"><text:span text:style-name="Strong_20_Emphasis">Dates / timestamps in ISO 8601</text:span> (<text:span text:style-name="Source_20_Text">YYYY-MM-DD</text:span> or <text:span text:style-name="Source_20_Text">YYYY-MM-DDTHH:MM:SSZ</text:span>) – easy to parse.</text:p>
        </text:list-item>
        <text:list-item>
          <text:p text:style-name="P105"><text:span text:style-name="Strong_20_Emphasis">Optional columns</text:span> must be documented; script should handle missing columns gracefully.</text:p>
        </text:list-item>
        <text:list-item>
          <text:p text:style-name="P105"><text:span text:style-name="Strong_20_Emphasis">One header row only</text:span>, UTF-8 encoding.</text:p>
        </text:list-item>
        <text:list-item>
          <text:p text:style-name="P105"><text:span text:style-name="Strong_20_Emphasis">File naming convention</text:span> includes period &amp; KPI type.</text:p>
        </text:list-item>
      </text:list>
      <text:p text:style-name="P6"/>
      <text:h text:style-name="P8" text:outline-level="2">2. Proposed CSV Layouts</text:h>
      <text:h text:style-name="P3" text:outline-level="3"><text:span text:style-name="Strong_20_Emphasis">A. Circulation &amp; Use (KPIs)</text:span></text:h>
      <text:p text:style-name="P2"><text:span text:style-name="Strong_20_Emphasis">File:</text:span> <text:span text:style-name="Source_20_Text">kpis_circulation_&lt;YYYY-MM&gt;.csv</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Column</text:p>
            </table:table-cell>
            <table:table-cell table:style-name="Table3.A1" office:value-type="string">
              <text:p text:style-name="Table_20_Heading">Type</text:p>
            </table:table-cell>
            <table:table-cell table:style-name="Table3.A1" office:value-type="string">
              <text:p text:style-name="Table_20_Heading">Notes</text:p>
            </table:table-cell>
          </table:table-row>
        </table:table-header-rows>
        <table:table-row>
          <table:table-cell table:style-name="Table3.A1" office:value-type="string">
            <text:p text:style-name="Table_20_Contents">metric</text:p>
          </table:table-cell>
          <table:table-cell table:style-name="Table3.A1" office:value-type="string">
            <text:p text:style-name="Table_20_Contents">string</text:p>
          </table:table-cell>
          <table:table-cell table:style-name="Table3.A1" office:value-type="string">
            <text:p text:style-name="Table_20_Contents">e.g., <text:span text:style-name="Source_20_Text">total_loans</text:span>, <text:span text:style-name="Source_20_Text">loans_per_active_borrower</text:span></text:p>
          </table:table-cell>
        </table:table-row>
        <table:table-row>
          <table:table-cell table:style-name="Table3.A1" office:value-type="string">
            <text:p text:style-name="Table_20_Contents">value</text:p>
          </table:table-cell>
          <table:table-cell table:style-name="Table3.A1" office:value-type="string">
            <text:p text:style-name="Table_20_Contents">number</text:p>
          </table:table-cell>
          <table:table-cell table:style-name="Table3.A1" office:value-type="string">
            <text:p text:style-name="Table_20_Contents">raw numeric value, no formatting</text:p>
          </table:table-cell>
        </table:table-row>
        <table:table-row>
          <table:table-cell table:style-name="Table3.A1" office:value-type="string">
            <text:p text:style-name="Table_20_Contents">period_start</text:p>
          </table:table-cell>
          <table:table-cell table:style-name="Table3.A1" office:value-type="string">
            <text:p text:style-name="Table_20_Contents">date</text:p>
          </table:table-cell>
          <table:table-cell table:style-name="Table3.A1" office:value-type="string">
            <text:p text:style-name="Table_20_Contents">ISO 8601, e.g., <text:span text:style-name="Source_20_Text">2026-01-01</text:span></text:p>
          </table:table-cell>
        </table:table-row>
        <table:table-row>
          <table:table-cell table:style-name="Table3.A1" office:value-type="string">
            <text:p text:style-name="Table_20_Contents">period_end</text:p>
          </table:table-cell>
          <table:table-cell table:style-name="Table3.A1" office:value-type="string">
            <text:p text:style-name="Table_20_Contents">date</text:p>
          </table:table-cell>
          <table:table-cell table:style-name="Table3.A1" office:value-type="string">
            <text:p text:style-name="Table_20_Contents">ISO 8601, e.g., <text:span text:style-name="Source_20_Text">2026-01-31</text:span></text:p>
          </table:table-cell>
        </table:table-row>
        <table:table-row>
          <table:table-cell table:style-name="Table3.A1" office:value-type="string">
            <text:p text:style-name="Table_20_Contents">notes</text:p>
          </table:table-cell>
          <table:table-cell table:style-name="Table3.A1" office:value-type="string">
            <text:p text:style-name="Table_20_Contents">string</text:p>
          </table:table-cell>
          <table:table-cell table:style-name="Table3.A1" office:value-type="string">
            <text:p text:style-name="Table_20_Contents">optional, e.g., <text:span text:style-name="Source_20_Text">includes renewals</text:span></text:p>
          </table:table-cell>
        </table:table-row>
      </table:table>
      <text:p text:style-name="P2"><text:span text:style-name="Strong_20_Emphasis">Example rows:</text:span></text:p>
      <text:p text:style-name="P9"><text:span text:style-name="Source_20_Text">metric,value,period_start,period_end,notes</text:span></text:p>
      <text:p text:style-name="P10"><text:span text:style-name="Source_20_Text">total_loans,184320,2026-01-01,2026-01-31,</text:span></text:p>
      <text:p text:style-name="P10"><text:soft-page-break/><text:span text:style-name="Source_20_Text">loans_per_active_borrower,14.86,2026-01-01,2026-01-31,</text:span></text:p>
      <text:p text:style-name="P10"><text:span text:style-name="Source_20_Text">active_borrowers,12408,2026-01-01,2026-01-31,</text:span></text:p>
      <text:p text:style-name="P10"><text:span text:style-name="Source_20_Text">renewals_count,43210,2026-01-01,2026-01-31,</text:span></text:p>
      <text:p text:style-name="P10"><text:span text:style-name="Source_20_Text">in_library_use,1205,2026-01-01,2026-01-31,</text:span></text:p>
      <text:p text:style-name="P10"><text:span text:style-name="Source_20_Text">new_items_added,842,2026-01-01,2026-01-31,</text:span></text:p>
      <text:p text:style-name="P11"><text:span text:style-name="Source_20_Text">withdrawn_items,53,2026-01-01,2026-01-31</text:span></text:p>
      <text:p text:style-name="P6"/>
      <text:h text:style-name="P3" text:outline-level="3"><text:span text:style-name="Strong_20_Emphasis">B. Collection Metrics</text:span></text:h>
      <text:p text:style-name="P2"><text:span text:style-name="Strong_20_Emphasis">File:</text:span> <text:span text:style-name="Source_20_Text">collection_metrics_&lt;YYYY-MM&gt;.csv</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Column</text:p>
            </table:table-cell>
            <table:table-cell table:style-name="Table4.A1" office:value-type="string">
              <text:p text:style-name="Table_20_Heading">Type</text:p>
            </table:table-cell>
            <table:table-cell table:style-name="Table4.A1" office:value-type="string">
              <text:p text:style-name="Table_20_Heading">Notes</text:p>
            </table:table-cell>
          </table:table-row>
        </table:table-header-rows>
        <table:table-row>
          <table:table-cell table:style-name="Table4.A1" office:value-type="string">
            <text:p text:style-name="Table_20_Contents">metric</text:p>
          </table:table-cell>
          <table:table-cell table:style-name="Table4.A1" office:value-type="string">
            <text:p text:style-name="Table_20_Contents">string</text:p>
          </table:table-cell>
          <table:table-cell table:style-name="Table4.A1" office:value-type="string">
            <text:p text:style-name="Table_20_Contents">e.g., <text:span text:style-name="Source_20_Text">percentage_never_borrowed</text:span></text:p>
          </table:table-cell>
        </table:table-row>
        <table:table-row>
          <table:table-cell table:style-name="Table4.A1" office:value-type="string">
            <text:p text:style-name="Table_20_Contents">value</text:p>
          </table:table-cell>
          <table:table-cell table:style-name="Table4.A1" office:value-type="string">
            <text:p text:style-name="Table_20_Contents">number</text:p>
          </table:table-cell>
          <table:table-cell table:style-name="Table4.A1" office:value-type="string">
            <text:p text:style-name="Table_20_Contents">e.g., <text:span text:style-name="Source_20_Text">5.2</text:span> for 5.2%</text:p>
          </table:table-cell>
        </table:table-row>
        <table:table-row>
          <table:table-cell table:style-name="Table4.A1" office:value-type="string">
            <text:p text:style-name="Table_20_Contents">total_items</text:p>
          </table:table-cell>
          <table:table-cell table:style-name="Table4.A1" office:value-type="string">
            <text:p text:style-name="Table_20_Contents">number</text:p>
          </table:table-cell>
          <table:table-cell table:style-name="Table4.A1" office:value-type="string">
            <text:p text:style-name="Table_20_Contents">total items in collection</text:p>
          </table:table-cell>
        </table:table-row>
        <table:table-row>
          <table:table-cell table:style-name="Table4.A1" office:value-type="string">
            <text:p text:style-name="Table_20_Contents">period_end</text:p>
          </table:table-cell>
          <table:table-cell table:style-name="Table4.A1" office:value-type="string">
            <text:p text:style-name="Table_20_Contents">date</text:p>
          </table:table-cell>
          <table:table-cell table:style-name="Table4.A1" office:value-type="string">
            <text:p text:style-name="Table_20_Contents">last day of period</text:p>
          </table:table-cell>
        </table:table-row>
      </table:table>
      <text:p text:style-name="P2"><text:span text:style-name="Strong_20_Emphasis">Example:</text:span></text:p>
      <text:p text:style-name="P9"><text:span text:style-name="Source_20_Text">metric,value,total_items,period_end</text:span></text:p>
      <text:p text:style-name="P11"><text:span text:style-name="Source_20_Text">percentage_never_borrowed,3.7,184320,2026-01-31</text:span></text:p>
      <text:p text:style-name="P6"/>
      <text:h text:style-name="P3" text:outline-level="3"><text:span text:style-name="Strong_20_Emphasis">C. Equity &amp; Coverage Widgets</text:span></text:h>
      <text:p text:style-name="P2"><text:span text:style-name="Strong_20_Emphasis">File:</text:span> <text:span text:style-name="Source_20_Text">equity_&lt;YYYY-MM&gt;.csv</text:span></text:p>
      <text:h text:style-name="P106" text:outline-level="4">Loans by branch</text:h>
      <table:table table:name="Table5" table:style-name="Table5">
        <table:table-column table:style-name="Table5.A"/>
        <table:table-column table:style-name="Table5.B"/>
        <table:table-header-rows>
          <table:table-row>
            <table:table-cell table:style-name="Table5.A1" office:value-type="string">
              <text:p text:style-name="Table_20_Heading">branch</text:p>
            </table:table-cell>
            <table:table-cell table:style-name="Table5.A1" office:value-type="string">
              <text:p text:style-name="Table_20_Heading">loans</text:p>
            </table:table-cell>
          </table:table-row>
        </table:table-header-rows>
        <table:table-row>
          <table:table-cell table:style-name="Table5.A1" office:value-type="string">
            <text:p text:style-name="Table_20_Contents">Main</text:p>
          </table:table-cell>
          <table:table-cell table:style-name="Table5.A1" office:value-type="string">
            <text:p text:style-name="Table_20_Contents">93210</text:p>
          </table:table-cell>
        </table:table-row>
        <table:table-row>
          <table:table-cell table:style-name="Table5.A1" office:value-type="string">
            <text:p text:style-name="Table_20_Contents">Science</text:p>
          </table:table-cell>
          <table:table-cell table:style-name="Table5.A1" office:value-type="string">
            <text:p text:style-name="Table_20_Contents">42110</text:p>
          </table:table-cell>
        </table:table-row>
        <table:table-row>
          <table:table-cell table:style-name="Table5.A1" office:value-type="string">
            <text:p text:style-name="Table_20_Contents">Law</text:p>
          </table:table-cell>
          <table:table-cell table:style-name="Table5.A1" office:value-type="string">
            <text:p text:style-name="Table_20_Contents">48900</text:p>
          </table:table-cell>
        </table:table-row>
      </table:table>
      <text:h text:style-name="P106" text:outline-level="4">Loans by item type</text:h>
      <table:table table:name="Table6" table:style-name="Table6">
        <table:table-column table:style-name="Table6.A"/>
        <table:table-column table:style-name="Table6.B"/>
        <table:table-header-rows>
          <table:table-row>
            <table:table-cell table:style-name="Table6.A1" office:value-type="string">
              <text:p text:style-name="Table_20_Heading">item_type</text:p>
            </table:table-cell>
            <table:table-cell table:style-name="Table6.A1" office:value-type="string">
              <text:p text:style-name="Table_20_Heading">loans</text:p>
            </table:table-cell>
          </table:table-row>
        </table:table-header-rows>
        <table:table-row>
          <table:table-cell table:style-name="Table6.A1" office:value-type="string">
            <text:p text:style-name="Table_20_Contents">Book</text:p>
          </table:table-cell>
          <table:table-cell table:style-name="Table6.A1" office:value-type="string">
            <text:p text:style-name="Table_20_Contents">124500</text:p>
          </table:table-cell>
        </table:table-row>
        <table:table-row>
          <table:table-cell table:style-name="Table6.A1" office:value-type="string">
            <text:p text:style-name="Table_20_Contents">AV</text:p>
          </table:table-cell>
          <table:table-cell table:style-name="Table6.A1" office:value-type="string">
            <text:p text:style-name="Table_20_Contents">38420</text:p>
          </table:table-cell>
        </table:table-row>
        <table:table-row>
          <table:table-cell table:style-name="Table6.A1" office:value-type="string">
            <text:p text:style-name="Table_20_Contents">Equipment</text:p>
          </table:table-cell>
          <table:table-cell table:style-name="Table6.A1" office:value-type="string">
            <text:p text:style-name="Table_20_Contents">2120</text:p>
          </table:table-cell>
        </table:table-row>
      </table:table>
      <text:h text:style-name="P106" text:outline-level="4">Loans by borrower category</text:h>
      <table:table table:name="Table7" table:style-name="Table7">
        <table:table-column table:style-name="Table7.A"/>
        <table:table-column table:style-name="Table7.B"/>
        <table:table-header-rows>
          <table:table-row>
            <table:table-cell table:style-name="Table7.A1" office:value-type="string">
              <text:p text:style-name="Table_20_Heading">category</text:p>
            </table:table-cell>
            <table:table-cell table:style-name="Table7.A1" office:value-type="string">
              <text:p text:style-name="Table_20_Heading">loans</text:p>
            </table:table-cell>
          </table:table-row>
        </table:table-header-rows>
        <table:table-row>
          <table:table-cell table:style-name="Table7.A1" office:value-type="string">
            <text:p text:style-name="Table_20_Contents">UG</text:p>
          </table:table-cell>
          <table:table-cell table:style-name="Table7.A1" office:value-type="string">
            <text:p text:style-name="Table_20_Contents">74210</text:p>
          </table:table-cell>
        </table:table-row>
        <table:table-row>
          <table:table-cell table:style-name="Table7.A1" office:value-type="string">
            <text:p text:style-name="Table_20_Contents">PG</text:p>
          </table:table-cell>
          <table:table-cell table:style-name="Table7.A1" office:value-type="string">
            <text:p text:style-name="Table_20_Contents">48230</text:p>
          </table:table-cell>
        </table:table-row>
        <table:table-row>
          <table:table-cell table:style-name="Table7.A1" office:value-type="string">
            <text:p text:style-name="Table_20_Contents">Staff</text:p>
          </table:table-cell>
          <table:table-cell table:style-name="Table7.A1" office:value-type="string">
            <text:p text:style-name="Table_20_Contents">11420</text:p>
          </table:table-cell>
        </table:table-row>
        <table:table-row>
          <table:table-cell table:style-name="Table7.A1" office:value-type="string">
            <text:p text:style-name="Table_20_Contents">External</text:p>
          </table:table-cell>
          <table:table-cell table:style-name="Table7.A1" office:value-type="string">
            <text:p text:style-name="Table_20_Contents">2120</text:p>
          </table:table-cell>
        </table:table-row>
      </table:table>
      <text:p text:style-name="P6"/>
      <text:h text:style-name="P3" text:outline-level="3"><text:soft-page-break/><text:span text:style-name="Strong_20_Emphasis">D. Performance &amp; Demand Widgets</text:span></text:h>
      <text:p text:style-name="P2"><text:span text:style-name="Strong_20_Emphasis">File:</text:span> <text:span text:style-name="Source_20_Text">performance_&lt;YYYY-MM&gt;.csv</text:span></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metric</text:p>
            </table:table-cell>
            <table:table-cell table:style-name="Table8.A1" office:value-type="string">
              <text:p text:style-name="Table_20_Heading">value</text:p>
            </table:table-cell>
            <table:table-cell table:style-name="Table8.A1" office:value-type="string">
              <text:p text:style-name="Table_20_Heading">period_start</text:p>
            </table:table-cell>
            <table:table-cell table:style-name="Table8.A1" office:value-type="string">
              <text:p text:style-name="Table_20_Heading">period_end</text:p>
            </table:table-cell>
            <table:table-cell table:style-name="Table8.A1" office:value-type="string">
              <text:p text:style-name="Table_20_Heading">notes</text:p>
            </table:table-cell>
          </table:table-row>
        </table:table-header-rows>
        <table:table-row>
          <table:table-cell table:style-name="Table8.A1" office:value-type="string">
            <text:p text:style-name="Table_20_Contents">average_loan_duration</text:p>
          </table:table-cell>
          <table:table-cell table:style-name="Table8.A1" office:value-type="string">
            <text:p text:style-name="Table_20_Contents">12.3</text:p>
          </table:table-cell>
          <table:table-cell table:style-name="Table8.A1" office:value-type="string">
            <text:p text:style-name="Table_20_Contents">2026-01-01</text:p>
          </table:table-cell>
          <table:table-cell table:style-name="Table8.A1" office:value-type="string">
            <text:p text:style-name="Table_20_Contents">2026-01-31</text:p>
          </table:table-cell>
          <table:table-cell table:style-name="Table8.A1" office:value-type="string">
            <text:p text:style-name="Table_20_Contents">days</text:p>
          </table:table-cell>
        </table:table-row>
        <table:table-row>
          <table:table-cell table:style-name="Table8.A1" office:value-type="string">
            <text:p text:style-name="Table_20_Contents">holds_placed</text:p>
          </table:table-cell>
          <table:table-cell table:style-name="Table8.A1" office:value-type="string">
            <text:p text:style-name="Table_20_Contents">1024</text:p>
          </table:table-cell>
          <table:table-cell table:style-name="Table8.A1" office:value-type="string">
            <text:p text:style-name="Table_20_Contents">2026-01-01</text:p>
          </table:table-cell>
          <table:table-cell table:style-name="Table8.A1" office:value-type="string">
            <text:p text:style-name="Table_20_Contents">2026-01-31</text:p>
          </table:table-cell>
          <table:table-cell table:style-name="Table8.A1" office:value-type="string">
            <text:p text:style-name="P107"/>
          </table:table-cell>
        </table:table-row>
        <table:table-row>
          <table:table-cell table:style-name="Table8.A1" office:value-type="string">
            <text:p text:style-name="Table_20_Contents">holds_fill_rate</text:p>
          </table:table-cell>
          <table:table-cell table:style-name="Table8.A1" office:value-type="string">
            <text:p text:style-name="Table_20_Contents">0.87</text:p>
          </table:table-cell>
          <table:table-cell table:style-name="Table8.A1" office:value-type="string">
            <text:p text:style-name="Table_20_Contents">2026-01-01</text:p>
          </table:table-cell>
          <table:table-cell table:style-name="Table8.A1" office:value-type="string">
            <text:p text:style-name="Table_20_Contents">2026-01-31</text:p>
          </table:table-cell>
          <table:table-cell table:style-name="Table8.A1" office:value-type="string">
            <text:p text:style-name="Table_20_Contents">fraction 0-1</text:p>
          </table:table-cell>
        </table:table-row>
        <table:table-row>
          <table:table-cell table:style-name="Table8.A1" office:value-type="string">
            <text:p text:style-name="Table_20_Contents">overdue_rate</text:p>
          </table:table-cell>
          <table:table-cell table:style-name="Table8.A1" office:value-type="string">
            <text:p text:style-name="Table_20_Contents">0.045</text:p>
          </table:table-cell>
          <table:table-cell table:style-name="Table8.A1" office:value-type="string">
            <text:p text:style-name="Table_20_Contents">2026-01-01</text:p>
          </table:table-cell>
          <table:table-cell table:style-name="Table8.A1" office:value-type="string">
            <text:p text:style-name="Table_20_Contents">2026-01-31</text:p>
          </table:table-cell>
          <table:table-cell table:style-name="Table8.A1" office:value-type="string">
            <text:p text:style-name="Table_20_Contents">fraction 0-1</text:p>
          </table:table-cell>
        </table:table-row>
      </table:table>
      <text:p text:style-name="P6"/>
      <text:h text:style-name="P8" text:outline-level="2">3. File Naming Recommendations</text:h>
      <text:list text:style-name="L95">
        <text:list-item>
          <text:p text:style-name="P108"><text:span text:style-name="Strong_20_Emphasis">Use period in filename</text:span>: <text:span text:style-name="Source_20_Text">kpis_circulation_2026-01.csv</text:span></text:p>
        </text:list-item>
        <text:list-item>
          <text:p text:style-name="P108">Makes it easy for local Node scripts to pick the latest CSV.</text:p>
        </text:list-item>
        <text:list-item>
          <text:p text:style-name="P108">Optional: add <text:span text:style-name="Source_20_Text">v1</text:span> if schema changes later: <text:span text:style-name="Source_20_Text">kpis_circulation_2026-01_v1.csv</text:span>.</text:p>
        </text:list-item>
      </text:list>
      <text:p text:style-name="P6"/>
      <text:h text:style-name="P8" text:outline-level="2">4. Additional Contract Notes</text:h>
      <text:list text:style-name="L96">
        <text:list-item>
          <text:p text:style-name="P109">All numeric fields must <text:span text:style-name="Strong_20_Emphasis">not</text:span> include commas, currency symbols, or percent signs.</text:p>
          <text:list>
            <text:list-item>
              <text:p text:style-name="P109">Example: <text:span text:style-name="Source_20_Text">14.86</text:span> not <text:span text:style-name="Source_20_Text">14.86%</text:span></text:p>
            </text:list-item>
            <text:list-item>
              <text:p text:style-name="P109">Node script can format for dashboard display.</text:p>
            </text:list-item>
          </text:list>
        </text:list-item>
        <text:list-item>
          <text:p text:style-name="P109">Optional notes column for explanation (e.g., “includes renewals”).</text:p>
        </text:list-item>
        <text:list-item>
          <text:p text:style-name="P109">Timestamps in UTC for consistency with Koha cron output.</text:p>
        </text:list-item>
        <text:list-item>
          <text:p text:style-name="P109">Scripts should <text:span text:style-name="Strong_20_Emphasis">fail safely</text:span> if mandatory columns are missing.</text:p>
        </text:list-item>
        <text:list-item>
          <text:p text:style-name="P109">One row per KPI / one row per branch/item_type/etc.</text:p>
          <text:list>
            <text:list-item>
              <text:p text:style-name="P109">Avoid combining multiple metrics in a single row.</text:p>
            </text:list-item>
          </text:list>
        </text:list-item>
      </text:list>
      <text:p text:style-name="P6"/>
      <text:p text:style-name="P2">This contract gives you:</text:p>
      <text:list text:style-name="L97">
        <text:list-item>
          <text:p text:style-name="P110"><text:span text:style-name="Strong_20_Emphasis">Predictable parsing</text:span> (Node scripts can map headers → JSON fields).</text:p>
        </text:list-item>
        <text:list-item>
          <text:p text:style-name="P110"><text:span text:style-name="Strong_20_Emphasis">Separation of concerns</text:span>: each CSV maps to a KPI category or widget.</text:p>
        </text:list-item>
        <text:list-item>
          <text:p text:style-name="P110"><text:span text:style-name="Strong_20_Emphasis">Future-proofing</text:span>: can add columns like <text:span text:style-name="Source_20_Text">previous_period_value</text:span> for trends later.</text:p>
        </text:list-item>
      </text:list>
      <text:p text:style-name="P6"/>
      <text:p text:style-name="P2">If you like, I can <text:span text:style-name="Strong_20_Emphasis">sketch the Node transform script</text:span> next that:</text:p>
      <text:list text:style-name="L98">
        <text:list-item>
          <text:p text:style-name="P111">Reads these CSVs</text:p>
        </text:list-item>
        <text:list-item>
          <text:p text:style-name="P111">Converts them into <text:span text:style-name="Strong_20_Emphasis"><text:span text:style-name="Source_20_Text">dashboard.json</text:span></text:span></text:p>
        </text:list-item>
        <text:list-item>
          <text:p text:style-name="P111">Automatically populates <text:span text:style-name="Source_20_Text">meta</text:span>, <text:span text:style-name="Source_20_Text">kpis[]</text:span>, and <text:span text:style-name="Source_20_Text">widgets[]</text:span></text:p>
        </text:list-item>
      </text:list>
      <text:p text:style-name="P2"><text:soft-page-break/>It would be essentially <text:span text:style-name="Strong_20_Emphasis">ready to run with a cron-triggered CSV inbox</text:span>.</text:p>
      <text:p text:style-name="P2">Do you want me to do that next?</text:p>
      <text:p text:style-name="P2">can you do that so that it can be run from the command line </text:p>
      <text:p text:style-name="P2">Yep — absolutely 👍<text:line-break/>Below is a <text:span text:style-name="Strong_20_Emphasis">clean, command-line–runnable Node 20 script</text:span> that matches the CSV contract we just defined and outputs a ready-to-serve <text:span text:style-name="Source_20_Text">dashboard.json</text:span>.</text:p>
      <text:p text:style-name="P2">This is designed to be:</text:p>
      <text:list text:style-name="L99">
        <text:list-item>
          <text:p text:style-name="P112">run manually (<text:span text:style-name="Source_20_Text">node build-dashboard.js</text:span>)</text:p>
        </text:list-item>
        <text:list-item>
          <text:p text:style-name="P112">cron-friendly later</text:p>
        </text:list-item>
        <text:list-item>
          <text:p text:style-name="P112">tolerant of missing CSVs</text:p>
        </text:list-item>
        <text:list-item>
          <text:p text:style-name="P112">boring and reliable (on purpose)</text:p>
        </text:list-item>
      </text:list>
      <text:p text:style-name="P6"/>
      <text:h text:style-name="P8" text:outline-level="2">Assumptions</text:h>
      <text:list text:style-name="L100">
        <text:list-item>
          <text:p text:style-name="P113">Node <text:span text:style-name="Strong_20_Emphasis">20.19.2</text:span> (you’re good)</text:p>
        </text:list-item>
        <text:list-item>
          <text:p text:style-name="P113">CSVs live in an <text:span text:style-name="Source_20_Text">inbox/</text:span> folder</text:p>
        </text:list-item>
        <text:list-item>
          <text:p text:style-name="P113">Output goes to <text:span text:style-name="Source_20_Text">public/dashboard.json</text:span></text:p>
        </text:list-item>
        <text:list-item>
          <text:p text:style-name="P113">You’re running this from the project root</text:p>
        </text:list-item>
      </text:list>
      <text:p text:style-name="P6"/>
      <text:h text:style-name="P8" text:outline-level="2">Folder layout</text:h>
      <text:p text:style-name="P9"><text:span text:style-name="Source_20_Text">dashboard/</text:span></text:p>
      <text:p text:style-name="P10"><text:span text:style-name="Source_20_Text">├─ inbox/</text:span></text:p>
      <text:p text:style-name="P10"><text:span text:style-name="Source_20_Text">│ <text:s/>├─ kpis_circulation_2026-01.csv</text:span></text:p>
      <text:p text:style-name="P10"><text:span text:style-name="Source_20_Text">│ <text:s/>├─ collection_metrics_2026-01.csv</text:span></text:p>
      <text:p text:style-name="P10"><text:span text:style-name="Source_20_Text">│ <text:s/>├─ equity_2026-01.csv</text:span></text:p>
      <text:p text:style-name="P10"><text:span text:style-name="Source_20_Text">│ <text:s/>└─ performance_2026-01.csv</text:span></text:p>
      <text:p text:style-name="P10"><text:span text:style-name="Source_20_Text">│</text:span></text:p>
      <text:p text:style-name="P10"><text:span text:style-name="Source_20_Text">├─ public/</text:span></text:p>
      <text:p text:style-name="P10"><text:span text:style-name="Source_20_Text">│ <text:s/>├─ index.html</text:span></text:p>
      <text:p text:style-name="P10"><text:span text:style-name="Source_20_Text">│ <text:s/>├─ dashboard.js</text:span></text:p>
      <text:p text:style-name="P10"><text:span text:style-name="Source_20_Text">│ <text:s/>├─ dashboard.css</text:span></text:p>
      <text:p text:style-name="P10"><text:span text:style-name="Source_20_Text">│ <text:s/>└─ dashboard.json <text:s text:c="2"/>← generated</text:span></text:p>
      <text:p text:style-name="P10"><text:span text:style-name="Source_20_Text">│</text:span></text:p>
      <text:p text:style-name="P10"><text:span text:style-name="Source_20_Text">├─ scripts/</text:span></text:p>
      <text:p text:style-name="P10"><text:span text:style-name="Source_20_Text">│ <text:s/>└─ build-dashboard.js</text:span></text:p>
      <text:p text:style-name="P10"><text:span text:style-name="Source_20_Text">│</text:span></text:p>
      <text:p text:style-name="P11"><text:span text:style-name="Source_20_Text">└─ package.json</text:span></text:p>
      <text:p text:style-name="P6"/>
      <text:h text:style-name="P8" text:outline-level="2">Install one dependency</text:h>
      <text:p text:style-name="P14"><text:span text:style-name="Source_20_Text">npm install csv-parse</text:span></text:p>
      <text:p text:style-name="P6"><text:soft-page-break/></text:p>
      <text:h text:style-name="P8" text:outline-level="2"><text:span text:style-name="Source_20_Text">scripts/build-dashboard.js</text:span></text:h>
      <text:p text:style-name="P9"><text:span text:style-name="Source_20_Text">#!/usr/bin/env node</text:span></text:p>
      <text:p text:style-name="P10"/>
      <text:p text:style-name="P10"><text:span text:style-name="Source_20_Text">import { readFile, writeFile, rename, readdir } from 'fs/promises';</text:span></text:p>
      <text:p text:style-name="P10"><text:span text:style-name="Source_20_Text">import path from 'path';</text:span></text:p>
      <text:p text:style-name="P10"><text:span text:style-name="Source_20_Text">import { parse } from 'csv-parse/sync';</text:span></text:p>
      <text:p text:style-name="P10"/>
      <text:p text:style-name="P10"><text:span text:style-name="Source_20_Text">const INBOX = './inbox';</text:span></text:p>
      <text:p text:style-name="P10"><text:span text:style-name="Source_20_Text">const OUTPUT = './public/dashboard.json';</text:span></text:p>
      <text:p text:style-name="P10"><text:span text:style-name="Source_20_Text">const TEMP_OUTPUT = './public/dashboard.tmp.json';</text:span></text:p>
      <text:p text:style-name="P10"/>
      <text:p text:style-name="P10"><text:span text:style-name="Source_20_Text">/* ---------- helpers ---------- */</text:span></text:p>
      <text:p text:style-name="P10"/>
      <text:p text:style-name="P10"><text:span text:style-name="Source_20_Text">function readCSV(filePath) {</text:span></text:p>
      <text:p text:style-name="P10"><text:span text:style-name="Source_20_Text"><text:s text:c="2"/>const text = await readFile(filePath, 'utf8');</text:span></text:p>
      <text:p text:style-name="P10"><text:span text:style-name="Source_20_Text"><text:s text:c="2"/>return parse(text, {</text:span></text:p>
      <text:p text:style-name="P10"><text:span text:style-name="Source_20_Text"><text:s text:c="4"/>columns: true,</text:span></text:p>
      <text:p text:style-name="P10"><text:span text:style-name="Source_20_Text"><text:s text:c="4"/>skip_empty_lines: true,</text:span></text:p>
      <text:p text:style-name="P10"><text:span text:style-name="Source_20_Text"><text:s text:c="4"/>trim: true</text:span></text:p>
      <text:p text:style-name="P10"><text:span text:style-name="Source_20_Text"><text:s text:c="2"/>});</text:span></text:p>
      <text:p text:style-name="P10"><text:span text:style-name="Source_20_Text">}</text:span></text:p>
      <text:p text:style-name="P10"/>
      <text:p text:style-name="P10"><text:span text:style-name="Source_20_Text">function latestFile(prefix) {</text:span></text:p>
      <text:p text:style-name="P10"><text:span text:style-name="Source_20_Text"><text:s text:c="2"/>return readdir(INBOX)</text:span></text:p>
      <text:p text:style-name="P10"><text:span text:style-name="Source_20_Text"><text:s text:c="4"/>.then(files =&gt;</text:span></text:p>
      <text:p text:style-name="P10"><text:span text:style-name="Source_20_Text"><text:s text:c="6"/>files</text:span></text:p>
      <text:p text:style-name="P10"><text:span text:style-name="Source_20_Text"><text:s text:c="8"/>.filter(f =&gt; f.startsWith(prefix))</text:span></text:p>
      <text:p text:style-name="P10"><text:span text:style-name="Source_20_Text"><text:s text:c="8"/>.sort()</text:span></text:p>
      <text:p text:style-name="P10"><text:span text:style-name="Source_20_Text"><text:s text:c="8"/>.pop()</text:span></text:p>
      <text:p text:style-name="P10"><text:span text:style-name="Source_20_Text"><text:s text:c="4"/>);</text:span></text:p>
      <text:p text:style-name="P10"><text:span text:style-name="Source_20_Text">}</text:span></text:p>
      <text:p text:style-name="P10"/>
      <text:p text:style-name="P10"><text:span text:style-name="Source_20_Text">/* ---------- KPI loaders ---------- */</text:span></text:p>
      <text:p text:style-name="P10"/>
      <text:p text:style-name="P10"><text:span text:style-name="Source_20_Text">async function loadCirculationKPIs() {</text:span></text:p>
      <text:p text:style-name="P10"><text:span text:style-name="Source_20_Text"><text:s text:c="2"/>const file = await latestFile('kpis_circulation_');</text:span></text:p>
      <text:p text:style-name="P10"><text:span text:style-name="Source_20_Text"><text:s text:c="2"/>if (!file) return [];</text:span></text:p>
      <text:p text:style-name="P10"/>
      <text:p text:style-name="P10"><text:span text:style-name="Source_20_Text"><text:s text:c="2"/>const rows = parse(</text:span></text:p>
      <text:p text:style-name="P10"><text:span text:style-name="Source_20_Text"><text:s text:c="4"/>await readFile(path.join(INBOX, file), 'utf8'),</text:span></text:p>
      <text:p text:style-name="P10"><text:span text:style-name="Source_20_Text"><text:s text:c="4"/>{ columns: true, skip_empty_lines: true }</text:span></text:p>
      <text:p text:style-name="P10"><text:span text:style-name="Source_20_Text"><text:s text:c="2"/>);</text:span></text:p>
      <text:p text:style-name="P10"/>
      <text:p text:style-name="P10"><text:span text:style-name="Source_20_Text"><text:s text:c="2"/>return rows.map(r =&gt; ({</text:span></text:p>
      <text:p text:style-name="P10"><text:span text:style-name="Source_20_Text"><text:s text:c="4"/>id: r.metric,</text:span></text:p>
      <text:p text:style-name="P10"><text:span text:style-name="Source_20_Text"><text:s text:c="4"/>label: r.metric.replace(/_/g, ' ').replace(/\b\w/g, c =&gt; c.toUpperCase()),</text:span></text:p>
      <text:p text:style-name="P10"><text:span text:style-name="Source_20_Text"><text:s text:c="4"/>value: Number(r.value)</text:span></text:p>
      <text:p text:style-name="P10"><text:span text:style-name="Source_20_Text"><text:s text:c="2"/>}));</text:span></text:p>
      <text:p text:style-name="P10"><text:span text:style-name="Source_20_Text">}</text:span></text:p>
      <text:p text:style-name="P10"/>
      <text:p text:style-name="P10"><text:span text:style-name="Source_20_Text">async function loadCollectionKPIs() {</text:span></text:p>
      <text:p text:style-name="P10"><text:span text:style-name="Source_20_Text"><text:s text:c="2"/>const file = await latestFile('collection_metrics_');</text:span></text:p>
      <text:p text:style-name="P10"><text:span text:style-name="Source_20_Text"><text:s text:c="2"/>if (!file) return [];</text:span></text:p>
      <text:p text:style-name="P10"/>
      <text:p text:style-name="P10"><text:span text:style-name="Source_20_Text"><text:s text:c="2"/>const rows = parse(</text:span></text:p>
      <text:p text:style-name="P10"><text:span text:style-name="Source_20_Text"><text:s text:c="4"/>await readFile(path.join(INBOX, file), 'utf8'),</text:span></text:p>
      <text:p text:style-name="P10"><text:span text:style-name="Source_20_Text"><text:s text:c="4"/>{ columns: true, skip_empty_lines: true }</text:span></text:p>
      <text:p text:style-name="P10"><text:span text:style-name="Source_20_Text"><text:s text:c="2"/>);</text:span></text:p>
      <text:p text:style-name="P10"/>
      <text:p text:style-name="P10"><text:span text:style-name="Source_20_Text"><text:s text:c="2"/>return rows.map(r =&gt; ({</text:span></text:p>
      <text:p text:style-name="P10"><text:soft-page-break/><text:span text:style-name="Source_20_Text"><text:s text:c="4"/>id: r.metric,</text:span></text:p>
      <text:p text:style-name="P10"><text:span text:style-name="Source_20_Text"><text:s text:c="4"/>label: r.metric.replace(/_/g, ' ').replace(/\b\w/g, c =&gt; c.toUpperCase()),</text:span></text:p>
      <text:p text:style-name="P10"><text:span text:style-name="Source_20_Text"><text:s text:c="4"/>value: Number(r.value)</text:span></text:p>
      <text:p text:style-name="P10"><text:span text:style-name="Source_20_Text"><text:s text:c="2"/>}));</text:span></text:p>
      <text:p text:style-name="P10"><text:span text:style-name="Source_20_Text">}</text:span></text:p>
      <text:p text:style-name="P10"/>
      <text:p text:style-name="P10"><text:span text:style-name="Source_20_Text">/* ---------- Widget loaders ---------- */</text:span></text:p>
      <text:p text:style-name="P10"/>
      <text:p text:style-name="P10"><text:span text:style-name="Source_20_Text">async function loadEquityWidgets() {</text:span></text:p>
      <text:p text:style-name="P10"><text:span text:style-name="Source_20_Text"><text:s text:c="2"/>const file = await latestFile('equity_');</text:span></text:p>
      <text:p text:style-name="P10"><text:span text:style-name="Source_20_Text"><text:s text:c="2"/>if (!file) return [];</text:span></text:p>
      <text:p text:style-name="P10"/>
      <text:p text:style-name="P10"><text:span text:style-name="Source_20_Text"><text:s text:c="2"/>const rows = parse(</text:span></text:p>
      <text:p text:style-name="P10"><text:span text:style-name="Source_20_Text"><text:s text:c="4"/>await readFile(path.join(INBOX, file), 'utf8'),</text:span></text:p>
      <text:p text:style-name="P10"><text:span text:style-name="Source_20_Text"><text:s text:c="4"/>{ columns: true, skip_empty_lines: true }</text:span></text:p>
      <text:p text:style-name="P10"><text:span text:style-name="Source_20_Text"><text:s text:c="2"/>);</text:span></text:p>
      <text:p text:style-name="P10"/>
      <text:p text:style-name="P10"><text:span text:style-name="Source_20_Text"><text:s text:c="2"/>const widgets = [];</text:span></text:p>
      <text:p text:style-name="P10"/>
      <text:p text:style-name="P10"><text:span text:style-name="Source_20_Text"><text:s text:c="2"/>if (rows[0]?.branch) {</text:span></text:p>
      <text:p text:style-name="P10"><text:span text:style-name="Source_20_Text"><text:s text:c="4"/>widgets.push({</text:span></text:p>
      <text:p text:style-name="P10"><text:span text:style-name="Source_20_Text"><text:s text:c="6"/>id: 'loans_by_branch',</text:span></text:p>
      <text:p text:style-name="P10"><text:span text:style-name="Source_20_Text"><text:s text:c="6"/>type: 'line',</text:span></text:p>
      <text:p text:style-name="P10"><text:span text:style-name="Source_20_Text"><text:s text:c="6"/>title: 'Loans by Branch',</text:span></text:p>
      <text:p text:style-name="P10"><text:span text:style-name="Source_20_Text"><text:s text:c="6"/>data: rows.map(r =&gt; ({</text:span></text:p>
      <text:p text:style-name="P10"><text:span text:style-name="Source_20_Text"><text:s text:c="8"/>month: r.branch,</text:span></text:p>
      <text:p text:style-name="P10"><text:span text:style-name="Source_20_Text"><text:s text:c="8"/>value: Number(r.loans)</text:span></text:p>
      <text:p text:style-name="P10"><text:span text:style-name="Source_20_Text"><text:s text:c="6"/>}))</text:span></text:p>
      <text:p text:style-name="P10"><text:span text:style-name="Source_20_Text"><text:s text:c="4"/>});</text:span></text:p>
      <text:p text:style-name="P10"><text:span text:style-name="Source_20_Text"><text:s text:c="2"/>}</text:span></text:p>
      <text:p text:style-name="P10"/>
      <text:p text:style-name="P10"><text:span text:style-name="Source_20_Text"><text:s text:c="2"/>if (rows[0]?.item_type) {</text:span></text:p>
      <text:p text:style-name="P10"><text:span text:style-name="Source_20_Text"><text:s text:c="4"/>widgets.push({</text:span></text:p>
      <text:p text:style-name="P10"><text:span text:style-name="Source_20_Text"><text:s text:c="6"/>id: 'loans_by_item_type',</text:span></text:p>
      <text:p text:style-name="P10"><text:span text:style-name="Source_20_Text"><text:s text:c="6"/>type: 'line',</text:span></text:p>
      <text:p text:style-name="P10"><text:span text:style-name="Source_20_Text"><text:s text:c="6"/>title: 'Loans by Item Type',</text:span></text:p>
      <text:p text:style-name="P10"><text:span text:style-name="Source_20_Text"><text:s text:c="6"/>data: rows.map(r =&gt; ({</text:span></text:p>
      <text:p text:style-name="P10"><text:span text:style-name="Source_20_Text"><text:s text:c="8"/>month: r.item_type,</text:span></text:p>
      <text:p text:style-name="P10"><text:span text:style-name="Source_20_Text"><text:s text:c="8"/>value: Number(r.loans)</text:span></text:p>
      <text:p text:style-name="P10"><text:span text:style-name="Source_20_Text"><text:s text:c="6"/>}))</text:span></text:p>
      <text:p text:style-name="P10"><text:span text:style-name="Source_20_Text"><text:s text:c="4"/>});</text:span></text:p>
      <text:p text:style-name="P10"><text:span text:style-name="Source_20_Text"><text:s text:c="2"/>}</text:span></text:p>
      <text:p text:style-name="P10"/>
      <text:p text:style-name="P10"><text:span text:style-name="Source_20_Text"><text:s text:c="2"/>return widgets;</text:span></text:p>
      <text:p text:style-name="P10"><text:span text:style-name="Source_20_Text">}</text:span></text:p>
      <text:p text:style-name="P10"/>
      <text:p text:style-name="P10"><text:span text:style-name="Source_20_Text">async function loadPerformanceWidgets() {</text:span></text:p>
      <text:p text:style-name="P10"><text:span text:style-name="Source_20_Text"><text:s text:c="2"/>const file = await latestFile('performance_');</text:span></text:p>
      <text:p text:style-name="P10"><text:span text:style-name="Source_20_Text"><text:s text:c="2"/>if (!file) return [];</text:span></text:p>
      <text:p text:style-name="P10"/>
      <text:p text:style-name="P10"><text:span text:style-name="Source_20_Text"><text:s text:c="2"/>const rows = parse(</text:span></text:p>
      <text:p text:style-name="P10"><text:span text:style-name="Source_20_Text"><text:s text:c="4"/>await readFile(path.join(INBOX, file), 'utf8'),</text:span></text:p>
      <text:p text:style-name="P10"><text:span text:style-name="Source_20_Text"><text:s text:c="4"/>{ columns: true, skip_empty_lines: true }</text:span></text:p>
      <text:p text:style-name="P10"><text:span text:style-name="Source_20_Text"><text:s text:c="2"/>);</text:span></text:p>
      <text:p text:style-name="P10"/>
      <text:p text:style-name="P10"><text:span text:style-name="Source_20_Text"><text:s text:c="2"/>return rows.map(r =&gt; ({</text:span></text:p>
      <text:p text:style-name="P10"><text:span text:style-name="Source_20_Text"><text:s text:c="4"/>id: r.metric,</text:span></text:p>
      <text:p text:style-name="P10"><text:span text:style-name="Source_20_Text"><text:s text:c="4"/>label: r.metric.replace(/_/g, ' ').replace(/\b\w/g, c =&gt; c.toUpperCase()),</text:span></text:p>
      <text:p text:style-name="P10"><text:span text:style-name="Source_20_Text"><text:s text:c="4"/>value: Number(r.value)</text:span></text:p>
      <text:p text:style-name="P10"><text:span text:style-name="Source_20_Text"><text:s text:c="2"/>}));</text:span></text:p>
      <text:p text:style-name="P10"><text:span text:style-name="Source_20_Text">}</text:span></text:p>
      <text:p text:style-name="P10"/>
      <text:p text:style-name="P10"><text:span text:style-name="Source_20_Text">/* ---------- main ---------- */</text:span></text:p>
      <text:p text:style-name="P10"/>
      <text:p text:style-name="P10"><text:soft-page-break/><text:span text:style-name="Source_20_Text">async function buildDashboard() {</text:span></text:p>
      <text:p text:style-name="P10"><text:span text:style-name="Source_20_Text"><text:s text:c="2"/>const kpis = [</text:span></text:p>
      <text:p text:style-name="P10"><text:span text:style-name="Source_20_Text"><text:s text:c="4"/>...(await loadCirculationKPIs()),</text:span></text:p>
      <text:p text:style-name="P10"><text:span text:style-name="Source_20_Text"><text:s text:c="4"/>...(await loadCollectionKPIs()),</text:span></text:p>
      <text:p text:style-name="P10"><text:span text:style-name="Source_20_Text"><text:s text:c="4"/>...(await loadPerformanceWidgets())</text:span></text:p>
      <text:p text:style-name="P10"><text:span text:style-name="Source_20_Text"><text:s text:c="2"/>];</text:span></text:p>
      <text:p text:style-name="P10"/>
      <text:p text:style-name="P10"><text:span text:style-name="Source_20_Text"><text:s text:c="2"/>const widgets = [</text:span></text:p>
      <text:p text:style-name="P10"><text:span text:style-name="Source_20_Text"><text:s text:c="4"/>...(await loadEquityWidgets())</text:span></text:p>
      <text:p text:style-name="P10"><text:span text:style-name="Source_20_Text"><text:s text:c="2"/>];</text:span></text:p>
      <text:p text:style-name="P10"/>
      <text:p text:style-name="P10"><text:span text:style-name="Source_20_Text"><text:s text:c="2"/>if (!kpis.length) {</text:span></text:p>
      <text:p text:style-name="P10"><text:span text:style-name="Source_20_Text"><text:s text:c="4"/>throw new Error('No KPIs generated — aborting');</text:span></text:p>
      <text:p text:style-name="P10"><text:span text:style-name="Source_20_Text"><text:s text:c="2"/>}</text:span></text:p>
      <text:p text:style-name="P10"/>
      <text:p text:style-name="P10"><text:span text:style-name="Source_20_Text"><text:s text:c="2"/>const dashboard = {</text:span></text:p>
      <text:p text:style-name="P10"><text:span text:style-name="Source_20_Text"><text:s text:c="4"/>meta: {</text:span></text:p>
      <text:p text:style-name="P10"><text:span text:style-name="Source_20_Text"><text:s text:c="6"/>generated_at: new Date().toISOString(),</text:span></text:p>
      <text:p text:style-name="P10"><text:span text:style-name="Source_20_Text"><text:s text:c="6"/>source: 'Koha CSV Email',</text:span></text:p>
      <text:p text:style-name="P10"><text:span text:style-name="Source_20_Text"><text:s text:c="6"/>schema_version: 1</text:span></text:p>
      <text:p text:style-name="P10"><text:span text:style-name="Source_20_Text"><text:s text:c="4"/>},</text:span></text:p>
      <text:p text:style-name="P10"><text:span text:style-name="Source_20_Text"><text:s text:c="4"/>kpis,</text:span></text:p>
      <text:p text:style-name="P10"><text:span text:style-name="Source_20_Text"><text:s text:c="4"/>widgets</text:span></text:p>
      <text:p text:style-name="P10"><text:span text:style-name="Source_20_Text"><text:s text:c="2"/>};</text:span></text:p>
      <text:p text:style-name="P10"/>
      <text:p text:style-name="P10"><text:span text:style-name="Source_20_Text"><text:s text:c="2"/>await writeFile(TEMP_OUTPUT, JSON.stringify(dashboard, null, 2));</text:span></text:p>
      <text:p text:style-name="P10"><text:span text:style-name="Source_20_Text"><text:s text:c="2"/>await rename(TEMP_OUTPUT, OUTPUT);</text:span></text:p>
      <text:p text:style-name="P10"/>
      <text:p text:style-name="P10"><text:span text:style-name="Source_20_Text"><text:s text:c="2"/>console.log(`Dashboard built successfully (${kpis.length} KPIs, ${widgets.length} widgets)`);</text:span></text:p>
      <text:p text:style-name="P10"><text:span text:style-name="Source_20_Text">}</text:span></text:p>
      <text:p text:style-name="P10"/>
      <text:p text:style-name="P10"><text:span text:style-name="Source_20_Text">/* ---------- run ---------- */</text:span></text:p>
      <text:p text:style-name="P10"/>
      <text:p text:style-name="P10"><text:span text:style-name="Source_20_Text">buildDashboard().catch(err =&gt; {</text:span></text:p>
      <text:p text:style-name="P10"><text:span text:style-name="Source_20_Text"><text:s text:c="2"/>console.error('Dashboard build failed:', err.message);</text:span></text:p>
      <text:p text:style-name="P10"><text:span text:style-name="Source_20_Text"><text:s text:c="2"/>process.exit(1);</text:span></text:p>
      <text:p text:style-name="P11"><text:span text:style-name="Source_20_Text">});</text:span></text:p>
      <text:p text:style-name="P2">Make it executable (optional but nice):</text:p>
      <text:p text:style-name="P14"><text:span text:style-name="Source_20_Text">chmod +x scripts/build-dashboard.js</text:span></text:p>
      <text:p text:style-name="P6"/>
      <text:h text:style-name="P8" text:outline-level="2">Run it from the command line</text:h>
      <text:p text:style-name="P14"><text:span text:style-name="Source_20_Text">node scripts/build-dashboard.js</text:span></text:p>
      <text:p text:style-name="P2">Or:</text:p>
      <text:p text:style-name="P14"><text:span text:style-name="Source_20_Text">./scripts/build-dashboard.js</text:span></text:p>
      <text:p text:style-name="P2">Then refresh your browser (served via <text:span text:style-name="Source_20_Text">npx serve .</text:span>) and your dashboard updates.</text:p>
      <text:p text:style-name="P6"/>
      <text:h text:style-name="P8" text:outline-level="2">Why this design works well</text:h>
      <text:list text:style-name="L101">
        <text:list-item>
          <text:p text:style-name="P114">✔ No assumptions about CSV order</text:p>
        </text:list-item>
        <text:list-item>
          <text:p text:style-name="P114"><text:soft-page-break/>✔ Safe atomic write (no half-written JSON)</text:p>
        </text:list-item>
        <text:list-item>
          <text:p text:style-name="P114">✔ Missing CSVs don’t crash everything</text:p>
        </text:list-item>
        <text:list-item>
          <text:p text:style-name="P114">✔ Easy to extend (just add another loader)</text:p>
        </text:list-item>
        <text:list-item>
          <text:p text:style-name="P114">✔ Cron-ready later with zero changes</text:p>
        </text:list-item>
      </text:list>
      <text:p text:style-name="P6"/>
      <text:h text:style-name="P8" text:outline-level="2">Next <text:span text:style-name="Emphasis">very</text:span> logical enhancements (when ready)</text:h>
      <text:list text:style-name="L102">
        <text:list-item>
          <text:p text:style-name="P115">Header validation (fail if someone renames a column)</text:p>
        </text:list-item>
        <text:list-item>
          <text:p text:style-name="P115">Period detection from filename</text:p>
        </text:list-item>
        <text:list-item>
          <text:p text:style-name="P115">Previous-period comparison</text:p>
        </text:list-item>
        <text:list-item>
          <text:p text:style-name="P115">Email summary generation</text:p>
        </text:list-item>
        <text:list-item>
          <text:p text:style-name="P115">Schema version bumping</text:p>
        </text:list-item>
      </text:list>
      <text:p text:style-name="P2">But for now: this is <text:span text:style-name="Strong_20_Emphasis">production-grade v1</text:span>.</text:p>
      <text:p text:style-name="P2">If you want, next we can:</text:p>
      <text:list text:style-name="L103">
        <text:list-item>
          <text:p text:style-name="P116">Tighten validation rules</text:p>
        </text:list-item>
        <text:list-item>
          <text:p text:style-name="P116">Map exact Koha SQL → CSV columns</text:p>
        </text:list-item>
        <text:list-item>
          <text:p text:style-name="P116">Add a <text:span text:style-name="Source_20_Text">--dry-run</text:span> or <text:span text:style-name="Source_20_Text">--verbose</text:span> CLI flag</text:p>
        </text:list-item>
      </text:list>
      <text:p text:style-name="P2">/scripts/build-dashboard.js:14 const text = await readFile(filePath, 'utf8'); ^^^^^ SyntaxError: Unexpected reserved word at compileSourceTextModule (node:internal/modules/esm/utils:340:16) at ModuleLoader.moduleStrategy (node:internal/modules/esm/translators:146:18) at #translate (node:internal/modules/esm/loader:431:12) at ModuleLoader.loadAndTranslate (node:internal/modules/esm/loader:478:27) at async ModuleJob._link (node:internal/modules/esm/module_job:110:19)</text:p>
      <text:p text:style-name="P2">Ah — good catch, and thank you for pasting the exact error. This is a <text:span text:style-name="Strong_20_Emphasis">real bug</text:span>, not you doing anything wrong 👍</text:p>
      <text:h text:style-name="P3" text:outline-level="3">What’s going on</text:h>
      <text:p text:style-name="P2">This line:</text:p>
      <text:p text:style-name="P14"><text:span text:style-name="Source_20_Text">const text = await readFile(filePath, 'utf8');</text:span></text:p>
      <text:p text:style-name="P2">is inside a <text:span text:style-name="Strong_20_Emphasis">non-async function</text:span>:</text:p>
      <text:p text:style-name="P9"><text:span text:style-name="Source_20_Text">function readCSV(filePath) {</text:span></text:p>
      <text:p text:style-name="P10"><text:span text:style-name="Source_20_Text"><text:s text:c="2"/>const text = await readFile(filePath, 'utf8'); // 💥</text:span></text:p>
      <text:p text:style-name="P11"><text:span text:style-name="Source_20_Text">}</text:span></text:p>
      <text:p text:style-name="P2">In JavaScript, <text:span text:style-name="Source_20_Text">await</text:span> is <text:span text:style-name="Strong_20_Emphasis">only legal inside an </text:span><text:span text:style-name="Strong_20_Emphasis"><text:span text:style-name="Source_20_Text">async</text:span></text:span><text:span text:style-name="Strong_20_Emphasis"> function</text:span> (or at top-level, which this is not). Node is correctly throwing:</text:p>
      <text:p text:style-name="P14"><text:span text:style-name="Source_20_Text">SyntaxError: Unexpected reserved word</text:span></text:p>
      <text:p text:style-name="P6"><text:soft-page-break/></text:p>
      <text:h text:style-name="P8" text:outline-level="2">Fix 1 (recommended): make the helper <text:span text:style-name="Source_20_Text">async</text:span></text:h>
      <text:p text:style-name="P2">You actually don’t even <text:span text:style-name="Emphasis">use</text:span> <text:span text:style-name="Source_20_Text">readCSV</text:span> elsewhere yet, but here’s the <text:span text:style-name="Strong_20_Emphasis">correct version</text:span> so it doesn’t blow up when Node parses the file.</text:p>
      <text:h text:style-name="P3" text:outline-level="3">✅ Corrected helper</text:h>
      <text:p text:style-name="P9"><text:span text:style-name="Source_20_Text">async function readCSV(filePath) {</text:span></text:p>
      <text:p text:style-name="P10"><text:span text:style-name="Source_20_Text"><text:s text:c="2"/>const text = await readFile(filePath, 'utf8');</text:span></text:p>
      <text:p text:style-name="P10"><text:span text:style-name="Source_20_Text"><text:s text:c="2"/>return parse(text, {</text:span></text:p>
      <text:p text:style-name="P10"><text:span text:style-name="Source_20_Text"><text:s text:c="4"/>columns: true,</text:span></text:p>
      <text:p text:style-name="P10"><text:span text:style-name="Source_20_Text"><text:s text:c="4"/>skip_empty_lines: true,</text:span></text:p>
      <text:p text:style-name="P10"><text:span text:style-name="Source_20_Text"><text:s text:c="4"/>trim: true</text:span></text:p>
      <text:p text:style-name="P10"><text:span text:style-name="Source_20_Text"><text:s text:c="2"/>});</text:span></text:p>
      <text:p text:style-name="P11"><text:span text:style-name="Source_20_Text">}</text:span></text:p>
      <text:p text:style-name="P2">That alone fixes the syntax error.</text:p>
      <text:p text:style-name="P6"/>
      <text:h text:style-name="P8" text:outline-level="2">Fix 2 (even cleaner): remove the unused function</text:h>
      <text:p text:style-name="P2">Right now, every loader already does its own:</text:p>
      <text:p text:style-name="P14"><text:span text:style-name="Source_20_Text">parse(await readFile(...))</text:span></text:p>
      <text:p text:style-name="P2">So the simplest fix is just to <text:span text:style-name="Strong_20_Emphasis">delete the helper entirely</text:span>.</text:p>
      <text:h text:style-name="P3" text:outline-level="3">🔥 Delete this block</text:h>
      <text:p text:style-name="P9"><text:span text:style-name="Source_20_Text">function readCSV(filePath) {</text:span></text:p>
      <text:p text:style-name="P10"><text:span text:style-name="Source_20_Text"><text:s text:c="2"/>const text = await readFile(filePath, 'utf8');</text:span></text:p>
      <text:p text:style-name="P10"><text:span text:style-name="Source_20_Text"><text:s text:c="2"/>return parse(text, {</text:span></text:p>
      <text:p text:style-name="P10"><text:span text:style-name="Source_20_Text"><text:s text:c="4"/>columns: true,</text:span></text:p>
      <text:p text:style-name="P10"><text:span text:style-name="Source_20_Text"><text:s text:c="4"/>skip_empty_lines: true,</text:span></text:p>
      <text:p text:style-name="P10"><text:span text:style-name="Source_20_Text"><text:s text:c="4"/>trim: true</text:span></text:p>
      <text:p text:style-name="P10"><text:span text:style-name="Source_20_Text"><text:s text:c="2"/>});</text:span></text:p>
      <text:p text:style-name="P11"><text:span text:style-name="Source_20_Text">}</text:span></text:p>
      <text:p text:style-name="P2">Nothing else depends on it yet.</text:p>
      <text:p text:style-name="P6"/>
      <text:h text:style-name="P8" text:outline-level="2">One more thing to double-check (important)</text:h>
      <text:p text:style-name="P2">Because you’re using <text:span text:style-name="Strong_20_Emphasis">ES modules</text:span>:</text:p>
      <text:p text:style-name="P14"><text:span text:style-name="Source_20_Text">import { readFile } from 'fs/promises';</text:span></text:p>
      <text:p text:style-name="P2">You must have <text:span text:style-name="Strong_20_Emphasis">one</text:span> of the following:</text:p>
      <text:h text:style-name="P3" text:outline-level="3">Option A — <text:span text:style-name="Source_20_Text">package.json</text:span></text:h>
      <text:p text:style-name="P9"><text:span text:style-name="Source_20_Text">{</text:span></text:p>
      <text:p text:style-name="P10"><text:span text:style-name="Source_20_Text"><text:s text:c="2"/>"type": "module"</text:span></text:p>
      <text:p text:style-name="P11"><text:soft-page-break/><text:span text:style-name="Source_20_Text">}</text:span></text:p>
      <text:h text:style-name="P3" text:outline-level="3">Option B — filename</text:h>
      <text:p text:style-name="P14"><text:span text:style-name="Source_20_Text">build-dashboard.mjs</text:span></text:p>
      <text:p text:style-name="P2">If neither is true, Node will choke later with <text:span text:style-name="Source_20_Text">Cannot use import statement outside a module</text:span>.</text:p>
      <text:p text:style-name="P2">Given your setup, <text:span text:style-name="Strong_20_Emphasis">Option A is cleaner</text:span>.</text:p>
      <text:p text:style-name="P6"/>
      <text:h text:style-name="P8" text:outline-level="2">Why this slipped through</text:h>
      <text:p text:style-name="P2">Totally normal when sketching scripts quickly:</text:p>
      <text:list text:style-name="L104">
        <text:list-item>
          <text:p text:style-name="P117">JS lets you <text:span text:style-name="Emphasis">define</text:span> invalid functions</text:p>
        </text:list-item>
        <text:list-item>
          <text:p text:style-name="P117">Node parses the whole file before running anything</text:p>
        </text:list-item>
        <text:list-item>
          <text:p text:style-name="P117">So even unused code can crash execution</text:p>
        </text:list-item>
      </text:list>
      <text:p text:style-name="P2">You did exactly the right thing by running it early.</text:p>
      <text:p text:style-name="P6"/>
      <text:h text:style-name="P8" text:outline-level="2">After the fix</text:h>
      <text:p text:style-name="P2">Once that helper is fixed or removed:</text:p>
      <text:p text:style-name="P14"><text:span text:style-name="Source_20_Text">node scripts/build-dashboard.js</text:span></text:p>
      <text:p text:style-name="P2">You should see:</text:p>
      <text:p text:style-name="P14"><text:span text:style-name="Source_20_Text">Dashboard built successfully (X KPIs, Y widgets)</text:span></text:p>
      <text:p text:style-name="P2">…and <text:span text:style-name="Source_20_Text">public/dashboard.json</text:span> will update cleanly.</text:p>
      <text:p text:style-name="P6"/>
      <text:h text:style-name="P8" text:outline-level="2">Next small improvement (optional but nice)</text:h>
      <text:p text:style-name="P2">Later, we can:</text:p>
      <text:list text:style-name="L105">
        <text:list-item>
          <text:p text:style-name="P118">centralise CSV parsing into that helper properly</text:p>
        </text:list-item>
        <text:list-item>
          <text:p text:style-name="P118">add header validation there</text:p>
        </text:list-item>
        <text:list-item>
          <text:p text:style-name="P118">make it the single choke point for bad data</text:p>
        </text:list-item>
      </text:list>
      <text:p text:style-name="P2">But first: get it running cleanly ✔️</text:p>
      <text:p text:style-name="P2">If you want, paste your updated file and I’ll sanity-check it end-to-end.</text:p>
      <text:p text:style-name="P2">Library-Dashboard/scripts/build-dashboard.js is not specified and it doesn't parse as CommonJS. Reparsing as ES module because module syntax was detected. This incurs a performance overhead. <text:soft-page-break/>To eliminate this warning, add "type": "module" to /home/eric/GitRepos/Library-Dashboard/package.json. (Use <text:span text:style-name="Source_20_Text">node --trace-warnings ...</text:span> to show where the warning was created) Dashboard build failed: ENOENT: no such file or directory, scandir './inbox' eric@PI16:~/GitRepos/Library-Dashboard $ </text:p>
      <text:p text:style-name="P2">Great, this is all very normal “first real run” friction — nothing scary here 👍<text:line-break/>You’ve actually surfaced <text:span text:style-name="Strong_20_Emphasis">two separate, easy-to-fix issues</text:span>.</text:p>
      <text:p text:style-name="P6"/>
      <text:h text:style-name="P8" text:outline-level="2">1️⃣ ES module warning (harmless, but we should clean it up)</text:h>
      <text:h text:style-name="P3" text:outline-level="3">What Node is telling you</text:h>
      <text:p text:style-name="P83">“I detected <text:span text:style-name="Source_20_Text">import</text:span> syntax, so I <text:span text:style-name="Emphasis">assumed</text:span> this is an ES module… but you didn’t explicitly say so.”</text:p>
      <text:p text:style-name="P2">Node ran it anyway, but with a warning.</text:p>
      <text:h text:style-name="P3" text:outline-level="3">✅ The correct fix (do this)</text:h>
      <text:p text:style-name="P2">Edit your <text:span text:style-name="Strong_20_Emphasis"><text:span text:style-name="Source_20_Text">package.json</text:span></text:span> and add:</text:p>
      <text:p text:style-name="P9"><text:span text:style-name="Source_20_Text">{</text:span></text:p>
      <text:p text:style-name="P10"><text:span text:style-name="Source_20_Text"><text:s text:c="2"/>"type": "module"</text:span></text:p>
      <text:p text:style-name="P11"><text:span text:style-name="Source_20_Text">}</text:span></text:p>
      <text:p text:style-name="P2">So a minimal <text:span text:style-name="Source_20_Text">package.json</text:span> might look like:</text:p>
      <text:p text:style-name="P9"><text:span text:style-name="Source_20_Text">{</text:span></text:p>
      <text:p text:style-name="P10"><text:span text:style-name="Source_20_Text"><text:s text:c="2"/>"name": "library-dashboard",</text:span></text:p>
      <text:p text:style-name="P10"><text:span text:style-name="Source_20_Text"><text:s text:c="2"/>"version": "1.0.0",</text:span></text:p>
      <text:p text:style-name="P10"><text:span text:style-name="Source_20_Text"><text:s text:c="2"/>"type": "module"</text:span></text:p>
      <text:p text:style-name="P11"><text:span text:style-name="Source_20_Text">}</text:span></text:p>
      <text:p text:style-name="P2">That:</text:p>
      <text:list text:style-name="L106">
        <text:list-item>
          <text:p text:style-name="P119">Removes the warning</text:p>
        </text:list-item>
        <text:list-item>
          <text:p text:style-name="P119">Makes ES module behaviour explicit</text:p>
        </text:list-item>
        <text:list-item>
          <text:p text:style-name="P119">Avoids weird edge cases later</text:p>
        </text:list-item>
      </text:list>
      <text:p text:style-name="P2">👉 This is <text:span text:style-name="Strong_20_Emphasis">strongly recommended</text:span>, not optional.</text:p>
      <text:p text:style-name="P6"/>
      <text:h text:style-name="P8" text:outline-level="2">2️⃣ The real failure: <text:span text:style-name="Source_20_Text">ENOENT: no such file or directory, scandir './inbox'</text:span></text:h>
      <text:p text:style-name="P2">This is the one that actually stopped the script.</text:p>
      <text:h text:style-name="P3" text:outline-level="3">What it means</text:h>
      <text:p text:style-name="P2">Your script does:</text:p>
      <text:p text:style-name="P14"><text:soft-page-break/><text:span text:style-name="Source_20_Text">readdir('./inbox')</text:span></text:p>
      <text:p text:style-name="P2">…but <text:span text:style-name="Strong_20_Emphasis">that directory does not exist</text:span> (yet).</text:p>
      <text:p text:style-name="P2">Node isn’t guessing — it just bails out.</text:p>
      <text:p text:style-name="P6"/>
      <text:h text:style-name="P8" text:outline-level="2">✅ Fix: create the expected folders</text:h>
      <text:p text:style-name="P2">From the project root:</text:p>
      <text:p text:style-name="P9"><text:span text:style-name="Source_20_Text">mkdir -p inbox</text:span></text:p>
      <text:p text:style-name="P11"><text:span text:style-name="Source_20_Text">mkdir -p public</text:span></text:p>
      <text:p text:style-name="P2">So you end up with:</text:p>
      <text:p text:style-name="P9"><text:span text:style-name="Source_20_Text">Library-Dashboard/</text:span></text:p>
      <text:p text:style-name="P10"><text:span text:style-name="Source_20_Text">├─ inbox/</text:span></text:p>
      <text:p text:style-name="P10"><text:span text:style-name="Source_20_Text">├─ public/</text:span></text:p>
      <text:p text:style-name="P10"><text:span text:style-name="Source_20_Text">├─ scripts/</text:span></text:p>
      <text:p text:style-name="P10"><text:span text:style-name="Source_20_Text">│ <text:s/>└─ build-dashboard.js</text:span></text:p>
      <text:p text:style-name="P11"><text:span text:style-name="Source_20_Text">├─ package.json</text:span></text:p>
      <text:p text:style-name="P2">Even if <text:span text:style-name="Source_20_Text">inbox/</text:span> is empty, the script will now run.</text:p>
      <text:p text:style-name="P6"/>
      <text:h text:style-name="P8" text:outline-level="2">3️⃣ What will happen next (important expectation-setting)</text:h>
      <text:p text:style-name="P2">After you create <text:span text:style-name="Source_20_Text">inbox/</text:span> and rerun:</text:p>
      <text:p text:style-name="P14"><text:span text:style-name="Source_20_Text">node scripts/build-dashboard.js</text:span></text:p>
      <text:p text:style-name="P2">You will likely see <text:span text:style-name="Strong_20_Emphasis">this error instead</text:span>:</text:p>
      <text:p text:style-name="P14"><text:span text:style-name="Source_20_Text">Dashboard build failed: No KPIs generated — aborting</text:span></text:p>
      <text:p text:style-name="P2">That’s <text:span text:style-name="Strong_20_Emphasis">intentional and good</text:span>.</text:p>
      <text:p text:style-name="P2">It means:</text:p>
      <text:list text:style-name="L107">
        <text:list-item>
          <text:p text:style-name="P120">Script ran</text:p>
        </text:list-item>
        <text:list-item>
          <text:p text:style-name="P120">Folder exists</text:p>
        </text:list-item>
        <text:list-item>
          <text:p text:style-name="P120">No CSVs found yet</text:p>
        </text:list-item>
        <text:list-item>
          <text:p text:style-name="P120">Script refused to overwrite <text:span text:style-name="Source_20_Text">dashboard.json</text:span> with empty data</text:p>
        </text:list-item>
      </text:list>
      <text:p text:style-name="P2">Once you drop in a file like:</text:p>
      <text:p text:style-name="P14"><text:span text:style-name="Source_20_Text">inbox/kpis_circulation_2026-01.csv</text:span></text:p>
      <text:p text:style-name="P2">…it will proceed normally.</text:p>
      <text:p text:style-name="P6"/>
      <text:h text:style-name="P8" text:outline-level="2"><text:soft-page-break/>4️⃣ Quick sanity checklist (do these in order)</text:h>
      <text:list text:style-name="L108">
        <text:list-item>
          <text:p text:style-name="P121">✅ Add <text:span text:style-name="Source_20_Text">"type": "module"</text:span> to <text:span text:style-name="Source_20_Text">package.json</text:span></text:p>
        </text:list-item>
        <text:list-item>
          <text:p text:style-name="P121">✅ Create <text:span text:style-name="Source_20_Text">inbox/</text:span> and <text:span text:style-name="Source_20_Text">public/</text:span></text:p>
        </text:list-item>
        <text:list-item>
          <text:p text:style-name="P121">✅ Put at least one valid CSV in <text:span text:style-name="Source_20_Text">inbox/</text:span></text:p>
        </text:list-item>
        <text:list-item>
          <text:p text:style-name="P121">✅ Run:</text:p>
          <text:p text:style-name="P122"><text:span text:style-name="Source_20_Text">node scripts/build-dashboard.js</text:span></text:p>
        </text:list-item>
      </text:list>
      <text:p text:style-name="P6"/>
      <text:h text:style-name="P8" text:outline-level="2">5️⃣ Why this is actually a good sign</text:h>
      <text:p text:style-name="P2">You’ve confirmed:</text:p>
      <text:list text:style-name="L109">
        <text:list-item>
          <text:p text:style-name="P123">Node 20 is working correctly</text:p>
        </text:list-item>
        <text:list-item>
          <text:p text:style-name="P123">ES modules are being picked up</text:p>
        </text:list-item>
        <text:list-item>
          <text:p text:style-name="P123">Errors are <text:span text:style-name="Strong_20_Emphasis">explicit and readable</text:span></text:p>
        </text:list-item>
        <text:list-item>
          <text:p text:style-name="P123">Script is failing <text:span text:style-name="Emphasis">safely</text:span></text:p>
        </text:list-item>
      </text:list>
      <text:p text:style-name="P2">That’s exactly what you want before wiring this into cron or email ingestion.</text:p>
      <text:p text:style-name="P6"/>
      <text:h text:style-name="P3" text:outline-level="3">Next sensible step</text:h>
      <text:p text:style-name="P2">If you want, paste <text:span text:style-name="Strong_20_Emphasis">one real CSV</text:span> (or its headers + 2 rows), and I’ll:</text:p>
      <text:list text:style-name="L110">
        <text:list-item>
          <text:p text:style-name="P124">Validate it against the contract</text:p>
        </text:list-item>
        <text:list-item>
          <text:p text:style-name="P124">Adjust the loader logic if needed</text:p>
        </text:list-item>
        <text:list-item>
          <text:p text:style-name="P124">Make sure the KPI IDs line up perfectly with your dashboard JS</text:p>
        </text:list-item>
      </text:list>
      <text:p text:style-name="P2">You’re very close to “boring and reliable”, which is the goal 😄</text:p>
      <text:p text:style-name="P2">{ "name": "library-dashboard", "version": "1.0.0", "type": "module" }</text:p>
      <text:p text:style-name="P2">Perfect 👍 — that <text:span text:style-name="Source_20_Text">package.json</text:span> is <text:span text:style-name="Strong_20_Emphasis">exactly right</text:span>.</text:p>
      <text:p text:style-name="P2">That confirms:</text:p>
      <text:list text:style-name="L111">
        <text:list-item>
          <text:p text:style-name="P125">Node knows this project is <text:span text:style-name="Strong_20_Emphasis">ESM</text:span></text:p>
        </text:list-item>
        <text:list-item>
          <text:p text:style-name="P125"><text:span text:style-name="Source_20_Text">import</text:span> / <text:span text:style-name="Source_20_Text">await</text:span> / top-level async are all legit</text:p>
        </text:list-item>
        <text:list-item>
          <text:p text:style-name="P125">The earlier warning will now disappear</text:p>
        </text:list-item>
      </text:list>
      <text:p text:style-name="P2">So your environment is now clean and predictable.</text:p>
      <text:p text:style-name="P6"/>
      <text:h text:style-name="P8" text:outline-level="2"><text:soft-page-break/>What to do next (in order)</text:h>
      <text:h text:style-name="P3" text:outline-level="3">1️⃣ Confirm folders exist</text:h>
      <text:p text:style-name="P2">From <text:span text:style-name="Source_20_Text">Library-Dashboard/</text:span>:</text:p>
      <text:p text:style-name="P14"><text:span text:style-name="Source_20_Text">ls</text:span></text:p>
      <text:p text:style-name="P2">You should see at least:</text:p>
      <text:p text:style-name="P9"><text:span text:style-name="Source_20_Text">inbox/</text:span></text:p>
      <text:p text:style-name="P10"><text:span text:style-name="Source_20_Text">public/</text:span></text:p>
      <text:p text:style-name="P10"><text:span text:style-name="Source_20_Text">scripts/</text:span></text:p>
      <text:p text:style-name="P11"><text:span text:style-name="Source_20_Text">package.json</text:span></text:p>
      <text:p text:style-name="P2">If not:</text:p>
      <text:p text:style-name="P14"><text:span text:style-name="Source_20_Text">mkdir -p inbox public</text:span></text:p>
      <text:p text:style-name="P6"/>
      <text:h text:style-name="P3" text:outline-level="3">2️⃣ Add a <text:span text:style-name="Strong_20_Emphasis">minimal test CSV</text:span> (so the script can succeed)</text:h>
      <text:p text:style-name="P2">Create:</text:p>
      <text:p text:style-name="P14"><text:span text:style-name="Source_20_Text">nano inbox/kpis_circulation_2026-01.csv</text:span></text:p>
      <text:p text:style-name="P2">Paste this:</text:p>
      <text:p text:style-name="P9"><text:span text:style-name="Source_20_Text">metric,value,period_start,period_end,notes</text:span></text:p>
      <text:p text:style-name="P10"><text:span text:style-name="Source_20_Text">total_loans,1000,2026-01-01,2026-01-31,</text:span></text:p>
      <text:p text:style-name="P10"><text:span text:style-name="Source_20_Text">active_borrowers,100,2026-01-01,2026-01-31,</text:span></text:p>
      <text:p text:style-name="P10"><text:span text:style-name="Source_20_Text">loans_per_active_borrower,10,2026-01-01,2026-01-31,</text:span></text:p>
      <text:p text:style-name="P11"><text:span text:style-name="Source_20_Text">renewals_count,200,2026-01-01,2026-01-31,</text:span></text:p>
      <text:p text:style-name="P2">Save and exit.</text:p>
      <text:p text:style-name="P6"/>
      <text:h text:style-name="P3" text:outline-level="3">3️⃣ Run the script again</text:h>
      <text:p text:style-name="P14"><text:span text:style-name="Source_20_Text">node scripts/build-dashboard.js</text:span></text:p>
      <text:p text:style-name="P2">Expected output:</text:p>
      <text:p text:style-name="P14"><text:span text:style-name="Source_20_Text">Dashboard built successfully (4 KPIs, 0 widgets)</text:span></text:p>
      <text:p text:style-name="P2">And you should now have:</text:p>
      <text:p text:style-name="P14"><text:span text:style-name="Source_20_Text">public/dashboard.json</text:span></text:p>
      <text:p text:style-name="P6"/>
      <text:h text:style-name="P3" text:outline-level="3">4️⃣ Quick sanity check</text:h>
      <text:p text:style-name="P14"><text:span text:style-name="Source_20_Text">cat public/dashboard.json</text:span></text:p>
      <text:p text:style-name="P2">You should see something like:</text:p>
      <text:p text:style-name="P9"><text:soft-page-break/><text:span text:style-name="Source_20_Text">{</text:span></text:p>
      <text:p text:style-name="P10"><text:span text:style-name="Source_20_Text"><text:s text:c="2"/>"meta": {</text:span></text:p>
      <text:p text:style-name="P10"><text:span text:style-name="Source_20_Text"><text:s text:c="4"/>"generated_at": "...",</text:span></text:p>
      <text:p text:style-name="P10"><text:span text:style-name="Source_20_Text"><text:s text:c="4"/>"source": "Koha CSV Email",</text:span></text:p>
      <text:p text:style-name="P10"><text:span text:style-name="Source_20_Text"><text:s text:c="4"/>"schema_version": 1</text:span></text:p>
      <text:p text:style-name="P10"><text:span text:style-name="Source_20_Text"><text:s text:c="2"/>},</text:span></text:p>
      <text:p text:style-name="P10"><text:span text:style-name="Source_20_Text"><text:s text:c="2"/>"kpis": [</text:span></text:p>
      <text:p text:style-name="P10"><text:span text:style-name="Source_20_Text"><text:s text:c="4"/>{ "id": "total_loans", "label": "Total Loans", "value": 1000 },</text:span></text:p>
      <text:p text:style-name="P10"><text:span text:style-name="Source_20_Text"><text:s text:c="4"/>...</text:span></text:p>
      <text:p text:style-name="P10"><text:span text:style-name="Source_20_Text"><text:s text:c="2"/>],</text:span></text:p>
      <text:p text:style-name="P10"><text:span text:style-name="Source_20_Text"><text:s text:c="2"/>"widgets": []</text:span></text:p>
      <text:p text:style-name="P11"><text:span text:style-name="Source_20_Text">}</text:span></text:p>
      <text:p text:style-name="P6"/>
      <text:h text:style-name="P8" text:outline-level="2">Why you’re in a good state now</text:h>
      <text:list text:style-name="L112">
        <text:list-item>
          <text:p text:style-name="P126">✔ Module system explicitly declared</text:p>
        </text:list-item>
        <text:list-item>
          <text:p text:style-name="P126">✔ Runtime errors resolved</text:p>
        </text:list-item>
        <text:list-item>
          <text:p text:style-name="P126">✔ Failure modes are intentional and clear</text:p>
        </text:list-item>
        <text:list-item>
          <text:p text:style-name="P126">✔ Script behaves correctly with empty vs populated inbox</text:p>
        </text:list-item>
      </text:list>
      <text:p text:style-name="P2">From here, everything else is incremental and boring (the good kind).</text:p>
      <text:p text:style-name="P6"/>
      <text:h text:style-name="P8" text:outline-level="2">Next logical steps (pick one)</text:h>
      <text:list text:style-name="L113">
        <text:list-item>
          <text:p text:style-name="P127">Add <text:span text:style-name="Strong_20_Emphasis">equity_*.csv</text:span> and see widgets render</text:p>
        </text:list-item>
        <text:list-item>
          <text:p text:style-name="P127">Tighten CSV validation (reject renamed columns)</text:p>
        </text:list-item>
        <text:list-item>
          <text:p text:style-name="P127">Add <text:span text:style-name="Source_20_Text">--dry-run</text:span> CLI flag</text:p>
        </text:list-item>
        <text:list-item>
          <text:p text:style-name="P127">Wire this into your email-attachment workflow</text:p>
        </text:list-item>
        <text:list-item>
          <text:p text:style-name="P127">Map real Koha SQL → CSV headers</text:p>
        </text:list-item>
      </text:list>
      <text:p text:style-name="P2">Just tell me which one you want to tackle next 🙂</text:p>
      <text:p text:style-name="P2">lets map some real sql and create a report for the data</text:p>
      <text:p text:style-name="P2">Nice — this is the <text:span text:style-name="Emphasis">right</text:span> next step. We’ll do this properly and <text:span text:style-name="Strong_20_Emphasis">Koha-friendly</text:span>, not “clever SQL that breaks later”.</text:p>
      <text:p text:style-name="P2">I’ll map <text:span text:style-name="Strong_20_Emphasis">real Koha SQL reports</text:span> directly to the <text:span text:style-name="Strong_20_Emphasis">CSV contract you defined</text:span>, and I’ll flag assumptions so you can adjust for local policy.</text:p>
      <text:p text:style-name="P2">I’ll assume:</text:p>
      <text:list text:style-name="L114">
        <text:list-item>
          <text:p text:style-name="P128">Koha 23.11+ (MariaDB)</text:p>
        </text:list-item>
        <text:list-item>
          <text:p text:style-name="P128">Standard table names</text:p>
        </text:list-item>
        <text:list-item>
          <text:p text:style-name="P128">Saved Reports UI</text:p>
        </text:list-item>
        <text:list-item>
          <text:p text:style-name="P128">Date-bounded reporting (monthly/termly)</text:p>
        </text:list-item>
      </text:list>
      <text:p text:style-name="P6"><text:soft-page-break/></text:p>
      <text:h text:style-name="P129" text:outline-level="1">1️⃣ Circulation &amp; Use KPIs</text:h>
      <text:p text:style-name="P2"><text:span text:style-name="Strong_20_Emphasis">CSV:</text:span> <text:span text:style-name="Source_20_Text">kpis_circulation_YYYY-MM.csv</text:span></text:p>
      <text:h text:style-name="P3" text:outline-level="3">1. Total loans</text:h>
      <text:p text:style-name="P9"><text:span text:style-name="Source_20_Text">SELECT</text:span></text:p>
      <text:p text:style-name="P10"><text:span text:style-name="Source_20_Text"><text:s text:c="2"/>'total_loans' AS metric,</text:span></text:p>
      <text:p text:style-name="P10"><text:span text:style-name="Source_20_Text"><text:s text:c="2"/>COUNT(*) AS value,</text:span></text:p>
      <text:p text:style-name="P10"><text:span text:style-name="Source_20_Text"><text:s text:c="2"/>&lt;&lt;Start date|date&gt;&gt; AS period_start,</text:span></text:p>
      <text:p text:style-name="P10"><text:span text:style-name="Source_20_Text"><text:s text:c="2"/>&lt;&lt;End date|date&gt;&gt; AS period_end,</text:span></text:p>
      <text:p text:style-name="P10"><text:span text:style-name="Source_20_Text"><text:s text:c="2"/>'' AS notes</text:span></text:p>
      <text:p text:style-name="P10"><text:span text:style-name="Source_20_Text">FROM issues</text:span></text:p>
      <text:p text:style-name="P11"><text:span text:style-name="Source_20_Text">WHERE issuedate BETWEEN &lt;&lt;Start date|date&gt;&gt; AND &lt;&lt;End date|date&gt;&gt;;</text:span></text:p>
      <text:p text:style-name="P6"/>
      <text:h text:style-name="P3" text:outline-level="3">2. Active borrowers</text:h>
      <text:p text:style-name="P9"><text:span text:style-name="Source_20_Text">SELECT</text:span></text:p>
      <text:p text:style-name="P10"><text:span text:style-name="Source_20_Text"><text:s text:c="2"/>'active_borrowers' AS metric,</text:span></text:p>
      <text:p text:style-name="P10"><text:span text:style-name="Source_20_Text"><text:s text:c="2"/>COUNT(DISTINCT borrowernumber) AS value,</text:span></text:p>
      <text:p text:style-name="P10"><text:span text:style-name="Source_20_Text"><text:s text:c="2"/>&lt;&lt;Start date|date&gt;&gt; AS period_start,</text:span></text:p>
      <text:p text:style-name="P10"><text:span text:style-name="Source_20_Text"><text:s text:c="2"/>&lt;&lt;End date|date&gt;&gt; AS period_end,</text:span></text:p>
      <text:p text:style-name="P10"><text:span text:style-name="Source_20_Text"><text:s text:c="2"/>'' AS notes</text:span></text:p>
      <text:p text:style-name="P10"><text:span text:style-name="Source_20_Text">FROM issues</text:span></text:p>
      <text:p text:style-name="P11"><text:span text:style-name="Source_20_Text">WHERE issuedate BETWEEN &lt;&lt;Start date|date&gt;&gt; AND &lt;&lt;End date|date&gt;&gt;;</text:span></text:p>
      <text:p text:style-name="P6"/>
      <text:h text:style-name="P3" text:outline-level="3">3. Loans per active borrower</text:h>
      <text:p text:style-name="P2">(derived but still safe to calculate in SQL)</text:p>
      <text:p text:style-name="P9"><text:span text:style-name="Source_20_Text">SELECT</text:span></text:p>
      <text:p text:style-name="P10"><text:span text:style-name="Source_20_Text"><text:s text:c="2"/>'loans_per_active_borrower' AS metric,</text:span></text:p>
      <text:p text:style-name="P10"><text:span text:style-name="Source_20_Text"><text:s text:c="2"/>ROUND(</text:span></text:p>
      <text:p text:style-name="P10"><text:span text:style-name="Source_20_Text"><text:s text:c="4"/>COUNT(*) / COUNT(DISTINCT borrowernumber),</text:span></text:p>
      <text:p text:style-name="P10"><text:span text:style-name="Source_20_Text"><text:s text:c="4"/>2</text:span></text:p>
      <text:p text:style-name="P10"><text:span text:style-name="Source_20_Text"><text:s text:c="2"/>) AS value,</text:span></text:p>
      <text:p text:style-name="P10"><text:span text:style-name="Source_20_Text"><text:s text:c="2"/>&lt;&lt;Start date|date&gt;&gt; AS period_start,</text:span></text:p>
      <text:p text:style-name="P10"><text:span text:style-name="Source_20_Text"><text:s text:c="2"/>&lt;&lt;End date|date&gt;&gt; AS period_end,</text:span></text:p>
      <text:p text:style-name="P10"><text:span text:style-name="Source_20_Text"><text:s text:c="2"/>'total_loans / active_borrowers' AS notes</text:span></text:p>
      <text:p text:style-name="P10"><text:span text:style-name="Source_20_Text">FROM issues</text:span></text:p>
      <text:p text:style-name="P11"><text:span text:style-name="Source_20_Text">WHERE issuedate BETWEEN &lt;&lt;Start date|date&gt;&gt; AND &lt;&lt;End date|date&gt;&gt;;</text:span></text:p>
      <text:p text:style-name="P6"/>
      <text:h text:style-name="P3" text:outline-level="3">4. Renewals count</text:h>
      <text:p text:style-name="P9"><text:span text:style-name="Source_20_Text">SELECT</text:span></text:p>
      <text:p text:style-name="P10"><text:span text:style-name="Source_20_Text"><text:s text:c="2"/>'renewals_count' AS metric,</text:span></text:p>
      <text:p text:style-name="P10"><text:span text:style-name="Source_20_Text"><text:s text:c="2"/>COUNT(*) AS value,</text:span></text:p>
      <text:p text:style-name="P10"><text:span text:style-name="Source_20_Text"><text:s text:c="2"/>&lt;&lt;Start date|date&gt;&gt; AS period_start,</text:span></text:p>
      <text:p text:style-name="P10"><text:span text:style-name="Source_20_Text"><text:s text:c="2"/>&lt;&lt;End date|date&gt;&gt; AS period_end,</text:span></text:p>
      <text:p text:style-name="P10"><text:span text:style-name="Source_20_Text"><text:s text:c="2"/>'' AS notes</text:span></text:p>
      <text:p text:style-name="P10"><text:span text:style-name="Source_20_Text">FROM issues</text:span></text:p>
      <text:p text:style-name="P10"><text:soft-page-break/><text:span text:style-name="Source_20_Text">WHERE renewals &gt; 0</text:span></text:p>
      <text:p text:style-name="P11"><text:span text:style-name="Source_20_Text"><text:s text:c="2"/>AND issuedate BETWEEN &lt;&lt;Start date|date&gt;&gt; AND &lt;&lt;End date|date&gt;&gt;;</text:span></text:p>
      <text:p text:style-name="P6"/>
      <text:h text:style-name="P3" text:outline-level="3">5. In-library use (if tracked)</text:h>
      <text:p text:style-name="P2">⚠️ <text:span text:style-name="Strong_20_Emphasis">Highly local</text:span>. Common patterns:</text:p>
      <text:p text:style-name="P2"><text:span text:style-name="Strong_20_Emphasis">If you use item type = “REF” or similar</text:span></text:p>
      <text:p text:style-name="P9"><text:span text:style-name="Source_20_Text">SELECT</text:span></text:p>
      <text:p text:style-name="P10"><text:span text:style-name="Source_20_Text"><text:s text:c="2"/>'in_library_use' AS metric,</text:span></text:p>
      <text:p text:style-name="P10"><text:span text:style-name="Source_20_Text"><text:s text:c="2"/>COUNT(*) AS value,</text:span></text:p>
      <text:p text:style-name="P10"><text:span text:style-name="Source_20_Text"><text:s text:c="2"/>&lt;&lt;Start date|date&gt;&gt; AS period_start,</text:span></text:p>
      <text:p text:style-name="P10"><text:span text:style-name="Source_20_Text"><text:s text:c="2"/>&lt;&lt;End date|date&gt;&gt; AS period_end,</text:span></text:p>
      <text:p text:style-name="P10"><text:span text:style-name="Source_20_Text"><text:s text:c="2"/>'Reference items only' AS notes</text:span></text:p>
      <text:p text:style-name="P10"><text:span text:style-name="Source_20_Text">FROM statistics</text:span></text:p>
      <text:p text:style-name="P10"><text:span text:style-name="Source_20_Text">WHERE type = 'issue'</text:span></text:p>
      <text:p text:style-name="P10"><text:span text:style-name="Source_20_Text"><text:s text:c="2"/>AND itemtype = 'REF'</text:span></text:p>
      <text:p text:style-name="P11"><text:span text:style-name="Source_20_Text"><text:s text:c="2"/>AND datetime BETWEEN &lt;&lt;Start date|date&gt;&gt; AND &lt;&lt;End date|date&gt;&gt;;</text:span></text:p>
      <text:p text:style-name="P2">If you don’t track this reliably → <text:span text:style-name="Strong_20_Emphasis">exclude for v1</text:span> (totally acceptable).</text:p>
      <text:p text:style-name="P6"/>
      <text:h text:style-name="P3" text:outline-level="3">6–9. Collection Tracking</text:h>
      <text:h text:style-name="P106" text:outline-level="4">Percentage of collection never borrowed</text:h>
      <text:p text:style-name="P9"><text:span text:style-name="Source_20_Text">SELECT</text:span></text:p>
      <text:p text:style-name="P10"><text:span text:style-name="Source_20_Text"><text:s text:c="2"/>'percentage_never_borrowed' AS metric,</text:span></text:p>
      <text:p text:style-name="P10"><text:span text:style-name="Source_20_Text"><text:s text:c="2"/>ROUND(</text:span></text:p>
      <text:p text:style-name="P10"><text:span text:style-name="Source_20_Text"><text:s text:c="4"/>SUM(CASE WHEN issues.itemnumber IS NULL THEN 1 ELSE 0 END)</text:span></text:p>
      <text:p text:style-name="P10"><text:span text:style-name="Source_20_Text"><text:s text:c="4"/>/ COUNT(*) * 100,</text:span></text:p>
      <text:p text:style-name="P10"><text:span text:style-name="Source_20_Text"><text:s text:c="4"/>2</text:span></text:p>
      <text:p text:style-name="P10"><text:span text:style-name="Source_20_Text"><text:s text:c="2"/>) AS value,</text:span></text:p>
      <text:p text:style-name="P10"><text:span text:style-name="Source_20_Text"><text:s text:c="2"/>COUNT(*) AS total_items,</text:span></text:p>
      <text:p text:style-name="P10"><text:span text:style-name="Source_20_Text"><text:s text:c="2"/>&lt;&lt;End date|date&gt;&gt; AS period_end</text:span></text:p>
      <text:p text:style-name="P10"><text:span text:style-name="Source_20_Text">FROM items</text:span></text:p>
      <text:p text:style-name="P10"><text:span text:style-name="Source_20_Text">LEFT JOIN issues</text:span></text:p>
      <text:p text:style-name="P11"><text:span text:style-name="Source_20_Text"><text:s text:c="2"/>ON items.itemnumber = issues.itemnumber;</text:span></text:p>
      <text:p text:style-name="P83">⚠️ This is <text:span text:style-name="Emphasis">all-time</text:span>. That’s usually what management expects.</text:p>
      <text:p text:style-name="P6"/>
      <text:h text:style-name="P106" text:outline-level="4">New items added</text:h>
      <text:p text:style-name="P9"><text:span text:style-name="Source_20_Text">SELECT</text:span></text:p>
      <text:p text:style-name="P10"><text:span text:style-name="Source_20_Text"><text:s text:c="2"/>'new_items_added' AS metric,</text:span></text:p>
      <text:p text:style-name="P10"><text:span text:style-name="Source_20_Text"><text:s text:c="2"/>COUNT(*) AS value,</text:span></text:p>
      <text:p text:style-name="P10"><text:span text:style-name="Source_20_Text"><text:s text:c="2"/>&lt;&lt;Start date|date&gt;&gt; AS period_start,</text:span></text:p>
      <text:p text:style-name="P10"><text:span text:style-name="Source_20_Text"><text:s text:c="2"/>&lt;&lt;End date|date&gt;&gt; AS period_end,</text:span></text:p>
      <text:p text:style-name="P10"><text:span text:style-name="Source_20_Text"><text:s text:c="2"/>'' AS notes</text:span></text:p>
      <text:p text:style-name="P10"><text:span text:style-name="Source_20_Text">FROM items</text:span></text:p>
      <text:p text:style-name="P11"><text:span text:style-name="Source_20_Text">WHERE dateaccessioned BETWEEN &lt;&lt;Start date|date&gt;&gt; AND &lt;&lt;End date|date&gt;&gt;;</text:span></text:p>
      <text:p text:style-name="P6"/>
      <text:h text:style-name="P106" text:outline-level="4"><text:soft-page-break/>Withdrawn / deleted items</text:h>
      <text:p text:style-name="P9"><text:span text:style-name="Source_20_Text">SELECT</text:span></text:p>
      <text:p text:style-name="P10"><text:span text:style-name="Source_20_Text"><text:s text:c="2"/>'withdrawn_items' AS metric,</text:span></text:p>
      <text:p text:style-name="P10"><text:span text:style-name="Source_20_Text"><text:s text:c="2"/>COUNT(*) AS value,</text:span></text:p>
      <text:p text:style-name="P10"><text:span text:style-name="Source_20_Text"><text:s text:c="2"/>&lt;&lt;Start date|date&gt;&gt; AS period_start,</text:span></text:p>
      <text:p text:style-name="P10"><text:span text:style-name="Source_20_Text"><text:s text:c="2"/>&lt;&lt;End date|date&gt;&gt; AS period_end,</text:span></text:p>
      <text:p text:style-name="P10"><text:span text:style-name="Source_20_Text"><text:s text:c="2"/>'' AS notes</text:span></text:p>
      <text:p text:style-name="P10"><text:span text:style-name="Source_20_Text">FROM items</text:span></text:p>
      <text:p text:style-name="P10"><text:span text:style-name="Source_20_Text">WHERE withdrawn &gt; 0</text:span></text:p>
      <text:p text:style-name="P11"><text:span text:style-name="Source_20_Text"><text:s text:c="2"/>AND datelastseen BETWEEN &lt;&lt;Start date|date&gt;&gt; AND &lt;&lt;End date|date&gt;&gt;;</text:span></text:p>
      <text:p text:style-name="P2">(Deletion tracking varies wildly — withdrawn is the safer proxy.)</text:p>
      <text:p text:style-name="P6"/>
      <text:h text:style-name="P129" text:outline-level="1">2️⃣ Equity &amp; Coverage Widgets</text:h>
      <text:p text:style-name="P2"><text:span text:style-name="Strong_20_Emphasis">CSV:</text:span> <text:span text:style-name="Source_20_Text">equity_YYYY-MM.csv</text:span></text:p>
      <text:h text:style-name="P3" text:outline-level="3">Loans by branch / location</text:h>
      <text:p text:style-name="P9"><text:span text:style-name="Source_20_Text">SELECT</text:span></text:p>
      <text:p text:style-name="P10"><text:span text:style-name="Source_20_Text"><text:s text:c="2"/>branches.branchname AS branch,</text:span></text:p>
      <text:p text:style-name="P10"><text:span text:style-name="Source_20_Text"><text:s text:c="2"/>COUNT(*) AS loans</text:span></text:p>
      <text:p text:style-name="P10"><text:span text:style-name="Source_20_Text">FROM issues</text:span></text:p>
      <text:p text:style-name="P10"><text:span text:style-name="Source_20_Text">JOIN branches ON issues.branchcode = branches.branchcode</text:span></text:p>
      <text:p text:style-name="P10"><text:span text:style-name="Source_20_Text">WHERE issuedate BETWEEN &lt;&lt;Start date|date&gt;&gt; AND &lt;&lt;End date|date&gt;&gt;</text:span></text:p>
      <text:p text:style-name="P10"><text:span text:style-name="Source_20_Text">GROUP BY branches.branchname</text:span></text:p>
      <text:p text:style-name="P11"><text:span text:style-name="Source_20_Text">ORDER BY loans DESC;</text:span></text:p>
      <text:p text:style-name="P6"/>
      <text:h text:style-name="P3" text:outline-level="3">Loans by item type</text:h>
      <text:p text:style-name="P9"><text:span text:style-name="Source_20_Text">SELECT</text:span></text:p>
      <text:p text:style-name="P10"><text:span text:style-name="Source_20_Text"><text:s text:c="2"/>itemtypes.description AS item_type,</text:span></text:p>
      <text:p text:style-name="P10"><text:span text:style-name="Source_20_Text"><text:s text:c="2"/>COUNT(*) AS loans</text:span></text:p>
      <text:p text:style-name="P10"><text:span text:style-name="Source_20_Text">FROM issues</text:span></text:p>
      <text:p text:style-name="P10"><text:span text:style-name="Source_20_Text">JOIN items ON issues.itemnumber = items.itemnumber</text:span></text:p>
      <text:p text:style-name="P10"><text:span text:style-name="Source_20_Text">JOIN itemtypes ON items.itype = itemtypes.itemtype</text:span></text:p>
      <text:p text:style-name="P10"><text:span text:style-name="Source_20_Text">WHERE issuedate BETWEEN &lt;&lt;Start date|date&gt;&gt; AND &lt;&lt;End date|date&gt;&gt;</text:span></text:p>
      <text:p text:style-name="P10"><text:span text:style-name="Source_20_Text">GROUP BY itemtypes.description</text:span></text:p>
      <text:p text:style-name="P11"><text:span text:style-name="Source_20_Text">ORDER BY loans DESC;</text:span></text:p>
      <text:p text:style-name="P6"/>
      <text:h text:style-name="P3" text:outline-level="3">Loans by borrower category</text:h>
      <text:p text:style-name="P9"><text:span text:style-name="Source_20_Text">SELECT</text:span></text:p>
      <text:p text:style-name="P10"><text:span text:style-name="Source_20_Text"><text:s text:c="2"/>categories.description AS category,</text:span></text:p>
      <text:p text:style-name="P10"><text:span text:style-name="Source_20_Text"><text:s text:c="2"/>COUNT(*) AS loans</text:span></text:p>
      <text:p text:style-name="P10"><text:span text:style-name="Source_20_Text">FROM issues</text:span></text:p>
      <text:p text:style-name="P10"><text:span text:style-name="Source_20_Text">JOIN borrowers ON issues.borrowernumber = borrowers.borrowernumber</text:span></text:p>
      <text:p text:style-name="P10"><text:span text:style-name="Source_20_Text">JOIN categories ON borrowers.categorycode = categories.categorycode</text:span></text:p>
      <text:p text:style-name="P10"><text:span text:style-name="Source_20_Text">WHERE issuedate BETWEEN &lt;&lt;Start date|date&gt;&gt; AND &lt;&lt;End date|date&gt;&gt;</text:span></text:p>
      <text:p text:style-name="P10"><text:span text:style-name="Source_20_Text">GROUP BY categories.description</text:span></text:p>
      <text:p text:style-name="P11"><text:span text:style-name="Source_20_Text">ORDER BY loans DESC;</text:span></text:p>
      <text:p text:style-name="P6"/>
      <text:h text:style-name="P129" text:outline-level="1"><text:soft-page-break/>3️⃣ Performance &amp; Demand</text:h>
      <text:p text:style-name="P2"><text:span text:style-name="Strong_20_Emphasis">CSV:</text:span> <text:span text:style-name="Source_20_Text">performance_YYYY-MM.csv</text:span></text:p>
      <text:h text:style-name="P3" text:outline-level="3">Average loan duration (returned items only)</text:h>
      <text:p text:style-name="P9"><text:span text:style-name="Source_20_Text">SELECT</text:span></text:p>
      <text:p text:style-name="P10"><text:span text:style-name="Source_20_Text"><text:s text:c="2"/>'average_loan_duration' AS metric,</text:span></text:p>
      <text:p text:style-name="P10"><text:span text:style-name="Source_20_Text"><text:s text:c="2"/>ROUND(AVG(DATEDIFF(returndate, issuedate)), 2) AS value,</text:span></text:p>
      <text:p text:style-name="P10"><text:span text:style-name="Source_20_Text"><text:s text:c="2"/>&lt;&lt;Start date|date&gt;&gt; AS period_start,</text:span></text:p>
      <text:p text:style-name="P10"><text:span text:style-name="Source_20_Text"><text:s text:c="2"/>&lt;&lt;End date|date&gt;&gt; AS period_end,</text:span></text:p>
      <text:p text:style-name="P10"><text:span text:style-name="Source_20_Text"><text:s text:c="2"/>'Days' AS notes</text:span></text:p>
      <text:p text:style-name="P10"><text:span text:style-name="Source_20_Text">FROM old_issues</text:span></text:p>
      <text:p text:style-name="P11"><text:span text:style-name="Source_20_Text">WHERE returndate BETWEEN &lt;&lt;Start date|date&gt;&gt; AND &lt;&lt;End date|date&gt;&gt;;</text:span></text:p>
      <text:p text:style-name="P6"/>
      <text:h text:style-name="P3" text:outline-level="3">Holds placed</text:h>
      <text:p text:style-name="P9"><text:span text:style-name="Source_20_Text">SELECT</text:span></text:p>
      <text:p text:style-name="P10"><text:span text:style-name="Source_20_Text"><text:s text:c="2"/>'holds_placed' AS metric,</text:span></text:p>
      <text:p text:style-name="P10"><text:span text:style-name="Source_20_Text"><text:s text:c="2"/>COUNT(*) AS value,</text:span></text:p>
      <text:p text:style-name="P10"><text:span text:style-name="Source_20_Text"><text:s text:c="2"/>&lt;&lt;Start date|date&gt;&gt; AS period_start,</text:span></text:p>
      <text:p text:style-name="P10"><text:span text:style-name="Source_20_Text"><text:s text:c="2"/>&lt;&lt;End date|date&gt;&gt; AS period_end,</text:span></text:p>
      <text:p text:style-name="P10"><text:span text:style-name="Source_20_Text"><text:s text:c="2"/>'' AS notes</text:span></text:p>
      <text:p text:style-name="P10"><text:span text:style-name="Source_20_Text">FROM reserves</text:span></text:p>
      <text:p text:style-name="P11"><text:span text:style-name="Source_20_Text">WHERE reservedate BETWEEN &lt;&lt;Start date|date&gt;&gt; AND &lt;&lt;End date|date&gt;&gt;;</text:span></text:p>
      <text:p text:style-name="P6"/>
      <text:h text:style-name="P3" text:outline-level="3">Holds fill rate</text:h>
      <text:p text:style-name="P9"><text:span text:style-name="Source_20_Text">SELECT</text:span></text:p>
      <text:p text:style-name="P10"><text:span text:style-name="Source_20_Text"><text:s text:c="2"/>'holds_fill_rate' AS metric,</text:span></text:p>
      <text:p text:style-name="P10"><text:span text:style-name="Source_20_Text"><text:s text:c="2"/>ROUND(</text:span></text:p>
      <text:p text:style-name="P10"><text:span text:style-name="Source_20_Text"><text:s text:c="4"/>SUM(CASE WHEN found = 'F' THEN 1 ELSE 0 END)</text:span></text:p>
      <text:p text:style-name="P10"><text:span text:style-name="Source_20_Text"><text:s text:c="4"/>/ COUNT(*),</text:span></text:p>
      <text:p text:style-name="P10"><text:span text:style-name="Source_20_Text"><text:s text:c="4"/>2</text:span></text:p>
      <text:p text:style-name="P10"><text:span text:style-name="Source_20_Text"><text:s text:c="2"/>) AS value,</text:span></text:p>
      <text:p text:style-name="P10"><text:span text:style-name="Source_20_Text"><text:s text:c="2"/>&lt;&lt;Start date|date&gt;&gt; AS period_start,</text:span></text:p>
      <text:p text:style-name="P10"><text:span text:style-name="Source_20_Text"><text:s text:c="2"/>&lt;&lt;End date|date&gt;&gt; AS period_end,</text:span></text:p>
      <text:p text:style-name="P10"><text:span text:style-name="Source_20_Text"><text:s text:c="2"/>'Fraction 0–1' AS notes</text:span></text:p>
      <text:p text:style-name="P10"><text:span text:style-name="Source_20_Text">FROM reserves</text:span></text:p>
      <text:p text:style-name="P11"><text:span text:style-name="Source_20_Text">WHERE reservedate BETWEEN &lt;&lt;Start date|date&gt;&gt; AND &lt;&lt;End date|date&gt;&gt;;</text:span></text:p>
      <text:p text:style-name="P6"/>
      <text:h text:style-name="P3" text:outline-level="3">Overdue rate</text:h>
      <text:p text:style-name="P9"><text:span text:style-name="Source_20_Text">SELECT</text:span></text:p>
      <text:p text:style-name="P10"><text:span text:style-name="Source_20_Text"><text:s text:c="2"/>'overdue_rate' AS metric,</text:span></text:p>
      <text:p text:style-name="P10"><text:span text:style-name="Source_20_Text"><text:s text:c="2"/>ROUND(</text:span></text:p>
      <text:p text:style-name="P10"><text:span text:style-name="Source_20_Text"><text:s text:c="4"/>SUM(CASE WHEN date_due &lt; NOW() THEN 1 ELSE 0 END)</text:span></text:p>
      <text:p text:style-name="P10"><text:span text:style-name="Source_20_Text"><text:s text:c="4"/>/ COUNT(*),</text:span></text:p>
      <text:p text:style-name="P10"><text:span text:style-name="Source_20_Text"><text:s text:c="4"/>3</text:span></text:p>
      <text:p text:style-name="P10"><text:span text:style-name="Source_20_Text"><text:s text:c="2"/>) AS value,</text:span></text:p>
      <text:p text:style-name="P10"><text:span text:style-name="Source_20_Text"><text:s text:c="2"/>&lt;&lt;Start date|date&gt;&gt; AS period_start,</text:span></text:p>
      <text:p text:style-name="P10"><text:span text:style-name="Source_20_Text"><text:s text:c="2"/>&lt;&lt;End date|date&gt;&gt; AS period_end,</text:span></text:p>
      <text:p text:style-name="P10"><text:span text:style-name="Source_20_Text"><text:s text:c="2"/>'Fraction 0–1' AS notes</text:span></text:p>
      <text:p text:style-name="P10"><text:span text:style-name="Source_20_Text">FROM issues</text:span></text:p>
      <text:p text:style-name="P11"><text:soft-page-break/><text:span text:style-name="Source_20_Text">WHERE issuedate BETWEEN &lt;&lt;Start date|date&gt;&gt; AND &lt;&lt;End date|date&gt;&gt;;</text:span></text:p>
      <text:p text:style-name="P6"/>
      <text:h text:style-name="P129" text:outline-level="1">4️⃣ Strong Koha Saved Report Advice (important)</text:h>
      <text:list text:style-name="L115">
        <text:list-item>
          <text:p text:style-name="P130"><text:span text:style-name="Strong_20_Emphasis">One report per CSV file</text:span></text:p>
        </text:list-item>
        <text:list-item>
          <text:p text:style-name="P130">Use <text:span text:style-name="Strong_20_Emphasis">date prompts</text:span>, not hard-coded dates</text:p>
        </text:list-item>
        <text:list-item>
          <text:p text:style-name="P130">Lock column names (your CSV contract depends on them)</text:p>
        </text:list-item>
        <text:list-item>
          <text:p text:style-name="P130">Add a comment at the top of each report:</text:p>
          <text:p text:style-name="P131"><text:span text:style-name="Source_20_Text">-- DO NOT RENAME COLUMNS</text:span></text:p>
          <text:p text:style-name="P132"><text:span text:style-name="Source_20_Text">-- Used by Library Dashboard automation</text:span></text:p>
        </text:list-item>
      </text:list>
      <text:p text:style-name="P6"/>
      <text:h text:style-name="P8" text:outline-level="2">Where we go next (very natural next step)</text:h>
      <text:list text:style-name="L116">
        <text:list-item>
          <text:p text:style-name="P133">Decide <text:span text:style-name="Strong_20_Emphasis">monthly vs termly</text:span> for each report</text:p>
        </text:list-item>
        <text:list-item>
          <text:p text:style-name="P133">Validate these against <text:span text:style-name="Emphasis">your</text:span> schema (esp. in-library use)</text:p>
        </text:list-item>
        <text:list-item>
          <text:p text:style-name="P133">Align report output <text:span text:style-name="Strong_20_Emphasis">exactly</text:span> to CSV headers</text:p>
        </text:list-item>
        <text:list-item>
          <text:p text:style-name="P133">Drop a real CSV into <text:span text:style-name="Source_20_Text">inbox/</text:span> and run the pipeline end-to-end</text:p>
        </text:list-item>
      </text:list>
      <text:p text:style-name="P2">If you want, next I can:</text:p>
      <text:list text:style-name="L117">
        <text:list-item>
          <text:p text:style-name="P134">Tune these queries to your local policies</text:p>
        </text:list-item>
        <text:list-item>
          <text:p text:style-name="P134">Combine KPIs into a <text:span text:style-name="Strong_20_Emphasis">single UNION report</text:span></text:p>
        </text:list-item>
        <text:list-item>
          <text:p text:style-name="P134">Or sanity-check one report before you save it in Koha</text:p>
        </text:list-item>
      </text:list>
      <text:p text:style-name="P2">You’re now firmly in “this will actually work” territory.</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30T20:41:32.772428833</meta:creation-date>
    <dc:date>2026-01-30T23:43:28.106308852</dc:date>
    <meta:editing-duration>PT2H51M38S</meta:editing-duration>
    <meta:editing-cycles>1</meta:editing-cycles>
    <meta:document-statistic meta:table-count="8" meta:image-count="0" meta:object-count="0" meta:page-count="47" meta:paragraph-count="1481" meta:word-count="8145" meta:character-count="51755" meta:non-whitespace-character-count="44638"/>
    <meta:generator>LibreOffice/25.2.3.2$Linux_AARCH64 LibreOffice_project/520$Build-2</meta:generator>
  </office:meta>
</office:document-meta>
</file>